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37.91pt" svg:height="640.03pt" svg:x="1174.99pt" svg:y="32.83pt">
            <draw:object draw:notify-on-update-of-ranges="Sheet1.M4:Sheet1.M138 Sheet1.H3:Sheet1.H3 Sheet1.H4:Sheet1.H138 Sheet1.M4:Sheet1.M138 Sheet1.K3:Sheet1.K3 Sheet1.K4:Sheet1.K138 Sheet1.M4:Sheet1.M138 Sheet1.D3:Sheet1.D3 Sheet1.D4:Sheet1.D1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---start-straight----</text:p>
          </table:table-cell>
          <table:table-cell office:value-type="string" calcext:value-type="string">
            <text:p>Kp=5,ki=0,kd=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d_straight: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d_rotation: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r_pa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al_reg</text:p>
          </table:table-cell>
          <table:table-cell office:value-type="string" calcext:value-type="string">
            <text:p>angle_red</text:p>
          </table:table-cell>
          <table:table-cell office:value-type="string" calcext:value-type="string">
            <text:p>real_angle_re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ime_passed</text:p>
          </table:table-cell>
          <table:table-cell office:value-type="string" calcext:value-type="string">
            <text:p>curr_path</text:p>
          </table:table-cell>
          <table:table-cell office:value-type="string" calcext:value-type="string">
            <text:p>rotation_integral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3.75" calcext:value-type="float">
            <text:p>393.75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3.75" calcext:value-type="float">
            <text:p>393.75</text:p>
          </table:table-cell>
          <table:table-cell office:value-type="float" office:value="0" calcext:value-type="float">
            <text:p>0</text:p>
          </table:table-cell>
          <table:table-cell office:value-type="float" office:value="0.0327980518341064" calcext:value-type="float">
            <text:p>0.032798051834106</text:p>
          </table:table-cell>
          <table:table-cell office:value-type="float" office:value="0.00157075887609207" calcext:value-type="float">
            <text:p>0.0015707588760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I4]" office:value-type="float" office:value="0.0327980518341064" calcext:value-type="float">
            <text:p>0.032798051834106</text:p>
          </table:table-cell>
        </table:table-row>
        <table:table-row table:style-name="ro1">
          <table:table-cell office:value-type="float" office:value="119.998429241124" calcext:value-type="float">
            <text:p>119.998429241124</text:p>
          </table:table-cell>
          <table:table-cell office:value-type="float" office:value="393.75" calcext:value-type="float">
            <text:p>393.75</text:p>
          </table:table-cell>
          <table:table-cell office:value-type="float" office:value="4799.93716964496" calcext:value-type="float">
            <text:p>4799.93716964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3.75" calcext:value-type="float">
            <text:p>393.75</text:p>
          </table:table-cell>
          <table:table-cell office:value-type="float" office:value="0" calcext:value-type="float">
            <text:p>0</text:p>
          </table:table-cell>
          <table:table-cell office:value-type="float" office:value="0.0662763118743897" calcext:value-type="float">
            <text:p>0.06627631187439</text:p>
          </table:table-cell>
          <table:table-cell office:value-type="float" office:value="1.08552391831997" calcext:value-type="float">
            <text:p>1.085523918319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I$4:.$I5])" office:value-type="float" office:value="0.0990743637084961" calcext:value-type="float">
            <text:p>0.099074363708496</text:p>
          </table:table-cell>
        </table:table-row>
        <table:table-row table:style-name="ro1">
          <table:table-cell office:value-type="float" office:value="118.91447608168" calcext:value-type="float">
            <text:p>118.91447608168</text:p>
          </table:table-cell>
          <table:table-cell office:value-type="float" office:value="393.75" calcext:value-type="float">
            <text:p>393.75</text:p>
          </table:table-cell>
          <table:table-cell office:value-type="float" office:value="4756.5790432672" calcext:value-type="float">
            <text:p>4756.57904326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3.75" calcext:value-type="float">
            <text:p>393.75</text:p>
          </table:table-cell>
          <table:table-cell office:value-type="float" office:value="0" calcext:value-type="float">
            <text:p>0</text:p>
          </table:table-cell>
          <table:table-cell office:value-type="float" office:value="0.0601396560668945" calcext:value-type="float">
            <text:p>0.060139656066895</text:p>
          </table:table-cell>
          <table:table-cell office:value-type="float" office:value="2.32544935782556" calcext:value-type="float">
            <text:p>2.3254493578255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I$4:.$I6])" office:value-type="float" office:value="0.159214019775391" calcext:value-type="float">
            <text:p>0.159214019775391</text:p>
          </table:table-cell>
        </table:table-row>
        <table:table-row table:style-name="ro1">
          <table:table-cell office:value-type="float" office:value="117.674550642174" calcext:value-type="float">
            <text:p>117.674550642174</text:p>
          </table:table-cell>
          <table:table-cell office:value-type="float" office:value="393.75" calcext:value-type="float">
            <text:p>393.75</text:p>
          </table:table-cell>
          <table:table-cell office:value-type="float" office:value="4706.98202568698" calcext:value-type="float">
            <text:p>4706.982025686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3.75" calcext:value-type="float">
            <text:p>393.75</text:p>
          </table:table-cell>
          <table:table-cell office:value-type="float" office:value="0" calcext:value-type="float">
            <text:p>0</text:p>
          </table:table-cell>
          <table:table-cell office:value-type="float" office:value="0.0547938346862793" calcext:value-type="float">
            <text:p>0.054793834686279</text:p>
          </table:table-cell>
          <table:table-cell office:value-type="float" office:value="3.46434229386899" calcext:value-type="float">
            <text:p>3.4643422938689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I$4:.$I7])" office:value-type="float" office:value="0.21400785446167" calcext:value-type="float">
            <text:p>0.21400785446167</text:p>
          </table:table-cell>
        </table:table-row>
        <table:table-row table:style-name="ro1">
          <table:table-cell office:value-type="float" office:value="116.535657706131" calcext:value-type="float">
            <text:p>116.535657706131</text:p>
          </table:table-cell>
          <table:table-cell office:value-type="float" office:value="393.75" calcext:value-type="float">
            <text:p>393.75</text:p>
          </table:table-cell>
          <table:table-cell office:value-type="float" office:value="4661.42630824524" calcext:value-type="float">
            <text:p>4661.42630824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3.75" calcext:value-type="float">
            <text:p>393.75</text:p>
          </table:table-cell>
          <table:table-cell office:value-type="float" office:value="0" calcext:value-type="float">
            <text:p>0</text:p>
          </table:table-cell>
          <table:table-cell office:value-type="float" office:value="0.0527355670928955" calcext:value-type="float">
            <text:p>0.052735567092896</text:p>
          </table:table-cell>
          <table:table-cell office:value-type="float" office:value="4.54024919772327" calcext:value-type="float">
            <text:p>4.5402491977232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I$4:.$I8])" office:value-type="float" office:value="0.266743421554565" calcext:value-type="float">
            <text:p>0.266743421554565</text:p>
          </table:table-cell>
        </table:table-row>
        <table:table-row table:style-name="ro1">
          <table:table-cell office:value-type="float" office:value="115.459750802277" calcext:value-type="float">
            <text:p>115.459750802277</text:p>
          </table:table-cell>
          <table:table-cell office:value-type="float" office:value="393.75" calcext:value-type="float">
            <text:p>393.75</text:p>
          </table:table-cell>
          <table:table-cell office:value-type="float" office:value="4618.39003209107" calcext:value-type="float">
            <text:p>4618.39003209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3.75" calcext:value-type="float">
            <text:p>393.75</text:p>
          </table:table-cell>
          <table:table-cell office:value-type="float" office:value="0" calcext:value-type="float">
            <text:p>0</text:p>
          </table:table-cell>
          <table:table-cell office:value-type="float" office:value="0.0516648292541504" calcext:value-type="float">
            <text:p>0.05166482925415</text:p>
          </table:table-cell>
          <table:table-cell office:value-type="float" office:value="5.53616439083117" calcext:value-type="float">
            <text:p>5.5361643908311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I$4:.$I9])" office:value-type="float" office:value="0.318408250808716" calcext:value-type="float">
            <text:p>0.318408250808716</text:p>
          </table:table-cell>
        </table:table-row>
        <table:table-row table:style-name="ro1">
          <table:table-cell office:value-type="float" office:value="114.463835609169" calcext:value-type="float">
            <text:p>114.463835609169</text:p>
          </table:table-cell>
          <table:table-cell office:value-type="float" office:value="393.75" calcext:value-type="float">
            <text:p>393.75</text:p>
          </table:table-cell>
          <table:table-cell office:value-type="float" office:value="4578.55342436675" calcext:value-type="float">
            <text:p>4578.55342436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3.75" calcext:value-type="float">
            <text:p>393.75</text:p>
          </table:table-cell>
          <table:table-cell office:value-type="float" office:value="0" calcext:value-type="float">
            <text:p>0</text:p>
          </table:table-cell>
          <table:table-cell office:value-type="float" office:value="0.0595395565032959" calcext:value-type="float">
            <text:p>0.059539556503296</text:p>
          </table:table-cell>
          <table:table-cell office:value-type="float" office:value="6.63540167984447" calcext:value-type="float">
            <text:p>6.6354016798444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I$4:.$I10])" office:value-type="float" office:value="0.377947807312012" calcext:value-type="float">
            <text:p>0.377947807312012</text:p>
          </table:table-cell>
        </table:table-row>
        <table:table-row table:style-name="ro1">
          <table:table-cell office:value-type="float" office:value="113.364598320156" calcext:value-type="float">
            <text:p>113.364598320156</text:p>
          </table:table-cell>
          <table:table-cell office:value-type="float" office:value="393.75" calcext:value-type="float">
            <text:p>393.75</text:p>
          </table:table-cell>
          <table:table-cell office:value-type="float" office:value="4534.58393280622" calcext:value-type="float">
            <text:p>4534.583932806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3.75" calcext:value-type="float">
            <text:p>393.75</text:p>
          </table:table-cell>
          <table:table-cell office:value-type="float" office:value="0" calcext:value-type="float">
            <text:p>0</text:p>
          </table:table-cell>
          <table:table-cell office:value-type="float" office:value="0.0521280765533447" calcext:value-type="float">
            <text:p>0.052128076553345</text:p>
          </table:table-cell>
          <table:table-cell office:value-type="float" office:value="7.60279900422358" calcext:value-type="float">
            <text:p>7.6027990042235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I$4:.$I11])" office:value-type="float" office:value="0.430075883865356" calcext:value-type="float">
            <text:p>0.430075883865356</text:p>
          </table:table-cell>
        </table:table-row>
        <table:table-row table:style-name="ro1">
          <table:table-cell office:value-type="float" office:value="112.397200995776" calcext:value-type="float">
            <text:p>112.397200995776</text:p>
          </table:table-cell>
          <table:table-cell office:value-type="float" office:value="393.75" calcext:value-type="float">
            <text:p>393.75</text:p>
          </table:table-cell>
          <table:table-cell office:value-type="float" office:value="4495.88803983106" calcext:value-type="float">
            <text:p>4495.888039831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3.75" calcext:value-type="float">
            <text:p>393.75</text:p>
          </table:table-cell>
          <table:table-cell office:value-type="float" office:value="0" calcext:value-type="float">
            <text:p>0</text:p>
          </table:table-cell>
          <table:table-cell office:value-type="float" office:value="0.0552623271942139" calcext:value-type="float">
            <text:p>0.055262327194214</text:p>
          </table:table-cell>
          <table:table-cell office:value-type="float" office:value="8.63233194269892" calcext:value-type="float">
            <text:p>8.6323319426989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I$4:.$I12])" office:value-type="float" office:value="0.48533821105957" calcext:value-type="float">
            <text:p>0.48533821105957</text:p>
          </table:table-cell>
        </table:table-row>
        <table:table-row table:style-name="ro1">
          <table:table-cell office:value-type="float" office:value="111.367668057301" calcext:value-type="float">
            <text:p>111.367668057301</text:p>
          </table:table-cell>
          <table:table-cell office:value-type="float" office:value="393.75" calcext:value-type="float">
            <text:p>393.75</text:p>
          </table:table-cell>
          <table:table-cell office:value-type="float" office:value="4454.70672229204" calcext:value-type="float">
            <text:p>4454.70672229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3.75" calcext:value-type="float">
            <text:p>393.75</text:p>
          </table:table-cell>
          <table:table-cell office:value-type="float" office:value="0" calcext:value-type="float">
            <text:p>0</text:p>
          </table:table-cell>
          <table:table-cell office:value-type="float" office:value="0.0608761310577393" calcext:value-type="float">
            <text:p>0.060876131057739</text:p>
          </table:table-cell>
          <table:table-cell office:value-type="float" office:value="9.78102696677504" calcext:value-type="float">
            <text:p>9.78102696677504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I$4:.$I13])" office:value-type="float" office:value="0.54621434211731" calcext:value-type="float">
            <text:p>0.54621434211731</text:p>
          </table:table-cell>
        </table:table-row>
        <table:table-row table:style-name="ro1">
          <table:table-cell office:value-type="float" office:value="110.218973033225" calcext:value-type="float">
            <text:p>110.218973033225</text:p>
          </table:table-cell>
          <table:table-cell office:value-type="float" office:value="393.75" calcext:value-type="float">
            <text:p>393.75</text:p>
          </table:table-cell>
          <table:table-cell office:value-type="float" office:value="4408.758921329" calcext:value-type="float">
            <text:p>4408.758921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3.75" calcext:value-type="float">
            <text:p>393.75</text:p>
          </table:table-cell>
          <table:table-cell office:value-type="float" office:value="0" calcext:value-type="float">
            <text:p>0</text:p>
          </table:table-cell>
          <table:table-cell office:value-type="float" office:value="0.0553934574127197" calcext:value-type="float">
            <text:p>0.05539345741272</text:p>
          </table:table-cell>
          <table:table-cell office:value-type="float" office:value="10.82228798128" calcext:value-type="float">
            <text:p>10.8222879812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I$4:.$I14])" office:value-type="float" office:value="0.601607799530029" calcext:value-type="float">
            <text:p>0.601607799530029</text:p>
          </table:table-cell>
        </table:table-row>
        <table:table-row table:style-name="ro1">
          <table:table-cell office:value-type="float" office:value="109.17771201872" calcext:value-type="float">
            <text:p>109.17771201872</text:p>
          </table:table-cell>
          <table:table-cell office:value-type="float" office:value="393.75" calcext:value-type="float">
            <text:p>393.75</text:p>
          </table:table-cell>
          <table:table-cell office:value-type="float" office:value="4367.1084807488" calcext:value-type="float">
            <text:p>4367.10848074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3.75" calcext:value-type="float">
            <text:p>393.75</text:p>
          </table:table-cell>
          <table:table-cell office:value-type="float" office:value="0" calcext:value-type="float">
            <text:p>0</text:p>
          </table:table-cell>
          <table:table-cell office:value-type="float" office:value="0.0841605663299561" calcext:value-type="float">
            <text:p>0.084160566329956</text:p>
          </table:table-cell>
          <table:table-cell office:value-type="float" office:value="12.408330627265" calcext:value-type="float">
            <text:p>12.40833062726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$I$4:.$I15])" office:value-type="float" office:value="0.685768365859985" calcext:value-type="float">
            <text:p>0.685768365859985</text:p>
          </table:table-cell>
        </table:table-row>
        <table:table-row table:style-name="ro1">
          <table:table-cell office:value-type="float" office:value="107.591669372735" calcext:value-type="float">
            <text:p>107.591669372735</text:p>
          </table:table-cell>
          <table:table-cell office:value-type="float" office:value="393.75" calcext:value-type="float">
            <text:p>393.75</text:p>
          </table:table-cell>
          <table:table-cell office:value-type="float" office:value="4303.6667749094" calcext:value-type="float">
            <text:p>4303.66677490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3.75" calcext:value-type="float">
            <text:p>393.75</text:p>
          </table:table-cell>
          <table:table-cell office:value-type="float" office:value="-1" calcext:value-type="float">
            <text:p>-1</text:p>
          </table:table-cell>
          <table:table-cell office:value-type="float" office:value="0.0535802841186523" calcext:value-type="float">
            <text:p>0.053580284118652</text:p>
          </table:table-cell>
          <table:table-cell office:value-type="float" office:value="13.4142254059284" calcext:value-type="float">
            <text:p>13.4142254059284</text:p>
          </table:table-cell>
          <table:table-cell office:value-type="float" office:value="-0.0267901420593262" calcext:value-type="float">
            <text:p>-0.026790142059326</text:p>
          </table:table-cell>
          <table:table-cell/>
          <table:table-cell table:formula="of:=SUM([.$I$4:.$I16])" office:value-type="float" office:value="0.739348649978638" calcext:value-type="float">
            <text:p>0.739348649978638</text:p>
          </table:table-cell>
        </table:table-row>
        <table:table-row table:style-name="ro1">
          <table:table-cell office:value-type="float" office:value="106.585774594072" calcext:value-type="float">
            <text:p>106.585774594072</text:p>
          </table:table-cell>
          <table:table-cell office:value-type="float" office:value="393.75" calcext:value-type="float">
            <text:p>393.75</text:p>
          </table:table-cell>
          <table:table-cell office:value-type="float" office:value="4263.43098376286" calcext:value-type="float">
            <text:p>4263.43098376286</text:p>
          </table:table-cell>
          <table:table-cell table:number-columns-repeated="2" office:value-type="float" office:value="-0.133950710296631" calcext:value-type="float">
            <text:p>-0.133950710296631</text:p>
          </table:table-cell>
          <table:table-cell office:value-type="float" office:value="393.616049289703" calcext:value-type="float">
            <text:p>393.616049289703</text:p>
          </table:table-cell>
          <table:table-cell office:value-type="float" office:value="393.883950710297" calcext:value-type="float">
            <text:p>393.883950710297</text:p>
          </table:table-cell>
          <table:table-cell office:value-type="float" office:value="-1" calcext:value-type="float">
            <text:p>-1</text:p>
          </table:table-cell>
          <table:table-cell office:value-type="float" office:value="0.0553293228149414" calcext:value-type="float">
            <text:p>0.055329322814941</text:p>
          </table:table-cell>
          <table:table-cell office:value-type="float" office:value="14.4503061132672" calcext:value-type="float">
            <text:p>14.4503061132672</text:p>
          </table:table-cell>
          <table:table-cell office:value-type="float" office:value="-0.0821194648742676" calcext:value-type="float">
            <text:p>-0.082119464874268</text:p>
          </table:table-cell>
          <table:table-cell/>
          <table:table-cell table:formula="of:=SUM([.$I$4:.$I17])" office:value-type="float" office:value="0.794677972793579" calcext:value-type="float">
            <text:p>0.794677972793579</text:p>
          </table:table-cell>
        </table:table-row>
        <table:table-row table:style-name="ro1">
          <table:table-cell office:value-type="float" office:value="105.549693886733" calcext:value-type="float">
            <text:p>105.549693886733</text:p>
          </table:table-cell>
          <table:table-cell office:value-type="float" office:value="393.75" calcext:value-type="float">
            <text:p>393.75</text:p>
          </table:table-cell>
          <table:table-cell office:value-type="float" office:value="4221.98775546931" calcext:value-type="float">
            <text:p>4221.98775546931</text:p>
          </table:table-cell>
          <table:table-cell table:number-columns-repeated="2" office:value-type="float" office:value="-0.410597324371338" calcext:value-type="float">
            <text:p>-0.410597324371338</text:p>
          </table:table-cell>
          <table:table-cell office:value-type="float" office:value="393.339402675629" calcext:value-type="float">
            <text:p>393.339402675629</text:p>
          </table:table-cell>
          <table:table-cell office:value-type="float" office:value="394.160597324371" calcext:value-type="float">
            <text:p>394.160597324371</text:p>
          </table:table-cell>
          <table:table-cell office:value-type="float" office:value="0" calcext:value-type="float">
            <text:p>0</text:p>
          </table:table-cell>
          <table:table-cell office:value-type="float" office:value="0.0545156002044678" calcext:value-type="float">
            <text:p>0.054515600204468</text:p>
          </table:table-cell>
          <table:table-cell office:value-type="float" office:value="15.459400454627" calcext:value-type="float">
            <text:p>15.459400454627</text:p>
          </table:table-cell>
          <table:table-cell office:value-type="float" office:value="-0.109377264976501" calcext:value-type="float">
            <text:p>-0.109377264976501</text:p>
          </table:table-cell>
          <table:table-cell/>
          <table:table-cell table:formula="of:=SUM([.$I$4:.$I18])" office:value-type="float" office:value="0.849193572998047" calcext:value-type="float">
            <text:p>0.849193572998047</text:p>
          </table:table-cell>
        </table:table-row>
        <table:table-row table:style-name="ro1">
          <table:table-cell office:value-type="float" office:value="104.540599545373" calcext:value-type="float">
            <text:p>104.540599545373</text:p>
          </table:table-cell>
          <table:table-cell office:value-type="float" office:value="393.75" calcext:value-type="float">
            <text:p>393.75</text:p>
          </table:table-cell>
          <table:table-cell office:value-type="float" office:value="4181.62398181492" calcext:value-type="float">
            <text:p>4181.62398181492</text:p>
          </table:table-cell>
          <table:table-cell table:number-columns-repeated="2" office:value-type="float" office:value="-0.546886324882507" calcext:value-type="float">
            <text:p>-0.546886324882507</text:p>
          </table:table-cell>
          <table:table-cell office:value-type="float" office:value="393.203113675117" calcext:value-type="float">
            <text:p>393.203113675117</text:p>
          </table:table-cell>
          <table:table-cell office:value-type="float" office:value="394.296886324882" calcext:value-type="float">
            <text:p>394.296886324882</text:p>
          </table:table-cell>
          <table:table-cell office:value-type="float" office:value="-1" calcext:value-type="float">
            <text:p>-1</text:p>
          </table:table-cell>
          <table:table-cell office:value-type="float" office:value="0.0478663444519043" calcext:value-type="float">
            <text:p>0.047866344451904</text:p>
          </table:table-cell>
          <table:table-cell office:value-type="float" office:value="16.3603164272318" calcext:value-type="float">
            <text:p>16.3603164272318</text:p>
          </table:table-cell>
          <table:table-cell office:value-type="float" office:value="-0.133310437202454" calcext:value-type="float">
            <text:p>-0.133310437202454</text:p>
          </table:table-cell>
          <table:table-cell/>
          <table:table-cell table:formula="of:=SUM([.$I$4:.$I19])" office:value-type="float" office:value="0.897059917449951" calcext:value-type="float">
            <text:p>0.897059917449951</text:p>
          </table:table-cell>
        </table:table-row>
        <table:table-row table:style-name="ro1">
          <table:table-cell office:value-type="float" office:value="103.639683572768" calcext:value-type="float">
            <text:p>103.639683572768</text:p>
          </table:table-cell>
          <table:table-cell office:value-type="float" office:value="393.75" calcext:value-type="float">
            <text:p>393.75</text:p>
          </table:table-cell>
          <table:table-cell office:value-type="float" office:value="4145.58734291073" calcext:value-type="float">
            <text:p>4145.58734291073</text:p>
          </table:table-cell>
          <table:table-cell table:number-columns-repeated="2" office:value-type="float" office:value="-0.666552186012268" calcext:value-type="float">
            <text:p>-0.666552186012268</text:p>
          </table:table-cell>
          <table:table-cell office:value-type="float" office:value="393.083447813988" calcext:value-type="float">
            <text:p>393.083447813988</text:p>
          </table:table-cell>
          <table:table-cell office:value-type="float" office:value="394.416552186012" calcext:value-type="float">
            <text:p>394.416552186012</text:p>
          </table:table-cell>
          <table:table-cell office:value-type="float" office:value="-1" calcext:value-type="float">
            <text:p>-1</text:p>
          </table:table-cell>
          <table:table-cell office:value-type="float" office:value="0.0494785308837891" calcext:value-type="float">
            <text:p>0.049478530883789</text:p>
          </table:table-cell>
          <table:table-cell office:value-type="float" office:value="17.3081634756456" calcext:value-type="float">
            <text:p>17.3081634756456</text:p>
          </table:table-cell>
          <table:table-cell office:value-type="float" office:value="-0.182788968086243" calcext:value-type="float">
            <text:p>-0.182788968086243</text:p>
          </table:table-cell>
          <table:table-cell/>
          <table:table-cell table:formula="of:=SUM([.$I$4:.$I20])" office:value-type="float" office:value="0.94653844833374" calcext:value-type="float">
            <text:p>0.94653844833374</text:p>
          </table:table-cell>
        </table:table-row>
        <table:table-row table:style-name="ro1">
          <table:table-cell office:value-type="float" office:value="102.691836524354" calcext:value-type="float">
            <text:p>102.691836524354</text:p>
          </table:table-cell>
          <table:table-cell office:value-type="float" office:value="393.75" calcext:value-type="float">
            <text:p>393.75</text:p>
          </table:table-cell>
          <table:table-cell office:value-type="float" office:value="4107.67346097417" calcext:value-type="float">
            <text:p>4107.67346097417</text:p>
          </table:table-cell>
          <table:table-cell table:number-columns-repeated="2" office:value-type="float" office:value="-0.913944840431213" calcext:value-type="float">
            <text:p>-0.913944840431213</text:p>
          </table:table-cell>
          <table:table-cell office:value-type="float" office:value="392.836055159569" calcext:value-type="float">
            <text:p>392.836055159569</text:p>
          </table:table-cell>
          <table:table-cell office:value-type="float" office:value="394.663944840431" calcext:value-type="float">
            <text:p>394.663944840431</text:p>
          </table:table-cell>
          <table:table-cell office:value-type="float" office:value="-1" calcext:value-type="float">
            <text:p>-1</text:p>
          </table:table-cell>
          <table:table-cell office:value-type="float" office:value="0.0478971004486084" calcext:value-type="float">
            <text:p>0.047897100448608</text:p>
          </table:table-cell>
          <table:table-cell office:value-type="float" office:value="18.2199807820388" calcext:value-type="float">
            <text:p>18.2199807820388</text:p>
          </table:table-cell>
          <table:table-cell office:value-type="float" office:value="-0.230686068534851" calcext:value-type="float">
            <text:p>-0.230686068534851</text:p>
          </table:table-cell>
          <table:table-cell/>
          <table:table-cell table:formula="of:=SUM([.$I$4:.$I21])" office:value-type="float" office:value="0.994435548782349" calcext:value-type="float">
            <text:p>0.994435548782349</text:p>
          </table:table-cell>
        </table:table-row>
        <table:table-row table:style-name="ro1">
          <table:table-cell office:value-type="float" office:value="101.780019217961" calcext:value-type="float">
            <text:p>101.780019217961</text:p>
          </table:table-cell>
          <table:table-cell office:value-type="float" office:value="393.75" calcext:value-type="float">
            <text:p>393.75</text:p>
          </table:table-cell>
          <table:table-cell office:value-type="float" office:value="4071.20076871845" calcext:value-type="float">
            <text:p>4071.20076871845</text:p>
          </table:table-cell>
          <table:table-cell table:number-columns-repeated="2" office:value-type="float" office:value="-1.15343034267426" calcext:value-type="float">
            <text:p>-1.15343034267426</text:p>
          </table:table-cell>
          <table:table-cell office:value-type="float" office:value="392.596569657326" calcext:value-type="float">
            <text:p>392.596569657326</text:p>
          </table:table-cell>
          <table:table-cell office:value-type="float" office:value="394.903430342674" calcext:value-type="float">
            <text:p>394.903430342674</text:p>
          </table:table-cell>
          <table:table-cell office:value-type="float" office:value="-1" calcext:value-type="float">
            <text:p>-1</text:p>
          </table:table-cell>
          <table:table-cell office:value-type="float" office:value="0.053316593170166" calcext:value-type="float">
            <text:p>0.053316593170166</text:p>
          </table:table-cell>
          <table:table-cell office:value-type="float" office:value="19.229862135654" calcext:value-type="float">
            <text:p>19.229862135654</text:p>
          </table:table-cell>
          <table:table-cell office:value-type="float" office:value="-0.284002661705017" calcext:value-type="float">
            <text:p>-0.284002661705017</text:p>
          </table:table-cell>
          <table:table-cell/>
          <table:table-cell table:formula="of:=SUM([.$I$4:.$I22])" office:value-type="float" office:value="1.04775214195251" calcext:value-type="float">
            <text:p>1.04775214195251</text:p>
          </table:table-cell>
        </table:table-row>
        <table:table-row table:style-name="ro1">
          <table:table-cell office:value-type="float" office:value="100.770137864346" calcext:value-type="float">
            <text:p>100.770137864346</text:p>
          </table:table-cell>
          <table:table-cell office:value-type="float" office:value="393.75" calcext:value-type="float">
            <text:p>393.75</text:p>
          </table:table-cell>
          <table:table-cell office:value-type="float" office:value="4030.80551457384" calcext:value-type="float">
            <text:p>4030.80551457384</text:p>
          </table:table-cell>
          <table:table-cell table:number-columns-repeated="2" office:value-type="float" office:value="-1.42001330852509" calcext:value-type="float">
            <text:p>-1.42001330852509</text:p>
          </table:table-cell>
          <table:table-cell office:value-type="float" office:value="392.329986691475" calcext:value-type="float">
            <text:p>392.329986691475</text:p>
          </table:table-cell>
          <table:table-cell office:value-type="float" office:value="395.170013308525" calcext:value-type="float">
            <text:p>395.170013308525</text:p>
          </table:table-cell>
          <table:table-cell office:value-type="float" office:value="-1" calcext:value-type="float">
            <text:p>-1</text:p>
          </table:table-cell>
          <table:table-cell office:value-type="float" office:value="0.0592377185821533" calcext:value-type="float">
            <text:p>0.059237718582153</text:p>
          </table:table-cell>
          <table:table-cell office:value-type="float" office:value="20.3178527956818" calcext:value-type="float">
            <text:p>20.3178527956818</text:p>
          </table:table-cell>
          <table:table-cell office:value-type="float" office:value="-0.34324038028717" calcext:value-type="float">
            <text:p>-0.34324038028717</text:p>
          </table:table-cell>
          <table:table-cell/>
          <table:table-cell table:formula="of:=SUM([.$I$4:.$I23])" office:value-type="float" office:value="1.10698986053467" calcext:value-type="float">
            <text:p>1.10698986053467</text:p>
          </table:table-cell>
        </table:table-row>
        <table:table-row table:style-name="ro1">
          <table:table-cell office:value-type="float" office:value="99.6821472043182" calcext:value-type="float">
            <text:p>99.6821472043182</text:p>
          </table:table-cell>
          <table:table-cell office:value-type="float" office:value="393.75" calcext:value-type="float">
            <text:p>393.75</text:p>
          </table:table-cell>
          <table:table-cell office:value-type="float" office:value="3987.28588817273" calcext:value-type="float">
            <text:p>3987.28588817273</text:p>
          </table:table-cell>
          <table:table-cell table:number-columns-repeated="2" office:value-type="float" office:value="-1.71620190143585" calcext:value-type="float">
            <text:p>-1.71620190143585</text:p>
          </table:table-cell>
          <table:table-cell office:value-type="float" office:value="392.033798098564" calcext:value-type="float">
            <text:p>392.033798098564</text:p>
          </table:table-cell>
          <table:table-cell office:value-type="float" office:value="395.466201901436" calcext:value-type="float">
            <text:p>395.466201901436</text:p>
          </table:table-cell>
          <table:table-cell office:value-type="float" office:value="0" calcext:value-type="float">
            <text:p>0</text:p>
          </table:table-cell>
          <table:table-cell office:value-type="float" office:value="0.0561432838439941" calcext:value-type="float">
            <text:p>0.056143283843994</text:p>
          </table:table-cell>
          <table:table-cell office:value-type="float" office:value="21.3758975112212" calcext:value-type="float">
            <text:p>21.3758975112212</text:p>
          </table:table-cell>
          <table:table-cell office:value-type="float" office:value="-0.371312022209167" calcext:value-type="float">
            <text:p>-0.371312022209167</text:p>
          </table:table-cell>
          <table:table-cell/>
          <table:table-cell table:formula="of:=SUM([.$I$4:.$I24])" office:value-type="float" office:value="1.16313314437866" calcext:value-type="float">
            <text:p>1.16313314437866</text:p>
          </table:table-cell>
        </table:table-row>
        <table:table-row table:style-name="ro1">
          <table:table-cell office:value-type="float" office:value="98.6241024887788" calcext:value-type="float">
            <text:p>98.6241024887788</text:p>
          </table:table-cell>
          <table:table-cell office:value-type="float" office:value="393.75" calcext:value-type="float">
            <text:p>393.75</text:p>
          </table:table-cell>
          <table:table-cell office:value-type="float" office:value="3944.96409955115" calcext:value-type="float">
            <text:p>3944.96409955115</text:p>
          </table:table-cell>
          <table:table-cell table:number-columns-repeated="2" office:value-type="float" office:value="-1.85656011104584" calcext:value-type="float">
            <text:p>-1.85656011104584</text:p>
          </table:table-cell>
          <table:table-cell office:value-type="float" office:value="391.893439888954" calcext:value-type="float">
            <text:p>391.893439888954</text:p>
          </table:table-cell>
          <table:table-cell office:value-type="float" office:value="395.606560111046" calcext:value-type="float">
            <text:p>395.606560111046</text:p>
          </table:table-cell>
          <table:table-cell office:value-type="float" office:value="0" calcext:value-type="float">
            <text:p>0</text:p>
          </table:table-cell>
          <table:table-cell office:value-type="float" office:value="0.0551836490631104" calcext:value-type="float">
            <text:p>0.05518364906311</text:p>
          </table:table-cell>
          <table:table-cell office:value-type="float" office:value="22.4198217593042" calcext:value-type="float">
            <text:p>22.4198217593042</text:p>
          </table:table-cell>
          <table:table-cell office:value-type="float" office:value="-0.371312022209167" calcext:value-type="float">
            <text:p>-0.371312022209167</text:p>
          </table:table-cell>
          <table:table-cell/>
          <table:table-cell table:formula="of:=SUM([.$I$4:.$I25])" office:value-type="float" office:value="1.21831679344177" calcext:value-type="float">
            <text:p>1.21831679344177</text:p>
          </table:table-cell>
        </table:table-row>
        <table:table-row table:style-name="ro1">
          <table:table-cell office:value-type="float" office:value="97.5801782406958" calcext:value-type="float">
            <text:p>97.5801782406958</text:p>
          </table:table-cell>
          <table:table-cell office:value-type="float" office:value="393.75" calcext:value-type="float">
            <text:p>393.75</text:p>
          </table:table-cell>
          <table:table-cell office:value-type="float" office:value="3903.20712962783" calcext:value-type="float">
            <text:p>3903.20712962783</text:p>
          </table:table-cell>
          <table:table-cell table:number-columns-repeated="2" office:value-type="float" office:value="-1.85656011104584" calcext:value-type="float">
            <text:p>-1.85656011104584</text:p>
          </table:table-cell>
          <table:table-cell office:value-type="float" office:value="391.893439888954" calcext:value-type="float">
            <text:p>391.893439888954</text:p>
          </table:table-cell>
          <table:table-cell office:value-type="float" office:value="395.606560111046" calcext:value-type="float">
            <text:p>395.606560111046</text:p>
          </table:table-cell>
          <table:table-cell office:value-type="float" office:value="0" calcext:value-type="float">
            <text:p>0</text:p>
          </table:table-cell>
          <table:table-cell office:value-type="float" office:value="0.0599381923675537" calcext:value-type="float">
            <text:p>0.059938192367554</text:p>
          </table:table-cell>
          <table:table-cell office:value-type="float" office:value="23.539336259136" calcext:value-type="float">
            <text:p>23.539336259136</text:p>
          </table:table-cell>
          <table:table-cell office:value-type="float" office:value="-0.371312022209167" calcext:value-type="float">
            <text:p>-0.371312022209167</text:p>
          </table:table-cell>
          <table:table-cell/>
          <table:table-cell table:formula="of:=SUM([.$I$4:.$I26])" office:value-type="float" office:value="1.27825498580933" calcext:value-type="float">
            <text:p>1.27825498580933</text:p>
          </table:table-cell>
        </table:table-row>
        <table:table-row table:style-name="ro1">
          <table:table-cell office:value-type="float" office:value="96.460663740864" calcext:value-type="float">
            <text:p>96.460663740864</text:p>
          </table:table-cell>
          <table:table-cell office:value-type="float" office:value="393.75" calcext:value-type="float">
            <text:p>393.75</text:p>
          </table:table-cell>
          <table:table-cell office:value-type="float" office:value="3858.42654963456" calcext:value-type="float">
            <text:p>3858.42654963456</text:p>
          </table:table-cell>
          <table:table-cell table:number-columns-repeated="2" office:value-type="float" office:value="-1.85656011104584" calcext:value-type="float">
            <text:p>-1.85656011104584</text:p>
          </table:table-cell>
          <table:table-cell office:value-type="float" office:value="391.893439888954" calcext:value-type="float">
            <text:p>391.893439888954</text:p>
          </table:table-cell>
          <table:table-cell office:value-type="float" office:value="395.606560111046" calcext:value-type="float">
            <text:p>395.606560111046</text:p>
          </table:table-cell>
          <table:table-cell office:value-type="float" office:value="0" calcext:value-type="float">
            <text:p>0</text:p>
          </table:table-cell>
          <table:table-cell office:value-type="float" office:value="0.0598609447479248" calcext:value-type="float">
            <text:p>0.059860944747925</text:p>
          </table:table-cell>
          <table:table-cell office:value-type="float" office:value="24.6602747926481" calcext:value-type="float">
            <text:p>24.6602747926481</text:p>
          </table:table-cell>
          <table:table-cell office:value-type="float" office:value="-0.371312022209167" calcext:value-type="float">
            <text:p>-0.371312022209167</text:p>
          </table:table-cell>
          <table:table-cell/>
          <table:table-cell table:formula="of:=SUM([.$I$4:.$I27])" office:value-type="float" office:value="1.33811593055725" calcext:value-type="float">
            <text:p>1.33811593055725</text:p>
          </table:table-cell>
        </table:table-row>
        <table:table-row table:style-name="ro1">
          <table:table-cell office:value-type="float" office:value="95.3397252073519" calcext:value-type="float">
            <text:p>95.3397252073519</text:p>
          </table:table-cell>
          <table:table-cell office:value-type="float" office:value="393.75" calcext:value-type="float">
            <text:p>393.75</text:p>
          </table:table-cell>
          <table:table-cell office:value-type="float" office:value="3813.58900829408" calcext:value-type="float">
            <text:p>3813.58900829408</text:p>
          </table:table-cell>
          <table:table-cell table:number-columns-repeated="2" office:value-type="float" office:value="-1.85656011104584" calcext:value-type="float">
            <text:p>-1.85656011104584</text:p>
          </table:table-cell>
          <table:table-cell office:value-type="float" office:value="391.893439888954" calcext:value-type="float">
            <text:p>391.893439888954</text:p>
          </table:table-cell>
          <table:table-cell office:value-type="float" office:value="395.606560111046" calcext:value-type="float">
            <text:p>395.606560111046</text:p>
          </table:table-cell>
          <table:table-cell office:value-type="float" office:value="0" calcext:value-type="float">
            <text:p>0</text:p>
          </table:table-cell>
          <table:table-cell office:value-type="float" office:value="0.0575034618377686" calcext:value-type="float">
            <text:p>0.057503461837769</text:p>
          </table:table-cell>
          <table:table-cell office:value-type="float" office:value="25.7384447642273" calcext:value-type="float">
            <text:p>25.7384447642273</text:p>
          </table:table-cell>
          <table:table-cell office:value-type="float" office:value="-0.371312022209167" calcext:value-type="float">
            <text:p>-0.371312022209167</text:p>
          </table:table-cell>
          <table:table-cell/>
          <table:table-cell table:formula="of:=SUM([.$I$4:.$I28])" office:value-type="float" office:value="1.39561939239502" calcext:value-type="float">
            <text:p>1.39561939239502</text:p>
          </table:table-cell>
        </table:table-row>
        <table:table-row table:style-name="ro1">
          <table:table-cell office:value-type="float" office:value="94.2615552357727" calcext:value-type="float">
            <text:p>94.2615552357727</text:p>
          </table:table-cell>
          <table:table-cell office:value-type="float" office:value="393.75" calcext:value-type="float">
            <text:p>393.75</text:p>
          </table:table-cell>
          <table:table-cell office:value-type="float" office:value="3770.46220943091" calcext:value-type="float">
            <text:p>3770.46220943091</text:p>
          </table:table-cell>
          <table:table-cell table:number-columns-repeated="2" office:value-type="float" office:value="-1.85656011104584" calcext:value-type="float">
            <text:p>-1.85656011104584</text:p>
          </table:table-cell>
          <table:table-cell office:value-type="float" office:value="391.893439888954" calcext:value-type="float">
            <text:p>391.893439888954</text:p>
          </table:table-cell>
          <table:table-cell office:value-type="float" office:value="395.606560111046" calcext:value-type="float">
            <text:p>395.606560111046</text:p>
          </table:table-cell>
          <table:table-cell office:value-type="float" office:value="0" calcext:value-type="float">
            <text:p>0</text:p>
          </table:table-cell>
          <table:table-cell office:value-type="float" office:value="0.0527691841125488" calcext:value-type="float">
            <text:p>0.052769184112549</text:p>
          </table:table-cell>
          <table:table-cell office:value-type="float" office:value="26.7291122764711" calcext:value-type="float">
            <text:p>26.7291122764711</text:p>
          </table:table-cell>
          <table:table-cell office:value-type="float" office:value="-0.371312022209167" calcext:value-type="float">
            <text:p>-0.371312022209167</text:p>
          </table:table-cell>
          <table:table-cell/>
          <table:table-cell table:formula="of:=SUM([.$I$4:.$I29])" office:value-type="float" office:value="1.44838857650757" calcext:value-type="float">
            <text:p>1.44838857650757</text:p>
          </table:table-cell>
        </table:table-row>
        <table:table-row table:style-name="ro1">
          <table:table-cell office:value-type="float" office:value="93.2708877235289" calcext:value-type="float">
            <text:p>93.2708877235289</text:p>
          </table:table-cell>
          <table:table-cell office:value-type="float" office:value="393.75" calcext:value-type="float">
            <text:p>393.75</text:p>
          </table:table-cell>
          <table:table-cell office:value-type="float" office:value="3730.83550894115" calcext:value-type="float">
            <text:p>3730.83550894115</text:p>
          </table:table-cell>
          <table:table-cell table:number-columns-repeated="2" office:value-type="float" office:value="-1.85656011104584" calcext:value-type="float">
            <text:p>-1.85656011104584</text:p>
          </table:table-cell>
          <table:table-cell office:value-type="float" office:value="391.893439888954" calcext:value-type="float">
            <text:p>391.893439888954</text:p>
          </table:table-cell>
          <table:table-cell office:value-type="float" office:value="395.606560111046" calcext:value-type="float">
            <text:p>395.606560111046</text:p>
          </table:table-cell>
          <table:table-cell office:value-type="float" office:value="0" calcext:value-type="float">
            <text:p>0</text:p>
          </table:table-cell>
          <table:table-cell office:value-type="float" office:value="0.055614709854126" calcext:value-type="float">
            <text:p>0.055614709854126</text:p>
          </table:table-cell>
          <table:table-cell office:value-type="float" office:value="27.7758640389691" calcext:value-type="float">
            <text:p>27.7758640389691</text:p>
          </table:table-cell>
          <table:table-cell office:value-type="float" office:value="-0.371312022209167" calcext:value-type="float">
            <text:p>-0.371312022209167</text:p>
          </table:table-cell>
          <table:table-cell/>
          <table:table-cell table:formula="of:=SUM([.$I$4:.$I30])" office:value-type="float" office:value="1.50400328636169" calcext:value-type="float">
            <text:p>1.50400328636169</text:p>
          </table:table-cell>
        </table:table-row>
        <table:table-row table:style-name="ro1">
          <table:table-cell office:value-type="float" office:value="92.2241359610309" calcext:value-type="float">
            <text:p>92.2241359610309</text:p>
          </table:table-cell>
          <table:table-cell office:value-type="float" office:value="393.75" calcext:value-type="float">
            <text:p>393.75</text:p>
          </table:table-cell>
          <table:table-cell office:value-type="float" office:value="3688.96543844124" calcext:value-type="float">
            <text:p>3688.96543844124</text:p>
          </table:table-cell>
          <table:table-cell table:number-columns-repeated="2" office:value-type="float" office:value="-1.85656011104584" calcext:value-type="float">
            <text:p>-1.85656011104584</text:p>
          </table:table-cell>
          <table:table-cell office:value-type="float" office:value="391.893439888954" calcext:value-type="float">
            <text:p>391.893439888954</text:p>
          </table:table-cell>
          <table:table-cell office:value-type="float" office:value="395.606560111046" calcext:value-type="float">
            <text:p>395.606560111046</text:p>
          </table:table-cell>
          <table:table-cell office:value-type="float" office:value="-1" calcext:value-type="float">
            <text:p>-1</text:p>
          </table:table-cell>
          <table:table-cell office:value-type="float" office:value="0.0594308376312256" calcext:value-type="float">
            <text:p>0.059430837631226</text:p>
          </table:table-cell>
          <table:table-cell office:value-type="float" office:value="28.8873253865561" calcext:value-type="float">
            <text:p>28.8873253865561</text:p>
          </table:table-cell>
          <table:table-cell office:value-type="float" office:value="-0.40102744102478" calcext:value-type="float">
            <text:p>-0.40102744102478</text:p>
          </table:table-cell>
          <table:table-cell/>
          <table:table-cell table:formula="of:=SUM([.$I$4:.$I31])" office:value-type="float" office:value="1.56343412399292" calcext:value-type="float">
            <text:p>1.56343412399292</text:p>
          </table:table-cell>
        </table:table-row>
        <table:table-row table:style-name="ro1">
          <table:table-cell office:value-type="float" office:value="91.1126746134439" calcext:value-type="float">
            <text:p>91.1126746134439</text:p>
          </table:table-cell>
          <table:table-cell office:value-type="float" office:value="393.75" calcext:value-type="float">
            <text:p>393.75</text:p>
          </table:table-cell>
          <table:table-cell office:value-type="float" office:value="3644.50698453775" calcext:value-type="float">
            <text:p>3644.50698453775</text:p>
          </table:table-cell>
          <table:table-cell table:number-columns-repeated="2" office:value-type="float" office:value="-2.0051372051239" calcext:value-type="float">
            <text:p>-2.0051372051239</text:p>
          </table:table-cell>
          <table:table-cell office:value-type="float" office:value="391.744862794876" calcext:value-type="float">
            <text:p>391.744862794876</text:p>
          </table:table-cell>
          <table:table-cell office:value-type="float" office:value="395.755137205124" calcext:value-type="float">
            <text:p>395.755137205124</text:p>
          </table:table-cell>
          <table:table-cell office:value-type="float" office:value="-1" calcext:value-type="float">
            <text:p>-1</text:p>
          </table:table-cell>
          <table:table-cell office:value-type="float" office:value="0.059973955154419" calcext:value-type="float">
            <text:p>0.059973955154419</text:p>
          </table:table-cell>
          <table:table-cell office:value-type="float" office:value="30.0017633316335" calcext:value-type="float">
            <text:p>30.0017633316335</text:p>
          </table:table-cell>
          <table:table-cell office:value-type="float" office:value="-0.461001396179199" calcext:value-type="float">
            <text:p>-0.461001396179199</text:p>
          </table:table-cell>
          <table:table-cell/>
          <table:table-cell table:formula="of:=SUM([.$I$4:.$I32])" office:value-type="float" office:value="1.62340807914734" calcext:value-type="float">
            <text:p>1.62340807914734</text:p>
          </table:table-cell>
        </table:table-row>
        <table:table-row table:style-name="ro1">
          <table:table-cell office:value-type="float" office:value="89.9982366683665" calcext:value-type="float">
            <text:p>89.9982366683665</text:p>
          </table:table-cell>
          <table:table-cell office:value-type="float" office:value="393.75" calcext:value-type="float">
            <text:p>393.75</text:p>
          </table:table-cell>
          <table:table-cell office:value-type="float" office:value="3599.92946673466" calcext:value-type="float">
            <text:p>3599.92946673466</text:p>
          </table:table-cell>
          <table:table-cell table:number-columns-repeated="2" office:value-type="float" office:value="-2.305006980896" calcext:value-type="float">
            <text:p>-2.305006980896</text:p>
          </table:table-cell>
          <table:table-cell office:value-type="float" office:value="391.444993019104" calcext:value-type="float">
            <text:p>391.444993019104</text:p>
          </table:table-cell>
          <table:table-cell office:value-type="float" office:value="396.055006980896" calcext:value-type="float">
            <text:p>396.055006980896</text:p>
          </table:table-cell>
          <table:table-cell office:value-type="float" office:value="0" calcext:value-type="float">
            <text:p>0</text:p>
          </table:table-cell>
          <table:table-cell office:value-type="float" office:value="0.0683326721191406" calcext:value-type="float">
            <text:p>0.068332672119141</text:p>
          </table:table-cell>
          <table:table-cell office:value-type="float" office:value="31.2797046641962" calcext:value-type="float">
            <text:p>31.2797046641962</text:p>
          </table:table-cell>
          <table:table-cell office:value-type="float" office:value="-0.49516773223877" calcext:value-type="float">
            <text:p>-0.49516773223877</text:p>
          </table:table-cell>
          <table:table-cell/>
          <table:table-cell table:formula="of:=SUM([.$I$4:.$I33])" office:value-type="float" office:value="1.69174075126648" calcext:value-type="float">
            <text:p>1.69174075126648</text:p>
          </table:table-cell>
        </table:table-row>
        <table:table-row table:style-name="ro1">
          <table:table-cell office:value-type="float" office:value="88.7202953358038" calcext:value-type="float">
            <text:p>88.7202953358038</text:p>
          </table:table-cell>
          <table:table-cell office:value-type="float" office:value="393.75" calcext:value-type="float">
            <text:p>393.75</text:p>
          </table:table-cell>
          <table:table-cell office:value-type="float" office:value="3548.81181343215" calcext:value-type="float">
            <text:p>3548.81181343215</text:p>
          </table:table-cell>
          <table:table-cell table:number-columns-repeated="2" office:value-type="float" office:value="-2.47583866119385" calcext:value-type="float">
            <text:p>-2.47583866119385</text:p>
          </table:table-cell>
          <table:table-cell office:value-type="float" office:value="391.274161338806" calcext:value-type="float">
            <text:p>391.274161338806</text:p>
          </table:table-cell>
          <table:table-cell office:value-type="float" office:value="396.225838661194" calcext:value-type="float">
            <text:p>396.225838661194</text:p>
          </table:table-cell>
          <table:table-cell office:value-type="float" office:value="-1" calcext:value-type="float">
            <text:p>-1</text:p>
          </table:table-cell>
          <table:table-cell office:value-type="float" office:value="0.0704348087310791" calcext:value-type="float">
            <text:p>0.070434808731079</text:p>
          </table:table-cell>
          <table:table-cell office:value-type="float" office:value="32.610452663051" calcext:value-type="float">
            <text:p>32.610452663051</text:p>
          </table:table-cell>
          <table:table-cell office:value-type="float" office:value="-0.530385136604309" calcext:value-type="float">
            <text:p>-0.530385136604309</text:p>
          </table:table-cell>
          <table:table-cell/>
          <table:table-cell table:formula="of:=SUM([.$I$4:.$I34])" office:value-type="float" office:value="1.76217555999756" calcext:value-type="float">
            <text:p>1.76217555999756</text:p>
          </table:table-cell>
        </table:table-row>
        <table:table-row table:style-name="ro1">
          <table:table-cell office:value-type="float" office:value="87.389547336949" calcext:value-type="float">
            <text:p>87.389547336949</text:p>
          </table:table-cell>
          <table:table-cell office:value-type="float" office:value="393.75" calcext:value-type="float">
            <text:p>393.75</text:p>
          </table:table-cell>
          <table:table-cell office:value-type="float" office:value="3495.58189347796" calcext:value-type="float">
            <text:p>3495.58189347796</text:p>
          </table:table-cell>
          <table:table-cell table:number-columns-repeated="2" office:value-type="float" office:value="-2.65192568302155" calcext:value-type="float">
            <text:p>-2.65192568302155</text:p>
          </table:table-cell>
          <table:table-cell office:value-type="float" office:value="391.098074316978" calcext:value-type="float">
            <text:p>391.098074316978</text:p>
          </table:table-cell>
          <table:table-cell office:value-type="float" office:value="396.401925683022" calcext:value-type="float">
            <text:p>396.401925683022</text:p>
          </table:table-cell>
          <table:table-cell office:value-type="float" office:value="-1" calcext:value-type="float">
            <text:p>-1</text:p>
          </table:table-cell>
          <table:table-cell office:value-type="float" office:value="0.0561294555664063" calcext:value-type="float">
            <text:p>0.056129455566406</text:p>
          </table:table-cell>
          <table:table-cell office:value-type="float" office:value="33.6655486360507" calcext:value-type="float">
            <text:p>33.6655486360507</text:p>
          </table:table-cell>
          <table:table-cell office:value-type="float" office:value="-0.586514592170715" calcext:value-type="float">
            <text:p>-0.586514592170715</text:p>
          </table:table-cell>
          <table:table-cell/>
          <table:table-cell table:formula="of:=SUM([.$I$4:.$I35])" office:value-type="float" office:value="1.81830501556396" calcext:value-type="float">
            <text:p>1.81830501556396</text:p>
          </table:table-cell>
        </table:table-row>
        <table:table-row table:style-name="ro1">
          <table:table-cell office:value-type="float" office:value="86.3344513639493" calcext:value-type="float">
            <text:p>86.3344513639493</text:p>
          </table:table-cell>
          <table:table-cell office:value-type="float" office:value="393.75" calcext:value-type="float">
            <text:p>393.75</text:p>
          </table:table-cell>
          <table:table-cell office:value-type="float" office:value="3453.37805455797" calcext:value-type="float">
            <text:p>3453.37805455797</text:p>
          </table:table-cell>
          <table:table-cell table:number-columns-repeated="2" office:value-type="float" office:value="-2.93257296085358" calcext:value-type="float">
            <text:p>-2.93257296085358</text:p>
          </table:table-cell>
          <table:table-cell office:value-type="float" office:value="390.817427039146" calcext:value-type="float">
            <text:p>390.817427039146</text:p>
          </table:table-cell>
          <table:table-cell office:value-type="float" office:value="396.682572960854" calcext:value-type="float">
            <text:p>396.682572960854</text:p>
          </table:table-cell>
          <table:table-cell office:value-type="float" office:value="0" calcext:value-type="float">
            <text:p>0</text:p>
          </table:table-cell>
          <table:table-cell office:value-type="float" office:value="0.0551261901855469" calcext:value-type="float">
            <text:p>0.055126190185547</text:p>
          </table:table-cell>
          <table:table-cell office:value-type="float" office:value="34.7044257771832" calcext:value-type="float">
            <text:p>34.7044257771832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36])" office:value-type="float" office:value="1.87343120574951" calcext:value-type="float">
            <text:p>1.87343120574951</text:p>
          </table:table-cell>
        </table:table-row>
        <table:table-row table:style-name="ro1">
          <table:table-cell office:value-type="float" office:value="85.2955742228168" calcext:value-type="float">
            <text:p>85.2955742228168</text:p>
          </table:table-cell>
          <table:table-cell office:value-type="float" office:value="393.75" calcext:value-type="float">
            <text:p>393.75</text:p>
          </table:table-cell>
          <table:table-cell office:value-type="float" office:value="3411.82296891267" calcext:value-type="float">
            <text:p>3411.82296891267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9445858001709" calcext:value-type="float">
            <text:p>0.059445858001709</text:p>
          </table:table-cell>
          <table:table-cell office:value-type="float" office:value="35.8318263737751" calcext:value-type="float">
            <text:p>35.8318263737751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37])" office:value-type="float" office:value="1.93287706375122" calcext:value-type="float">
            <text:p>1.93287706375122</text:p>
          </table:table-cell>
        </table:table-row>
        <table:table-row table:style-name="ro1">
          <table:table-cell office:value-type="float" office:value="84.1681736262249" calcext:value-type="float">
            <text:p>84.1681736262249</text:p>
          </table:table-cell>
          <table:table-cell office:value-type="float" office:value="393.75" calcext:value-type="float">
            <text:p>393.75</text:p>
          </table:table-cell>
          <table:table-cell office:value-type="float" office:value="3366.72694504899" calcext:value-type="float">
            <text:p>3366.72694504899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37929534912109" calcext:value-type="float">
            <text:p>0.053792953491211</text:p>
          </table:table-cell>
          <table:table-cell office:value-type="float" office:value="36.8288325058231" calcext:value-type="float">
            <text:p>36.8288325058231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38])" office:value-type="float" office:value="1.98667001724243" calcext:value-type="float">
            <text:p>1.98667001724243</text:p>
          </table:table-cell>
        </table:table-row>
        <table:table-row table:style-name="ro1">
          <table:table-cell office:value-type="float" office:value="83.1711674941769" calcext:value-type="float">
            <text:p>83.1711674941769</text:p>
          </table:table-cell>
          <table:table-cell office:value-type="float" office:value="393.75" calcext:value-type="float">
            <text:p>393.75</text:p>
          </table:table-cell>
          <table:table-cell office:value-type="float" office:value="3326.84669976707" calcext:value-type="float">
            <text:p>3326.84669976707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60681819915772" calcext:value-type="float">
            <text:p>0.056068181991577</text:p>
          </table:table-cell>
          <table:table-cell office:value-type="float" office:value="37.8733784576773" calcext:value-type="float">
            <text:p>37.8733784576773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39])" office:value-type="float" office:value="2.04273819923401" calcext:value-type="float">
            <text:p>2.04273819923401</text:p>
          </table:table-cell>
        </table:table-row>
        <table:table-row table:style-name="ro1">
          <table:table-cell office:value-type="float" office:value="82.1266215423227" calcext:value-type="float">
            <text:p>82.1266215423227</text:p>
          </table:table-cell>
          <table:table-cell office:value-type="float" office:value="393.75" calcext:value-type="float">
            <text:p>393.75</text:p>
          </table:table-cell>
          <table:table-cell office:value-type="float" office:value="3285.06486169291" calcext:value-type="float">
            <text:p>3285.06486169291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631616115570068" calcext:value-type="float">
            <text:p>0.063161611557007</text:p>
          </table:table-cell>
          <table:table-cell office:value-type="float" office:value="39.0772987901513" calcext:value-type="float">
            <text:p>39.0772987901513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40])" office:value-type="float" office:value="2.10589981079102" calcext:value-type="float">
            <text:p>2.10589981079102</text:p>
          </table:table-cell>
        </table:table-row>
        <table:table-row table:style-name="ro1">
          <table:table-cell office:value-type="float" office:value="80.9227012098487" calcext:value-type="float">
            <text:p>80.9227012098487</text:p>
          </table:table-cell>
          <table:table-cell office:value-type="float" office:value="393.75" calcext:value-type="float">
            <text:p>393.75</text:p>
          </table:table-cell>
          <table:table-cell office:value-type="float" office:value="3236.90804839395" calcext:value-type="float">
            <text:p>3236.90804839395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863356590271" calcext:value-type="float">
            <text:p>0.05863356590271</text:p>
          </table:table-cell>
          <table:table-cell office:value-type="float" office:value="40.1738497520685" calcext:value-type="float">
            <text:p>40.1738497520685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41])" office:value-type="float" office:value="2.16453337669373" calcext:value-type="float">
            <text:p>2.16453337669373</text:p>
          </table:table-cell>
        </table:table-row>
        <table:table-row table:style-name="ro1">
          <table:table-cell office:value-type="float" office:value="79.8261502479315" calcext:value-type="float">
            <text:p>79.8261502479315</text:p>
          </table:table-cell>
          <table:table-cell office:value-type="float" office:value="393.75" calcext:value-type="float">
            <text:p>393.75</text:p>
          </table:table-cell>
          <table:table-cell office:value-type="float" office:value="3193.04600991726" calcext:value-type="float">
            <text:p>3193.04600991726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620162487030029" calcext:value-type="float">
            <text:p>0.062016248703003</text:p>
          </table:table-cell>
          <table:table-cell office:value-type="float" office:value="41.3366329126755" calcext:value-type="float">
            <text:p>41.3366329126755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42])" office:value-type="float" office:value="2.22654962539673" calcext:value-type="float">
            <text:p>2.22654962539673</text:p>
          </table:table-cell>
        </table:table-row>
        <table:table-row table:style-name="ro1">
          <table:table-cell office:value-type="float" office:value="78.6633670873245" calcext:value-type="float">
            <text:p>78.6633670873245</text:p>
          </table:table-cell>
          <table:table-cell office:value-type="float" office:value="393.75" calcext:value-type="float">
            <text:p>393.75</text:p>
          </table:table-cell>
          <table:table-cell office:value-type="float" office:value="3146.53468349298" calcext:value-type="float">
            <text:p>3146.53468349298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10084629058838" calcext:value-type="float">
            <text:p>0.051008462905884</text:p>
          </table:table-cell>
          <table:table-cell office:value-type="float" office:value="42.3015740173132" calcext:value-type="float">
            <text:p>42.3015740173132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43])" office:value-type="float" office:value="2.27755808830261" calcext:value-type="float">
            <text:p>2.27755808830261</text:p>
          </table:table-cell>
        </table:table-row>
        <table:table-row table:style-name="ro1">
          <table:table-cell office:value-type="float" office:value="77.6984259826868" calcext:value-type="float">
            <text:p>77.6984259826868</text:p>
          </table:table-cell>
          <table:table-cell office:value-type="float" office:value="393.75" calcext:value-type="float">
            <text:p>393.75</text:p>
          </table:table-cell>
          <table:table-cell office:value-type="float" office:value="3107.93703930747" calcext:value-type="float">
            <text:p>3107.93703930747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38067817687988" calcext:value-type="float">
            <text:p>0.053806781768799</text:p>
          </table:table-cell>
          <table:table-cell office:value-type="float" office:value="43.3142978775754" calcext:value-type="float">
            <text:p>43.3142978775754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44])" office:value-type="float" office:value="2.33136487007141" calcext:value-type="float">
            <text:p>2.33136487007141</text:p>
          </table:table-cell>
        </table:table-row>
        <table:table-row table:style-name="ro1">
          <table:table-cell office:value-type="float" office:value="76.6857021224247" calcext:value-type="float">
            <text:p>76.6857021224247</text:p>
          </table:table-cell>
          <table:table-cell office:value-type="float" office:value="393.75" calcext:value-type="float">
            <text:p>393.75</text:p>
          </table:table-cell>
          <table:table-cell office:value-type="float" office:value="3067.42808489699" calcext:value-type="float">
            <text:p>3067.42808489699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28888702392578" calcext:value-type="float">
            <text:p>0.052888870239258</text:p>
          </table:table-cell>
          <table:table-cell office:value-type="float" office:value="44.3148111642798" calcext:value-type="float">
            <text:p>44.3148111642798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45])" office:value-type="float" office:value="2.38425374031067" calcext:value-type="float">
            <text:p>2.38425374031067</text:p>
          </table:table-cell>
        </table:table-row>
        <table:table-row table:style-name="ro1">
          <table:table-cell office:value-type="float" office:value="75.6851888357202" calcext:value-type="float">
            <text:p>75.6851888357202</text:p>
          </table:table-cell>
          <table:table-cell office:value-type="float" office:value="393.75" calcext:value-type="float">
            <text:p>393.75</text:p>
          </table:table-cell>
          <table:table-cell office:value-type="float" office:value="3027.40755342881" calcext:value-type="float">
            <text:p>3027.40755342881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12559413909912" calcext:value-type="float">
            <text:p>0.051255941390991</text:p>
          </table:table-cell>
          <table:table-cell office:value-type="float" office:value="45.2819791463305" calcext:value-type="float">
            <text:p>45.2819791463305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46])" office:value-type="float" office:value="2.43550968170166" calcext:value-type="float">
            <text:p>2.43550968170166</text:p>
          </table:table-cell>
        </table:table-row>
        <table:table-row table:style-name="ro1">
          <table:table-cell office:value-type="float" office:value="74.7180208536695" calcext:value-type="float">
            <text:p>74.7180208536695</text:p>
          </table:table-cell>
          <table:table-cell office:value-type="float" office:value="393.75" calcext:value-type="float">
            <text:p>393.75</text:p>
          </table:table-cell>
          <table:table-cell office:value-type="float" office:value="2988.72083414678" calcext:value-type="float">
            <text:p>2988.72083414678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38990497589111" calcext:value-type="float">
            <text:p>0.053899049758911</text:p>
          </table:table-cell>
          <table:table-cell office:value-type="float" office:value="46.2886956546001" calcext:value-type="float">
            <text:p>46.2886956546001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47])" office:value-type="float" office:value="2.48940873146057" calcext:value-type="float">
            <text:p>2.48940873146057</text:p>
          </table:table-cell>
        </table:table-row>
        <table:table-row table:style-name="ro1">
          <table:table-cell office:value-type="float" office:value="73.7113043453999" calcext:value-type="float">
            <text:p>73.7113043453999</text:p>
          </table:table-cell>
          <table:table-cell office:value-type="float" office:value="393.75" calcext:value-type="float">
            <text:p>393.75</text:p>
          </table:table-cell>
          <table:table-cell office:value-type="float" office:value="2948.45217381599" calcext:value-type="float">
            <text:p>2948.45217381599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24089336395264" calcext:value-type="float">
            <text:p>0.052408933639526</text:p>
          </table:table-cell>
          <table:table-cell office:value-type="float" office:value="47.2751099288398" calcext:value-type="float">
            <text:p>47.2751099288398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48])" office:value-type="float" office:value="2.5418176651001" calcext:value-type="float">
            <text:p>2.5418176651001</text:p>
          </table:table-cell>
        </table:table-row>
        <table:table-row table:style-name="ro1">
          <table:table-cell office:value-type="float" office:value="72.7248900711602" calcext:value-type="float">
            <text:p>72.7248900711602</text:p>
          </table:table-cell>
          <table:table-cell office:value-type="float" office:value="393.75" calcext:value-type="float">
            <text:p>393.75</text:p>
          </table:table-cell>
          <table:table-cell office:value-type="float" office:value="2908.99560284641" calcext:value-type="float">
            <text:p>2908.99560284641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809266567230225" calcext:value-type="float">
            <text:p>0.080926656723023</text:p>
          </table:table-cell>
          <table:table-cell office:value-type="float" office:value="48.8060217243399" calcext:value-type="float">
            <text:p>48.8060217243399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49])" office:value-type="float" office:value="2.62274432182312" calcext:value-type="float">
            <text:p>2.62274432182312</text:p>
          </table:table-cell>
        </table:table-row>
        <table:table-row table:style-name="ro1">
          <table:table-cell office:value-type="float" office:value="71.1939782756601" calcext:value-type="float">
            <text:p>71.1939782756601</text:p>
          </table:table-cell>
          <table:table-cell office:value-type="float" office:value="393.75" calcext:value-type="float">
            <text:p>393.75</text:p>
          </table:table-cell>
          <table:table-cell office:value-type="float" office:value="2847.7591310264" calcext:value-type="float">
            <text:p>2847.7591310264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619421005249023" calcext:value-type="float">
            <text:p>0.061942100524902</text:p>
          </table:table-cell>
          <table:table-cell office:value-type="float" office:value="49.96296485106" calcext:value-type="float">
            <text:p>49.96296485106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50])" office:value-type="float" office:value="2.68468642234802" calcext:value-type="float">
            <text:p>2.68468642234802</text:p>
          </table:table-cell>
        </table:table-row>
        <table:table-row table:style-name="ro1">
          <table:table-cell office:value-type="float" office:value="70.03703514894" calcext:value-type="float">
            <text:p>70.03703514894</text:p>
          </table:table-cell>
          <table:table-cell office:value-type="float" office:value="393.75" calcext:value-type="float">
            <text:p>393.75</text:p>
          </table:table-cell>
          <table:table-cell office:value-type="float" office:value="2801.4814059576" calcext:value-type="float">
            <text:p>2801.4814059576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425121784210205" calcext:value-type="float">
            <text:p>0.042512178421021</text:p>
          </table:table-cell>
          <table:table-cell office:value-type="float" office:value="50.758017470205" calcext:value-type="float">
            <text:p>50.758017470205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51])" office:value-type="float" office:value="2.72719860076904" calcext:value-type="float">
            <text:p>2.72719860076904</text:p>
          </table:table-cell>
        </table:table-row>
        <table:table-row table:style-name="ro1">
          <table:table-cell office:value-type="float" office:value="69.241982529795" calcext:value-type="float">
            <text:p>69.241982529795</text:p>
          </table:table-cell>
          <table:table-cell office:value-type="float" office:value="393.75" calcext:value-type="float">
            <text:p>393.75</text:p>
          </table:table-cell>
          <table:table-cell office:value-type="float" office:value="2769.6793011918" calcext:value-type="float">
            <text:p>2769.6793011918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499098300933838" calcext:value-type="float">
            <text:p>0.049909830093384</text:p>
          </table:table-cell>
          <table:table-cell office:value-type="float" office:value="51.7093462561325" calcext:value-type="float">
            <text:p>51.7093462561325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52])" office:value-type="float" office:value="2.77710843086243" calcext:value-type="float">
            <text:p>2.77710843086243</text:p>
          </table:table-cell>
        </table:table-row>
        <table:table-row table:style-name="ro1">
          <table:table-cell office:value-type="float" office:value="68.2906537438676" calcext:value-type="float">
            <text:p>68.2906537438676</text:p>
          </table:table-cell>
          <table:table-cell office:value-type="float" office:value="393.75" calcext:value-type="float">
            <text:p>393.75</text:p>
          </table:table-cell>
          <table:table-cell office:value-type="float" office:value="2731.6261497547" calcext:value-type="float">
            <text:p>2731.6261497547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64723014831543" calcext:value-type="float">
            <text:p>0.056472301483154</text:p>
          </table:table-cell>
          <table:table-cell office:value-type="float" office:value="52.7803528581601" calcext:value-type="float">
            <text:p>52.7803528581601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53])" office:value-type="float" office:value="2.83358073234558" calcext:value-type="float">
            <text:p>2.83358073234558</text:p>
          </table:table-cell>
        </table:table-row>
        <table:table-row table:style-name="ro1">
          <table:table-cell office:value-type="float" office:value="67.2196471418399" calcext:value-type="float">
            <text:p>67.2196471418399</text:p>
          </table:table-cell>
          <table:table-cell office:value-type="float" office:value="393.75" calcext:value-type="float">
            <text:p>393.75</text:p>
          </table:table-cell>
          <table:table-cell office:value-type="float" office:value="2688.7858856736" calcext:value-type="float">
            <text:p>2688.7858856736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979530811309814" calcext:value-type="float">
            <text:p>0.097953081130981</text:p>
          </table:table-cell>
          <table:table-cell office:value-type="float" office:value="54.5887922499947" calcext:value-type="float">
            <text:p>54.5887922499947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54])" office:value-type="float" office:value="2.93153381347656" calcext:value-type="float">
            <text:p>2.93153381347656</text:p>
          </table:table-cell>
        </table:table-row>
        <table:table-row table:style-name="ro1">
          <table:table-cell office:value-type="float" office:value="65.4112077500053" calcext:value-type="float">
            <text:p>65.4112077500053</text:p>
          </table:table-cell>
          <table:table-cell office:value-type="float" office:value="393.75" calcext:value-type="float">
            <text:p>393.75</text:p>
          </table:table-cell>
          <table:table-cell office:value-type="float" office:value="2616.44831000021" calcext:value-type="float">
            <text:p>2616.44831000021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82611560821533" calcext:value-type="float">
            <text:p>0.058261156082153</text:p>
          </table:table-cell>
          <table:table-cell office:value-type="float" office:value="55.6937247773924" calcext:value-type="float">
            <text:p>55.6937247773924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55])" office:value-type="float" office:value="2.98979496955872" calcext:value-type="float">
            <text:p>2.98979496955872</text:p>
          </table:table-cell>
        </table:table-row>
        <table:table-row table:style-name="ro1">
          <table:table-cell office:value-type="float" office:value="64.3062752226076" calcext:value-type="float">
            <text:p>64.3062752226076</text:p>
          </table:table-cell>
          <table:table-cell office:value-type="float" office:value="393.75" calcext:value-type="float">
            <text:p>393.75</text:p>
          </table:table-cell>
          <table:table-cell office:value-type="float" office:value="2572.2510089043" calcext:value-type="float">
            <text:p>2572.2510089043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33452033996582" calcext:value-type="float">
            <text:p>0.053345203399658</text:p>
          </table:table-cell>
          <table:table-cell office:value-type="float" office:value="56.6990384443524" calcext:value-type="float">
            <text:p>56.6990384443524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56])" office:value-type="float" office:value="3.04314017295837" calcext:value-type="float">
            <text:p>3.04314017295837</text:p>
          </table:table-cell>
        </table:table-row>
        <table:table-row table:style-name="ro1">
          <table:table-cell office:value-type="float" office:value="63.3009615556476" calcext:value-type="float">
            <text:p>63.3009615556476</text:p>
          </table:table-cell>
          <table:table-cell office:value-type="float" office:value="393.75" calcext:value-type="float">
            <text:p>393.75</text:p>
          </table:table-cell>
          <table:table-cell office:value-type="float" office:value="2532.0384622259" calcext:value-type="float">
            <text:p>2532.0384622259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645239353179932" calcext:value-type="float">
            <text:p>0.064523935317993</text:p>
          </table:table-cell>
          <table:table-cell office:value-type="float" office:value="57.9165652836203" calcext:value-type="float">
            <text:p>57.9165652836203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57])" office:value-type="float" office:value="3.10766410827637" calcext:value-type="float">
            <text:p>3.10766410827637</text:p>
          </table:table-cell>
        </table:table-row>
        <table:table-row table:style-name="ro1">
          <table:table-cell office:value-type="float" office:value="62.0834347163797" calcext:value-type="float">
            <text:p>62.0834347163797</text:p>
          </table:table-cell>
          <table:table-cell office:value-type="float" office:value="393.75" calcext:value-type="float">
            <text:p>393.75</text:p>
          </table:table-cell>
          <table:table-cell office:value-type="float" office:value="2483.33738865519" calcext:value-type="float">
            <text:p>2483.33738865519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740981101989746" calcext:value-type="float">
            <text:p>0.074098110198975</text:p>
          </table:table-cell>
          <table:table-cell office:value-type="float" office:value="59.3147508943037" calcext:value-type="float">
            <text:p>59.3147508943037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58])" office:value-type="float" office:value="3.18176221847534" calcext:value-type="float">
            <text:p>3.18176221847534</text:p>
          </table:table-cell>
        </table:table-row>
        <table:table-row table:style-name="ro1">
          <table:table-cell office:value-type="float" office:value="60.6852491056963" calcext:value-type="float">
            <text:p>60.6852491056963</text:p>
          </table:table-cell>
          <table:table-cell office:value-type="float" office:value="393.75" calcext:value-type="float">
            <text:p>393.75</text:p>
          </table:table-cell>
          <table:table-cell office:value-type="float" office:value="2427.40996422785" calcext:value-type="float">
            <text:p>2427.40996422785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123388528823853" calcext:value-type="float">
            <text:p>0.123388528823853</text:p>
          </table:table-cell>
          <table:table-cell office:value-type="float" office:value="61.6430162854403" calcext:value-type="float">
            <text:p>61.6430162854403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59])" office:value-type="float" office:value="3.30515074729919" calcext:value-type="float">
            <text:p>3.30515074729919</text:p>
          </table:table-cell>
        </table:table-row>
        <table:table-row table:style-name="ro1">
          <table:table-cell office:value-type="float" office:value="58.3569837145597" calcext:value-type="float">
            <text:p>58.3569837145597</text:p>
          </table:table-cell>
          <table:table-cell office:value-type="float" office:value="393.75" calcext:value-type="float">
            <text:p>393.75</text:p>
          </table:table-cell>
          <table:table-cell office:value-type="float" office:value="2334.27934858239" calcext:value-type="float">
            <text:p>2334.27934858239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857851505279541" calcext:value-type="float">
            <text:p>0.085785150527954</text:p>
          </table:table-cell>
          <table:table-cell office:value-type="float" office:value="63.255566522243" calcext:value-type="float">
            <text:p>63.255566522243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60])" office:value-type="float" office:value="3.39093589782715" calcext:value-type="float">
            <text:p>3.39093589782715</text:p>
          </table:table-cell>
        </table:table-row>
        <table:table-row table:style-name="ro1">
          <table:table-cell office:value-type="float" office:value="56.744433477757" calcext:value-type="float">
            <text:p>56.744433477757</text:p>
          </table:table-cell>
          <table:table-cell office:value-type="float" office:value="393.75" calcext:value-type="float">
            <text:p>393.75</text:p>
          </table:table-cell>
          <table:table-cell office:value-type="float" office:value="2269.77733911028" calcext:value-type="float">
            <text:p>2269.77733911028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50272464752197" calcext:value-type="float">
            <text:p>0.05502724647522</text:p>
          </table:table-cell>
          <table:table-cell office:value-type="float" office:value="64.2859906364445" calcext:value-type="float">
            <text:p>64.2859906364445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61])" office:value-type="float" office:value="3.44596314430237" calcext:value-type="float">
            <text:p>3.44596314430237</text:p>
          </table:table-cell>
        </table:table-row>
        <table:table-row table:style-name="ro1">
          <table:table-cell office:value-type="float" office:value="55.7140093635555" calcext:value-type="float">
            <text:p>55.7140093635555</text:p>
          </table:table-cell>
          <table:table-cell office:value-type="float" office:value="393.75" calcext:value-type="float">
            <text:p>393.75</text:p>
          </table:table-cell>
          <table:table-cell office:value-type="float" office:value="2228.56037454222" calcext:value-type="float">
            <text:p>2228.56037454222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96323013305664" calcext:value-type="float">
            <text:p>0.059632301330566</text:p>
          </table:table-cell>
          <table:table-cell office:value-type="float" office:value="65.4012197100755" calcext:value-type="float">
            <text:p>65.4012197100755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62])" office:value-type="float" office:value="3.50559544563294" calcext:value-type="float">
            <text:p>3.50559544563294</text:p>
          </table:table-cell>
        </table:table-row>
        <table:table-row table:style-name="ro1">
          <table:table-cell office:value-type="float" office:value="54.5987802899245" calcext:value-type="float">
            <text:p>54.5987802899245</text:p>
          </table:table-cell>
          <table:table-cell office:value-type="float" office:value="393.75" calcext:value-type="float">
            <text:p>393.75</text:p>
          </table:table-cell>
          <table:table-cell office:value-type="float" office:value="2183.95121159698" calcext:value-type="float">
            <text:p>2183.95121159698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7438850402832" calcext:value-type="float">
            <text:p>0.057438850402832</text:p>
          </table:table-cell>
          <table:table-cell office:value-type="float" office:value="66.4823045175432" calcext:value-type="float">
            <text:p>66.4823045175432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63])" office:value-type="float" office:value="3.56303429603577" calcext:value-type="float">
            <text:p>3.56303429603577</text:p>
          </table:table-cell>
        </table:table-row>
        <table:table-row table:style-name="ro1">
          <table:table-cell office:value-type="float" office:value="53.5176954824568" calcext:value-type="float">
            <text:p>53.5176954824568</text:p>
          </table:table-cell>
          <table:table-cell office:value-type="float" office:value="393.75" calcext:value-type="float">
            <text:p>393.75</text:p>
          </table:table-cell>
          <table:table-cell office:value-type="float" office:value="2140.70781929827" calcext:value-type="float">
            <text:p>2140.70781929827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649075508117676" calcext:value-type="float">
            <text:p>0.064907550811768</text:p>
          </table:table-cell>
          <table:table-cell office:value-type="float" office:value="67.7070699444349" calcext:value-type="float">
            <text:p>67.7070699444349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64])" office:value-type="float" office:value="3.62794184684753" calcext:value-type="float">
            <text:p>3.62794184684753</text:p>
          </table:table-cell>
        </table:table-row>
        <table:table-row table:style-name="ro1">
          <table:table-cell office:value-type="float" office:value="52.2929300555651" calcext:value-type="float">
            <text:p>52.2929300555651</text:p>
          </table:table-cell>
          <table:table-cell office:value-type="float" office:value="393.75" calcext:value-type="float">
            <text:p>393.75</text:p>
          </table:table-cell>
          <table:table-cell office:value-type="float" office:value="2091.7172022226" calcext:value-type="float">
            <text:p>2091.7172022226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0" calcext:value-type="float">
            <text:p>0</text:p>
          </table:table-cell>
          <table:table-cell office:value-type="float" office:value="0.0575492382049561" calcext:value-type="float">
            <text:p>0.057549238204956</text:p>
          </table:table-cell>
          <table:table-cell office:value-type="float" office:value="68.7943666228324" calcext:value-type="float">
            <text:p>68.7943666228324</text:p>
          </table:table-cell>
          <table:table-cell office:value-type="float" office:value="-0.614077687263489" calcext:value-type="float">
            <text:p>-0.614077687263489</text:p>
          </table:table-cell>
          <table:table-cell/>
          <table:table-cell table:formula="of:=SUM([.$I$4:.$I65])" office:value-type="float" office:value="3.68549108505249" calcext:value-type="float">
            <text:p>3.68549108505249</text:p>
          </table:table-cell>
        </table:table-row>
        <table:table-row table:style-name="ro1">
          <table:table-cell office:value-type="float" office:value="51.2056333771676" calcext:value-type="float">
            <text:p>51.2056333771676</text:p>
          </table:table-cell>
          <table:table-cell office:value-type="float" office:value="393.75" calcext:value-type="float">
            <text:p>393.75</text:p>
          </table:table-cell>
          <table:table-cell office:value-type="float" office:value="2048.2253350867" calcext:value-type="float">
            <text:p>2048.2253350867</text:p>
          </table:table-cell>
          <table:table-cell table:number-columns-repeated="2" office:value-type="float" office:value="-3.07038843631744" calcext:value-type="float">
            <text:p>-3.07038843631744</text:p>
          </table:table-cell>
          <table:table-cell office:value-type="float" office:value="390.679611563683" calcext:value-type="float">
            <text:p>390.679611563683</text:p>
          </table:table-cell>
          <table:table-cell office:value-type="float" office:value="396.820388436317" calcext:value-type="float">
            <text:p>396.820388436317</text:p>
          </table:table-cell>
          <table:table-cell office:value-type="float" office:value="1" calcext:value-type="float">
            <text:p>1</text:p>
          </table:table-cell>
          <table:table-cell office:value-type="float" office:value="0.0909886360168457" calcext:value-type="float">
            <text:p>0.090988636016846</text:p>
          </table:table-cell>
          <table:table-cell office:value-type="float" office:value="70.467689904777" calcext:value-type="float">
            <text:p>70.467689904777</text:p>
          </table:table-cell>
          <table:table-cell office:value-type="float" office:value="-0.568583369255066" calcext:value-type="float">
            <text:p>-0.568583369255066</text:p>
          </table:table-cell>
          <table:table-cell/>
          <table:table-cell table:formula="of:=SUM([.$I$4:.$I66])" office:value-type="float" office:value="3.77647972106934" calcext:value-type="float">
            <text:p>3.77647972106934</text:p>
          </table:table-cell>
        </table:table-row>
        <table:table-row table:style-name="ro1">
          <table:table-cell office:value-type="float" office:value="49.532310095223" calcext:value-type="float">
            <text:p>49.532310095223</text:p>
          </table:table-cell>
          <table:table-cell office:value-type="float" office:value="393.75" calcext:value-type="float">
            <text:p>393.75</text:p>
          </table:table-cell>
          <table:table-cell office:value-type="float" office:value="1981.29240380892" calcext:value-type="float">
            <text:p>1981.29240380892</text:p>
          </table:table-cell>
          <table:table-cell table:number-columns-repeated="2" office:value-type="float" office:value="-2.84291684627533" calcext:value-type="float">
            <text:p>-2.84291684627533</text:p>
          </table:table-cell>
          <table:table-cell office:value-type="float" office:value="390.907083153725" calcext:value-type="float">
            <text:p>390.907083153725</text:p>
          </table:table-cell>
          <table:table-cell office:value-type="float" office:value="396.592916846275" calcext:value-type="float">
            <text:p>396.592916846275</text:p>
          </table:table-cell>
          <table:table-cell office:value-type="float" office:value="1" calcext:value-type="float">
            <text:p>1</text:p>
          </table:table-cell>
          <table:table-cell office:value-type="float" office:value="0.0878868103027344" calcext:value-type="float">
            <text:p>0.087886810302734</text:p>
          </table:table-cell>
          <table:table-cell office:value-type="float" office:value="72.1113280648235" calcext:value-type="float">
            <text:p>72.1113280648235</text:p>
          </table:table-cell>
          <table:table-cell office:value-type="float" office:value="-0.480696558952332" calcext:value-type="float">
            <text:p>-0.480696558952332</text:p>
          </table:table-cell>
          <table:table-cell/>
          <table:table-cell table:formula="of:=SUM([.$I$4:.$I67])" office:value-type="float" office:value="3.86436653137207" calcext:value-type="float">
            <text:p>3.86436653137207</text:p>
          </table:table-cell>
        </table:table-row>
        <table:table-row table:style-name="ro1">
          <table:table-cell office:value-type="float" office:value="47.8886719351766" calcext:value-type="float">
            <text:p>47.8886719351766</text:p>
          </table:table-cell>
          <table:table-cell office:value-type="float" office:value="393.75" calcext:value-type="float">
            <text:p>393.75</text:p>
          </table:table-cell>
          <table:table-cell office:value-type="float" office:value="1915.54687740706" calcext:value-type="float">
            <text:p>1915.54687740706</text:p>
          </table:table-cell>
          <table:table-cell table:number-columns-repeated="2" office:value-type="float" office:value="-2.40348279476166" calcext:value-type="float">
            <text:p>-2.40348279476166</text:p>
          </table:table-cell>
          <table:table-cell office:value-type="float" office:value="391.346517205238" calcext:value-type="float">
            <text:p>391.346517205238</text:p>
          </table:table-cell>
          <table:table-cell office:value-type="float" office:value="396.153482794762" calcext:value-type="float">
            <text:p>396.153482794762</text:p>
          </table:table-cell>
          <table:table-cell office:value-type="float" office:value="1" calcext:value-type="float">
            <text:p>1</text:p>
          </table:table-cell>
          <table:table-cell office:value-type="float" office:value="0.0567185878753662" calcext:value-type="float">
            <text:p>0.056718587875366</text:p>
          </table:table-cell>
          <table:table-cell office:value-type="float" office:value="73.1774982789765" calcext:value-type="float">
            <text:p>73.1774982789765</text:p>
          </table:table-cell>
          <table:table-cell office:value-type="float" office:value="-0.423977971076965" calcext:value-type="float">
            <text:p>-0.423977971076965</text:p>
          </table:table-cell>
          <table:table-cell/>
          <table:table-cell table:formula="of:=SUM([.$I$4:.$I68])" office:value-type="float" office:value="3.92108511924744" calcext:value-type="float">
            <text:p>3.92108511924744</text:p>
          </table:table-cell>
        </table:table-row>
        <table:table-row table:style-name="ro1">
          <table:table-cell office:value-type="float" office:value="46.8225017210235" calcext:value-type="float">
            <text:p>46.8225017210235</text:p>
          </table:table-cell>
          <table:table-cell office:value-type="float" office:value="393.75" calcext:value-type="float">
            <text:p>393.75</text:p>
          </table:table-cell>
          <table:table-cell office:value-type="float" office:value="1872.90006884094" calcext:value-type="float">
            <text:p>1872.90006884094</text:p>
          </table:table-cell>
          <table:table-cell table:number-columns-repeated="2" office:value-type="float" office:value="-2.11988985538483" calcext:value-type="float">
            <text:p>-2.11988985538483</text:p>
          </table:table-cell>
          <table:table-cell office:value-type="float" office:value="391.630110144615" calcext:value-type="float">
            <text:p>391.630110144615</text:p>
          </table:table-cell>
          <table:table-cell office:value-type="float" office:value="395.869889855385" calcext:value-type="float">
            <text:p>395.869889855385</text:p>
          </table:table-cell>
          <table:table-cell office:value-type="float" office:value="1" calcext:value-type="float">
            <text:p>1</text:p>
          </table:table-cell>
          <table:table-cell office:value-type="float" office:value="0.0544688701629639" calcext:value-type="float">
            <text:p>0.054468870162964</text:p>
          </table:table-cell>
          <table:table-cell office:value-type="float" office:value="74.21442239357" calcext:value-type="float">
            <text:p>74.21442239357</text:p>
          </table:table-cell>
          <table:table-cell office:value-type="float" office:value="-0.369509100914001" calcext:value-type="float">
            <text:p>-0.369509100914001</text:p>
          </table:table-cell>
          <table:table-cell/>
          <table:table-cell table:formula="of:=SUM([.$I$4:.$I69])" office:value-type="float" office:value="3.9755539894104" calcext:value-type="float">
            <text:p>3.9755539894104</text:p>
          </table:table-cell>
        </table:table-row>
        <table:table-row table:style-name="ro1">
          <table:table-cell office:value-type="float" office:value="45.78557760643" calcext:value-type="float">
            <text:p>45.78557760643</text:p>
          </table:table-cell>
          <table:table-cell office:value-type="float" office:value="393.75" calcext:value-type="float">
            <text:p>393.75</text:p>
          </table:table-cell>
          <table:table-cell office:value-type="float" office:value="1831.4231042572" calcext:value-type="float">
            <text:p>1831.4231042572</text:p>
          </table:table-cell>
          <table:table-cell table:number-columns-repeated="2" office:value-type="float" office:value="-1.84754550457001" calcext:value-type="float">
            <text:p>-1.84754550457001</text:p>
          </table:table-cell>
          <table:table-cell office:value-type="float" office:value="391.90245449543" calcext:value-type="float">
            <text:p>391.90245449543</text:p>
          </table:table-cell>
          <table:table-cell office:value-type="float" office:value="395.59754550457" calcext:value-type="float">
            <text:p>395.59754550457</text:p>
          </table:table-cell>
          <table:table-cell office:value-type="float" office:value="1" calcext:value-type="float">
            <text:p>1</text:p>
          </table:table-cell>
          <table:table-cell office:value-type="float" office:value="0.0534794330596924" calcext:value-type="float">
            <text:p>0.053479433059692</text:p>
          </table:table-cell>
          <table:table-cell office:value-type="float" office:value="75.2299493616241" calcext:value-type="float">
            <text:p>75.2299493616241</text:p>
          </table:table-cell>
          <table:table-cell office:value-type="float" office:value="-0.316029667854309" calcext:value-type="float">
            <text:p>-0.316029667854309</text:p>
          </table:table-cell>
          <table:table-cell/>
          <table:table-cell table:formula="of:=SUM([.$I$4:.$I70])" office:value-type="float" office:value="4.02903342247009" calcext:value-type="float">
            <text:p>4.02903342247009</text:p>
          </table:table-cell>
        </table:table-row>
        <table:table-row table:style-name="ro1">
          <table:table-cell office:value-type="float" office:value="44.7700506383759" calcext:value-type="float">
            <text:p>44.7700506383759</text:p>
          </table:table-cell>
          <table:table-cell office:value-type="float" office:value="393.75" calcext:value-type="float">
            <text:p>393.75</text:p>
          </table:table-cell>
          <table:table-cell office:value-type="float" office:value="1790.80202553504" calcext:value-type="float">
            <text:p>1790.80202553504</text:p>
          </table:table-cell>
          <table:table-cell table:number-columns-repeated="2" office:value-type="float" office:value="-1.58014833927155" calcext:value-type="float">
            <text:p>-1.58014833927155</text:p>
          </table:table-cell>
          <table:table-cell office:value-type="float" office:value="392.169851660728" calcext:value-type="float">
            <text:p>392.169851660728</text:p>
          </table:table-cell>
          <table:table-cell office:value-type="float" office:value="395.330148339272" calcext:value-type="float">
            <text:p>395.330148339272</text:p>
          </table:table-cell>
          <table:table-cell office:value-type="float" office:value="1" calcext:value-type="float">
            <text:p>1</text:p>
          </table:table-cell>
          <table:table-cell office:value-type="float" office:value="0.0528695583343506" calcext:value-type="float">
            <text:p>0.052869558334351</text:p>
          </table:table-cell>
          <table:table-cell office:value-type="float" office:value="76.2187032290566" calcext:value-type="float">
            <text:p>76.2187032290566</text:p>
          </table:table-cell>
          <table:table-cell office:value-type="float" office:value="-0.263160109519958" calcext:value-type="float">
            <text:p>-0.263160109519958</text:p>
          </table:table-cell>
          <table:table-cell/>
          <table:table-cell table:formula="of:=SUM([.$I$4:.$I71])" office:value-type="float" office:value="4.08190298080444" calcext:value-type="float">
            <text:p>4.08190298080444</text:p>
          </table:table-cell>
        </table:table-row>
        <table:table-row table:style-name="ro1">
          <table:table-cell office:value-type="float" office:value="43.7812967709434" calcext:value-type="float">
            <text:p>43.7812967709434</text:p>
          </table:table-cell>
          <table:table-cell office:value-type="float" office:value="393.75" calcext:value-type="float">
            <text:p>393.75</text:p>
          </table:table-cell>
          <table:table-cell office:value-type="float" office:value="1751.25187083773" calcext:value-type="float">
            <text:p>1751.25187083773</text:p>
          </table:table-cell>
          <table:table-cell table:number-columns-repeated="2" office:value-type="float" office:value="-1.31580054759979" calcext:value-type="float">
            <text:p>-1.31580054759979</text:p>
          </table:table-cell>
          <table:table-cell office:value-type="float" office:value="392.4341994524" calcext:value-type="float">
            <text:p>392.4341994524</text:p>
          </table:table-cell>
          <table:table-cell office:value-type="float" office:value="395.0658005476" calcext:value-type="float">
            <text:p>395.0658005476</text:p>
          </table:table-cell>
          <table:table-cell office:value-type="float" office:value="1" calcext:value-type="float">
            <text:p>1</text:p>
          </table:table-cell>
          <table:table-cell office:value-type="float" office:value="0.0639967918395996" calcext:value-type="float">
            <text:p>0.0639967918396</text:p>
          </table:table-cell>
          <table:table-cell office:value-type="float" office:value="77.4262831962076" calcext:value-type="float">
            <text:p>77.4262831962076</text:p>
          </table:table-cell>
          <table:table-cell office:value-type="float" office:value="-0.199163317680359" calcext:value-type="float">
            <text:p>-0.199163317680359</text:p>
          </table:table-cell>
          <table:table-cell/>
          <table:table-cell table:formula="of:=SUM([.$I$4:.$I72])" office:value-type="float" office:value="4.14589977264404" calcext:value-type="float">
            <text:p>4.14589977264404</text:p>
          </table:table-cell>
        </table:table-row>
        <table:table-row table:style-name="ro1">
          <table:table-cell office:value-type="float" office:value="42.5737168037924" calcext:value-type="float">
            <text:p>42.5737168037924</text:p>
          </table:table-cell>
          <table:table-cell office:value-type="float" office:value="393.75" calcext:value-type="float">
            <text:p>393.75</text:p>
          </table:table-cell>
          <table:table-cell office:value-type="float" office:value="1702.9486721517" calcext:value-type="float">
            <text:p>1702.9486721517</text:p>
          </table:table-cell>
          <table:table-cell table:number-columns-repeated="2" office:value-type="float" office:value="-0.995816588401794" calcext:value-type="float">
            <text:p>-0.995816588401794</text:p>
          </table:table-cell>
          <table:table-cell office:value-type="float" office:value="392.754183411598" calcext:value-type="float">
            <text:p>392.754183411598</text:p>
          </table:table-cell>
          <table:table-cell office:value-type="float" office:value="394.745816588402" calcext:value-type="float">
            <text:p>394.745816588402</text:p>
          </table:table-cell>
          <table:table-cell office:value-type="float" office:value="1" calcext:value-type="float">
            <text:p>1</text:p>
          </table:table-cell>
          <table:table-cell office:value-type="float" office:value="0.0632281303405762" calcext:value-type="float">
            <text:p>0.063228130340576</text:p>
          </table:table-cell>
          <table:table-cell office:value-type="float" office:value="78.6254152175725" calcext:value-type="float">
            <text:p>78.6254152175725</text:p>
          </table:table-cell>
          <table:table-cell office:value-type="float" office:value="-0.135935187339783" calcext:value-type="float">
            <text:p>-0.135935187339783</text:p>
          </table:table-cell>
          <table:table-cell/>
          <table:table-cell table:formula="of:=SUM([.$I$4:.$I73])" office:value-type="float" office:value="4.20912790298462" calcext:value-type="float">
            <text:p>4.20912790298462</text:p>
          </table:table-cell>
        </table:table-row>
        <table:table-row table:style-name="ro1">
          <table:table-cell office:value-type="float" office:value="41.3745847824275" calcext:value-type="float">
            <text:p>41.3745847824275</text:p>
          </table:table-cell>
          <table:table-cell office:value-type="float" office:value="393.75" calcext:value-type="float">
            <text:p>393.75</text:p>
          </table:table-cell>
          <table:table-cell office:value-type="float" office:value="1654.9833912971" calcext:value-type="float">
            <text:p>1654.9833912971</text:p>
          </table:table-cell>
          <table:table-cell table:number-columns-repeated="2" office:value-type="float" office:value="-0.679675936698914" calcext:value-type="float">
            <text:p>-0.679675936698914</text:p>
          </table:table-cell>
          <table:table-cell office:value-type="float" office:value="393.070324063301" calcext:value-type="float">
            <text:p>393.070324063301</text:p>
          </table:table-cell>
          <table:table-cell office:value-type="float" office:value="394.429675936699" calcext:value-type="float">
            <text:p>394.429675936699</text:p>
          </table:table-cell>
          <table:table-cell office:value-type="float" office:value="1" calcext:value-type="float">
            <text:p>1</text:p>
          </table:table-cell>
          <table:table-cell office:value-type="float" office:value="0.0483667850494385" calcext:value-type="float">
            <text:p>0.048366785049439</text:p>
          </table:table-cell>
          <table:table-cell office:value-type="float" office:value="79.5345920413567" calcext:value-type="float">
            <text:p>79.5345920413567</text:p>
          </table:table-cell>
          <table:table-cell office:value-type="float" office:value="-0.0875684022903443" calcext:value-type="float">
            <text:p>-0.087568402290344</text:p>
          </table:table-cell>
          <table:table-cell/>
          <table:table-cell table:formula="of:=SUM([.$I$4:.$I74])" office:value-type="float" office:value="4.25749468803406" calcext:value-type="float">
            <text:p>4.25749468803406</text:p>
          </table:table-cell>
        </table:table-row>
        <table:table-row table:style-name="ro1">
          <table:table-cell office:value-type="float" office:value="40.4654079586433" calcext:value-type="float">
            <text:p>40.4654079586433</text:p>
          </table:table-cell>
          <table:table-cell office:value-type="float" office:value="393.75" calcext:value-type="float">
            <text:p>393.75</text:p>
          </table:table-cell>
          <table:table-cell office:value-type="float" office:value="1618.61631834573" calcext:value-type="float">
            <text:p>1618.61631834573</text:p>
          </table:table-cell>
          <table:table-cell table:number-columns-repeated="2" office:value-type="float" office:value="-0.437842011451721" calcext:value-type="float">
            <text:p>-0.437842011451721</text:p>
          </table:table-cell>
          <table:table-cell office:value-type="float" office:value="393.312157988548" calcext:value-type="float">
            <text:p>393.312157988548</text:p>
          </table:table-cell>
          <table:table-cell office:value-type="float" office:value="394.187842011452" calcext:value-type="float">
            <text:p>394.187842011452</text:p>
          </table:table-cell>
          <table:table-cell office:value-type="float" office:value="1" calcext:value-type="float">
            <text:p>1</text:p>
          </table:table-cell>
          <table:table-cell office:value-type="float" office:value="0.0552041530609131" calcext:value-type="float">
            <text:p>0.055204153060913</text:p>
          </table:table-cell>
          <table:table-cell office:value-type="float" office:value="80.5670069424257" calcext:value-type="float">
            <text:p>80.5670069424257</text:p>
          </table:table-cell>
          <table:table-cell office:value-type="float" office:value="-0.0323642492294312" calcext:value-type="float">
            <text:p>-0.032364249229431</text:p>
          </table:table-cell>
          <table:table-cell/>
          <table:table-cell table:formula="of:=SUM([.$I$4:.$I75])" office:value-type="float" office:value="4.31269884109497" calcext:value-type="float">
            <text:p>4.31269884109497</text:p>
          </table:table-cell>
        </table:table-row>
        <table:table-row table:style-name="ro1">
          <table:table-cell office:value-type="float" office:value="39.4329930575743" calcext:value-type="float">
            <text:p>39.4329930575743</text:p>
          </table:table-cell>
          <table:table-cell office:value-type="float" office:value="393.75" calcext:value-type="float">
            <text:p>393.75</text:p>
          </table:table-cell>
          <table:table-cell office:value-type="float" office:value="1577.31972230297" calcext:value-type="float">
            <text:p>1577.31972230297</text:p>
          </table:table-cell>
          <table:table-cell table:number-columns-repeated="2" office:value-type="float" office:value="-0.161821246147156" calcext:value-type="float">
            <text:p>-0.161821246147156</text:p>
          </table:table-cell>
          <table:table-cell office:value-type="float" office:value="393.588178753853" calcext:value-type="float">
            <text:p>393.588178753853</text:p>
          </table:table-cell>
          <table:table-cell office:value-type="float" office:value="393.911821246147" calcext:value-type="float">
            <text:p>393.911821246147</text:p>
          </table:table-cell>
          <table:table-cell office:value-type="float" office:value="1" calcext:value-type="float">
            <text:p>1</text:p>
          </table:table-cell>
          <table:table-cell office:value-type="float" office:value="0.0491969585418701" calcext:value-type="float">
            <text:p>0.04919695854187</text:p>
          </table:table-cell>
          <table:table-cell office:value-type="float" office:value="81.4976793213953" calcext:value-type="float">
            <text:p>81.4976793213953</text:p>
          </table:table-cell>
          <table:table-cell office:value-type="float" office:value="0.016832709312439" calcext:value-type="float">
            <text:p>0.016832709312439</text:p>
          </table:table-cell>
          <table:table-cell/>
          <table:table-cell table:formula="of:=SUM([.$I$4:.$I76])" office:value-type="float" office:value="4.36189579963684" calcext:value-type="float">
            <text:p>4.36189579963684</text:p>
          </table:table-cell>
        </table:table-row>
        <table:table-row table:style-name="ro1">
          <table:table-cell office:value-type="float" office:value="38.5023206786047" calcext:value-type="float">
            <text:p>38.5023206786047</text:p>
          </table:table-cell>
          <table:table-cell office:value-type="float" office:value="393.75" calcext:value-type="float">
            <text:p>393.75</text:p>
          </table:table-cell>
          <table:table-cell office:value-type="float" office:value="1540.09282714419" calcext:value-type="float">
            <text:p>1540.09282714419</text:p>
          </table:table-cell>
          <table:table-cell table:number-columns-repeated="2" office:value-type="float" office:value="0.0841635465621948" calcext:value-type="float">
            <text:p>0.084163546562195</text:p>
          </table:table-cell>
          <table:table-cell office:value-type="float" office:value="393.834163546562" calcext:value-type="float">
            <text:p>393.834163546562</text:p>
          </table:table-cell>
          <table:table-cell office:value-type="float" office:value="393.665836453438" calcext:value-type="float">
            <text:p>393.665836453438</text:p>
          </table:table-cell>
          <table:table-cell office:value-type="float" office:value="1" calcext:value-type="float">
            <text:p>1</text:p>
          </table:table-cell>
          <table:table-cell office:value-type="float" office:value="0.0951924324035645" calcext:value-type="float">
            <text:p>0.095192432403565</text:p>
          </table:table-cell>
          <table:table-cell office:value-type="float" office:value="83.3098580647905" calcext:value-type="float">
            <text:p>83.3098580647905</text:p>
          </table:table-cell>
          <table:table-cell office:value-type="float" office:value="0.112025141716003" calcext:value-type="float">
            <text:p>0.112025141716003</text:p>
          </table:table-cell>
          <table:table-cell/>
          <table:table-cell table:formula="of:=SUM([.$I$4:.$I77])" office:value-type="float" office:value="4.45708823204041" calcext:value-type="float">
            <text:p>4.45708823204041</text:p>
          </table:table-cell>
        </table:table-row>
        <table:table-row table:style-name="ro1">
          <table:table-cell office:value-type="float" office:value="36.6901419352095" calcext:value-type="float">
            <text:p>36.6901419352095</text:p>
          </table:table-cell>
          <table:table-cell office:value-type="float" office:value="393.75" calcext:value-type="float">
            <text:p>393.75</text:p>
          </table:table-cell>
          <table:table-cell office:value-type="float" office:value="1467.60567740838" calcext:value-type="float">
            <text:p>1467.60567740838</text:p>
          </table:table-cell>
          <table:table-cell table:number-columns-repeated="2" office:value-type="float" office:value="0.560125708580017" calcext:value-type="float">
            <text:p>0.560125708580017</text:p>
          </table:table-cell>
          <table:table-cell office:value-type="float" office:value="394.31012570858" calcext:value-type="float">
            <text:p>394.31012570858</text:p>
          </table:table-cell>
          <table:table-cell office:value-type="float" office:value="393.18987429142" calcext:value-type="float">
            <text:p>393.18987429142</text:p>
          </table:table-cell>
          <table:table-cell office:value-type="float" office:value="1" calcext:value-type="float">
            <text:p>1</text:p>
          </table:table-cell>
          <table:table-cell office:value-type="float" office:value="0.0820772647857666" calcext:value-type="float">
            <text:p>0.082077264785767</text:p>
          </table:table-cell>
          <table:table-cell office:value-type="float" office:value="84.844847490501" calcext:value-type="float">
            <text:p>84.844847490501</text:p>
          </table:table-cell>
          <table:table-cell office:value-type="float" office:value="0.19410240650177" calcext:value-type="float">
            <text:p>0.19410240650177</text:p>
          </table:table-cell>
          <table:table-cell/>
          <table:table-cell table:formula="of:=SUM([.$I$4:.$I78])" office:value-type="float" office:value="4.53916549682617" calcext:value-type="float">
            <text:p>4.53916549682617</text:p>
          </table:table-cell>
        </table:table-row>
        <table:table-row table:style-name="ro1">
          <table:table-cell office:value-type="float" office:value="35.155152509499" calcext:value-type="float">
            <text:p>35.155152509499</text:p>
          </table:table-cell>
          <table:table-cell office:value-type="float" office:value="393.75" calcext:value-type="float">
            <text:p>393.75</text:p>
          </table:table-cell>
          <table:table-cell office:value-type="float" office:value="1406.20610037996" calcext:value-type="float">
            <text:p>1406.20610037996</text:p>
          </table:table-cell>
          <table:table-cell table:number-columns-repeated="2" office:value-type="float" office:value="0.97051203250885" calcext:value-type="float">
            <text:p>0.97051203250885</text:p>
          </table:table-cell>
          <table:table-cell office:value-type="float" office:value="394.720512032509" calcext:value-type="float">
            <text:p>394.720512032509</text:p>
          </table:table-cell>
          <table:table-cell office:value-type="float" office:value="392.779487967491" calcext:value-type="float">
            <text:p>392.779487967491</text:p>
          </table:table-cell>
          <table:table-cell office:value-type="float" office:value="1" calcext:value-type="float">
            <text:p>1</text:p>
          </table:table-cell>
          <table:table-cell office:value-type="float" office:value="0.0554871559143066" calcext:value-type="float">
            <text:p>0.055487155914307</text:p>
          </table:table-cell>
          <table:table-cell office:value-type="float" office:value="85.8984993336068" calcext:value-type="float">
            <text:p>85.8984993336068</text:p>
          </table:table-cell>
          <table:table-cell office:value-type="float" office:value="0.249589562416077" calcext:value-type="float">
            <text:p>0.249589562416077</text:p>
          </table:table-cell>
          <table:table-cell/>
          <table:table-cell table:formula="of:=SUM([.$I$4:.$I79])" office:value-type="float" office:value="4.59465265274048" calcext:value-type="float">
            <text:p>4.59465265274048</text:p>
          </table:table-cell>
        </table:table-row>
        <table:table-row table:style-name="ro1">
          <table:table-cell office:value-type="float" office:value="34.1015006663932" calcext:value-type="float">
            <text:p>34.1015006663932</text:p>
          </table:table-cell>
          <table:table-cell office:value-type="float" office:value="393.75" calcext:value-type="float">
            <text:p>393.75</text:p>
          </table:table-cell>
          <table:table-cell office:value-type="float" office:value="1364.06002665573" calcext:value-type="float">
            <text:p>1364.06002665573</text:p>
          </table:table-cell>
          <table:table-cell table:number-columns-repeated="2" office:value-type="float" office:value="1.24794781208038" calcext:value-type="float">
            <text:p>1.24794781208038</text:p>
          </table:table-cell>
          <table:table-cell office:value-type="float" office:value="394.99794781208" calcext:value-type="float">
            <text:p>394.99794781208</text:p>
          </table:table-cell>
          <table:table-cell office:value-type="float" office:value="392.50205218792" calcext:value-type="float">
            <text:p>392.50205218792</text:p>
          </table:table-cell>
          <table:table-cell office:value-type="float" office:value="1" calcext:value-type="float">
            <text:p>1</text:p>
          </table:table-cell>
          <table:table-cell office:value-type="float" office:value="0.0677330493927002" calcext:value-type="float">
            <text:p>0.0677330493927</text:p>
          </table:table-cell>
          <table:table-cell office:value-type="float" office:value="87.1992871950224" calcext:value-type="float">
            <text:p>87.1992871950224</text:p>
          </table:table-cell>
          <table:table-cell office:value-type="float" office:value="0.317322611808777" calcext:value-type="float">
            <text:p>0.317322611808777</text:p>
          </table:table-cell>
          <table:table-cell/>
          <table:table-cell table:formula="of:=SUM([.$I$4:.$I80])" office:value-type="float" office:value="4.66238570213318" calcext:value-type="float">
            <text:p>4.66238570213318</text:p>
          </table:table-cell>
        </table:table-row>
        <table:table-row table:style-name="ro1">
          <table:table-cell office:value-type="float" office:value="32.8007128049776" calcext:value-type="float">
            <text:p>32.8007128049776</text:p>
          </table:table-cell>
          <table:table-cell office:value-type="float" office:value="393.75" calcext:value-type="float">
            <text:p>393.75</text:p>
          </table:table-cell>
          <table:table-cell office:value-type="float" office:value="1312.0285121991" calcext:value-type="float">
            <text:p>1312.0285121991</text:p>
          </table:table-cell>
          <table:table-cell table:number-columns-repeated="2" office:value-type="float" office:value="1.58661305904388" calcext:value-type="float">
            <text:p>1.58661305904388</text:p>
          </table:table-cell>
          <table:table-cell office:value-type="float" office:value="395.336613059044" calcext:value-type="float">
            <text:p>395.336613059044</text:p>
          </table:table-cell>
          <table:table-cell office:value-type="float" office:value="392.163386940956" calcext:value-type="float">
            <text:p>392.163386940956</text:p>
          </table:table-cell>
          <table:table-cell office:value-type="float" office:value="1" calcext:value-type="float">
            <text:p>1</text:p>
          </table:table-cell>
          <table:table-cell office:value-type="float" office:value="0.0541989803314209" calcext:value-type="float">
            <text:p>0.054198980331421</text:p>
          </table:table-cell>
          <table:table-cell office:value-type="float" office:value="88.1921380866533" calcext:value-type="float">
            <text:p>88.1921380866533</text:p>
          </table:table-cell>
          <table:table-cell office:value-type="float" office:value="0.371521592140198" calcext:value-type="float">
            <text:p>0.371521592140198</text:p>
          </table:table-cell>
          <table:table-cell/>
          <table:table-cell table:formula="of:=SUM([.$I$4:.$I81])" office:value-type="float" office:value="4.7165846824646" calcext:value-type="float">
            <text:p>4.7165846824646</text:p>
          </table:table-cell>
        </table:table-row>
        <table:table-row table:style-name="ro1">
          <table:table-cell office:value-type="float" office:value="31.8078619133467" calcext:value-type="float">
            <text:p>31.8078619133467</text:p>
          </table:table-cell>
          <table:table-cell office:value-type="float" office:value="393.75" calcext:value-type="float">
            <text:p>393.75</text:p>
          </table:table-cell>
          <table:table-cell office:value-type="float" office:value="1272.31447653387" calcext:value-type="float">
            <text:p>1272.31447653387</text:p>
          </table:table-cell>
          <table:table-cell table:number-columns-repeated="2" office:value-type="float" office:value="1.85760796070099" calcext:value-type="float">
            <text:p>1.85760796070099</text:p>
          </table:table-cell>
          <table:table-cell office:value-type="float" office:value="395.607607960701" calcext:value-type="float">
            <text:p>395.607607960701</text:p>
          </table:table-cell>
          <table:table-cell office:value-type="float" office:value="391.892392039299" calcext:value-type="float">
            <text:p>391.892392039299</text:p>
          </table:table-cell>
          <table:table-cell office:value-type="float" office:value="1" calcext:value-type="float">
            <text:p>1</text:p>
          </table:table-cell>
          <table:table-cell office:value-type="float" office:value="0.0526938438415527" calcext:value-type="float">
            <text:p>0.052693843841553</text:p>
          </table:table-cell>
          <table:table-cell office:value-type="float" office:value="89.1687731665582" calcext:value-type="float">
            <text:p>89.1687731665582</text:p>
          </table:table-cell>
          <table:table-cell office:value-type="float" office:value="0.424215435981751" calcext:value-type="float">
            <text:p>0.424215435981751</text:p>
          </table:table-cell>
          <table:table-cell/>
          <table:table-cell table:formula="of:=SUM([.$I$4:.$I82])" office:value-type="float" office:value="4.76927852630615" calcext:value-type="float">
            <text:p>4.76927852630615</text:p>
          </table:table-cell>
        </table:table-row>
        <table:table-row table:style-name="ro1">
          <table:table-cell office:value-type="float" office:value="30.8312268334418" calcext:value-type="float">
            <text:p>30.8312268334418</text:p>
          </table:table-cell>
          <table:table-cell office:value-type="float" office:value="393.75" calcext:value-type="float">
            <text:p>393.75</text:p>
          </table:table-cell>
          <table:table-cell office:value-type="float" office:value="1233.24907333767" calcext:value-type="float">
            <text:p>1233.24907333767</text:p>
          </table:table-cell>
          <table:table-cell table:number-columns-repeated="2" office:value-type="float" office:value="2.12107717990875" calcext:value-type="float">
            <text:p>2.12107717990875</text:p>
          </table:table-cell>
          <table:table-cell office:value-type="float" office:value="395.871077179909" calcext:value-type="float">
            <text:p>395.871077179909</text:p>
          </table:table-cell>
          <table:table-cell office:value-type="float" office:value="391.628922820091" calcext:value-type="float">
            <text:p>391.628922820091</text:p>
          </table:table-cell>
          <table:table-cell office:value-type="float" office:value="1" calcext:value-type="float">
            <text:p>1</text:p>
          </table:table-cell>
          <table:table-cell office:value-type="float" office:value="0.0571601390838623" calcext:value-type="float">
            <text:p>0.057160139083862</text:p>
          </table:table-cell>
          <table:table-cell office:value-type="float" office:value="90.2459809634022" calcext:value-type="float">
            <text:p>90.2459809634022</text:p>
          </table:table-cell>
          <table:table-cell office:value-type="float" office:value="0.481375575065613" calcext:value-type="float">
            <text:p>0.481375575065613</text:p>
          </table:table-cell>
          <table:table-cell/>
          <table:table-cell table:formula="of:=SUM([.$I$4:.$I83])" office:value-type="float" office:value="4.82643866539002" calcext:value-type="float">
            <text:p>4.82643866539002</text:p>
          </table:table-cell>
        </table:table-row>
        <table:table-row table:style-name="ro1">
          <table:table-cell office:value-type="float" office:value="29.7540190365978" calcext:value-type="float">
            <text:p>29.7540190365978</text:p>
          </table:table-cell>
          <table:table-cell office:value-type="float" office:value="393.75" calcext:value-type="float">
            <text:p>393.75</text:p>
          </table:table-cell>
          <table:table-cell office:value-type="float" office:value="1190.16076146391" calcext:value-type="float">
            <text:p>1190.16076146391</text:p>
          </table:table-cell>
          <table:table-cell table:number-columns-repeated="2" office:value-type="float" office:value="2.40687787532806" calcext:value-type="float">
            <text:p>2.40687787532806</text:p>
          </table:table-cell>
          <table:table-cell office:value-type="float" office:value="396.156877875328" calcext:value-type="float">
            <text:p>396.156877875328</text:p>
          </table:table-cell>
          <table:table-cell office:value-type="float" office:value="391.343122124672" calcext:value-type="float">
            <text:p>391.343122124672</text:p>
          </table:table-cell>
          <table:table-cell office:value-type="float" office:value="1" calcext:value-type="float">
            <text:p>1</text:p>
          </table:table-cell>
          <table:table-cell office:value-type="float" office:value="0.0562772750854492" calcext:value-type="float">
            <text:p>0.056277275085449</text:p>
          </table:table-cell>
          <table:table-cell office:value-type="float" office:value="91.2917270816847" calcext:value-type="float">
            <text:p>91.2917270816847</text:p>
          </table:table-cell>
          <table:table-cell office:value-type="float" office:value="0.537652850151062" calcext:value-type="float">
            <text:p>0.537652850151062</text:p>
          </table:table-cell>
          <table:table-cell/>
          <table:table-cell table:formula="of:=SUM([.$I$4:.$I84])" office:value-type="float" office:value="4.88271594047547" calcext:value-type="float">
            <text:p>4.88271594047547</text:p>
          </table:table-cell>
        </table:table-row>
        <table:table-row table:style-name="ro1">
          <table:table-cell office:value-type="float" office:value="28.7082729183153" calcext:value-type="float">
            <text:p>28.7082729183153</text:p>
          </table:table-cell>
          <table:table-cell office:value-type="float" office:value="393.75" calcext:value-type="float">
            <text:p>393.75</text:p>
          </table:table-cell>
          <table:table-cell office:value-type="float" office:value="1148.33091673261" calcext:value-type="float">
            <text:p>1148.33091673261</text:p>
          </table:table-cell>
          <table:table-cell table:number-columns-repeated="2" office:value-type="float" office:value="2.68826425075531" calcext:value-type="float">
            <text:p>2.68826425075531</text:p>
          </table:table-cell>
          <table:table-cell office:value-type="float" office:value="396.438264250755" calcext:value-type="float">
            <text:p>396.438264250755</text:p>
          </table:table-cell>
          <table:table-cell office:value-type="float" office:value="391.061735749245" calcext:value-type="float">
            <text:p>391.061735749245</text:p>
          </table:table-cell>
          <table:table-cell office:value-type="float" office:value="1" calcext:value-type="float">
            <text:p>1</text:p>
          </table:table-cell>
          <table:table-cell office:value-type="float" office:value="0.0861897468566895" calcext:value-type="float">
            <text:p>0.08618974685669</text:p>
          </table:table-cell>
          <table:table-cell office:value-type="float" office:value="92.9387133394244" calcext:value-type="float">
            <text:p>92.9387133394244</text:p>
          </table:table-cell>
          <table:table-cell office:value-type="float" office:value="0.623842597007751" calcext:value-type="float">
            <text:p>0.623842597007751</text:p>
          </table:table-cell>
          <table:table-cell/>
          <table:table-cell table:formula="of:=SUM([.$I$4:.$I85])" office:value-type="float" office:value="4.96890568733215" calcext:value-type="float">
            <text:p>4.96890568733215</text:p>
          </table:table-cell>
        </table:table-row>
        <table:table-row table:style-name="ro1">
          <table:table-cell office:value-type="float" office:value="27.0612866605756" calcext:value-type="float">
            <text:p>27.0612866605756</text:p>
          </table:table-cell>
          <table:table-cell office:value-type="float" office:value="393.75" calcext:value-type="float">
            <text:p>393.75</text:p>
          </table:table-cell>
          <table:table-cell office:value-type="float" office:value="1082.45146642303" calcext:value-type="float">
            <text:p>1082.45146642303</text:p>
          </table:table-cell>
          <table:table-cell table:number-columns-repeated="2" office:value-type="float" office:value="3.11921298503876" calcext:value-type="float">
            <text:p>3.11921298503876</text:p>
          </table:table-cell>
          <table:table-cell office:value-type="float" office:value="396.869212985039" calcext:value-type="float">
            <text:p>396.869212985039</text:p>
          </table:table-cell>
          <table:table-cell office:value-type="float" office:value="390.630787014961" calcext:value-type="float">
            <text:p>390.630787014961</text:p>
          </table:table-cell>
          <table:table-cell office:value-type="float" office:value="1" calcext:value-type="float">
            <text:p>1</text:p>
          </table:table-cell>
          <table:table-cell office:value-type="float" office:value="0.0725600719451904" calcext:value-type="float">
            <text:p>0.07256007194519</text:p>
          </table:table-cell>
          <table:table-cell office:value-type="float" office:value="94.2852893901386" calcext:value-type="float">
            <text:p>94.2852893901386</text:p>
          </table:table-cell>
          <table:table-cell office:value-type="float" office:value="0.696402668952942" calcext:value-type="float">
            <text:p>0.696402668952942</text:p>
          </table:table-cell>
          <table:table-cell/>
          <table:table-cell table:formula="of:=SUM([.$I$4:.$I86])" office:value-type="float" office:value="5.04146575927734" calcext:value-type="float">
            <text:p>5.04146575927734</text:p>
          </table:table-cell>
        </table:table-row>
        <table:table-row table:style-name="ro1">
          <table:table-cell office:value-type="float" office:value="25.7147106098614" calcext:value-type="float">
            <text:p>25.7147106098614</text:p>
          </table:table-cell>
          <table:table-cell office:value-type="float" office:value="393.75" calcext:value-type="float">
            <text:p>393.75</text:p>
          </table:table-cell>
          <table:table-cell office:value-type="float" office:value="1028.58842439446" calcext:value-type="float">
            <text:p>1028.58842439446</text:p>
          </table:table-cell>
          <table:table-cell table:number-columns-repeated="2" office:value-type="float" office:value="3.48201334476471" calcext:value-type="float">
            <text:p>3.48201334476471</text:p>
          </table:table-cell>
          <table:table-cell office:value-type="float" office:value="397.232013344765" calcext:value-type="float">
            <text:p>397.232013344765</text:p>
          </table:table-cell>
          <table:table-cell office:value-type="float" office:value="390.267986655235" calcext:value-type="float">
            <text:p>390.267986655235</text:p>
          </table:table-cell>
          <table:table-cell office:value-type="float" office:value="0" calcext:value-type="float">
            <text:p>0</text:p>
          </table:table-cell>
          <table:table-cell office:value-type="float" office:value="0.0551784038543701" calcext:value-type="float">
            <text:p>0.05517840385437</text:p>
          </table:table-cell>
          <table:table-cell office:value-type="float" office:value="95.3357209006546" calcext:value-type="float">
            <text:p>95.3357209006546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87])" office:value-type="float" office:value="5.09664416313172" calcext:value-type="float">
            <text:p>5.09664416313172</text:p>
          </table:table-cell>
        </table:table-row>
        <table:table-row table:style-name="ro1">
          <table:table-cell office:value-type="float" office:value="24.6642790993454" calcext:value-type="float">
            <text:p>24.6642790993454</text:p>
          </table:table-cell>
          <table:table-cell office:value-type="float" office:value="393.75" calcext:value-type="float">
            <text:p>393.75</text:p>
          </table:table-cell>
          <table:table-cell office:value-type="float" office:value="986.571163973818" calcext:value-type="float">
            <text:p>986.571163973818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0" calcext:value-type="float">
            <text:p>0</text:p>
          </table:table-cell>
          <table:table-cell office:value-type="float" office:value="0.0620832443237305" calcext:value-type="float">
            <text:p>0.062083244323731</text:p>
          </table:table-cell>
          <table:table-cell office:value-type="float" office:value="96.5220598094704" calcext:value-type="float">
            <text:p>96.5220598094704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88])" office:value-type="float" office:value="5.15872740745545" calcext:value-type="float">
            <text:p>5.15872740745545</text:p>
          </table:table-cell>
        </table:table-row>
        <table:table-row table:style-name="ro1">
          <table:table-cell office:value-type="float" office:value="23.4779401905296" calcext:value-type="float">
            <text:p>23.4779401905296</text:p>
          </table:table-cell>
          <table:table-cell office:value-type="float" office:value="393.75" calcext:value-type="float">
            <text:p>393.75</text:p>
          </table:table-cell>
          <table:table-cell office:value-type="float" office:value="939.117607621185" calcext:value-type="float">
            <text:p>939.117607621185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0" calcext:value-type="float">
            <text:p>0</text:p>
          </table:table-cell>
          <table:table-cell office:value-type="float" office:value="0.0537760257720947" calcext:value-type="float">
            <text:p>0.053776025772095</text:p>
          </table:table-cell>
          <table:table-cell office:value-type="float" office:value="97.5342047960165" calcext:value-type="float">
            <text:p>97.5342047960165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89])" office:value-type="float" office:value="5.21250343322754" calcext:value-type="float">
            <text:p>5.21250343322754</text:p>
          </table:table-cell>
        </table:table-row>
        <table:table-row table:style-name="ro1">
          <table:table-cell office:value-type="float" office:value="22.4657952039835" calcext:value-type="float">
            <text:p>22.4657952039835</text:p>
          </table:table-cell>
          <table:table-cell office:value-type="float" office:value="393.75" calcext:value-type="float">
            <text:p>393.75</text:p>
          </table:table-cell>
          <table:table-cell office:value-type="float" office:value="898.631808159339" calcext:value-type="float">
            <text:p>898.631808159339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0" calcext:value-type="float">
            <text:p>0</text:p>
          </table:table-cell>
          <table:table-cell office:value-type="float" office:value="0.0573205947875977" calcext:value-type="float">
            <text:p>0.057320594787598</text:p>
          </table:table-cell>
          <table:table-cell office:value-type="float" office:value="98.6130638564832" calcext:value-type="float">
            <text:p>98.6130638564832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90])" office:value-type="float" office:value="5.26982402801514" calcext:value-type="float">
            <text:p>5.26982402801514</text:p>
          </table:table-cell>
        </table:table-row>
        <table:table-row table:style-name="ro1">
          <table:table-cell office:value-type="float" office:value="21.3869361435168" calcext:value-type="float">
            <text:p>21.3869361435168</text:p>
          </table:table-cell>
          <table:table-cell office:value-type="float" office:value="393.75" calcext:value-type="float">
            <text:p>393.75</text:p>
          </table:table-cell>
          <table:table-cell office:value-type="float" office:value="855.477445740673" calcext:value-type="float">
            <text:p>855.477445740673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0" calcext:value-type="float">
            <text:p>0</text:p>
          </table:table-cell>
          <table:table-cell office:value-type="float" office:value="0.0577864646911621" calcext:value-type="float">
            <text:p>0.057786464691162</text:p>
          </table:table-cell>
          <table:table-cell office:value-type="float" office:value="99.7062262827864" calcext:value-type="float">
            <text:p>99.7062262827864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91])" office:value-type="float" office:value="5.3276104927063" calcext:value-type="float">
            <text:p>5.3276104927063</text:p>
          </table:table-cell>
        </table:table-row>
        <table:table-row table:style-name="ro1">
          <table:table-cell office:value-type="float" office:value="20.2937737172136" calcext:value-type="float">
            <text:p>20.2937737172136</text:p>
          </table:table-cell>
          <table:table-cell office:value-type="float" office:value="393.75" calcext:value-type="float">
            <text:p>393.75</text:p>
          </table:table-cell>
          <table:table-cell office:value-type="float" office:value="811.750948688544" calcext:value-type="float">
            <text:p>811.750948688544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0" calcext:value-type="float">
            <text:p>0</text:p>
          </table:table-cell>
          <table:table-cell office:value-type="float" office:value="0.0631065368652344" calcext:value-type="float">
            <text:p>0.063106536865234</text:p>
          </table:table-cell>
          <table:table-cell office:value-type="float" office:value="100.886429680575" calcext:value-type="float">
            <text:p>100.886429680575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92])" office:value-type="float" office:value="5.39071702957153" calcext:value-type="float">
            <text:p>5.39071702957153</text:p>
          </table:table-cell>
        </table:table-row>
        <table:table-row table:style-name="ro1">
          <table:table-cell office:value-type="float" office:value="19.1135703194251" calcext:value-type="float">
            <text:p>19.1135703194251</text:p>
          </table:table-cell>
          <table:table-cell office:value-type="float" office:value="393.75" calcext:value-type="float">
            <text:p>393.75</text:p>
          </table:table-cell>
          <table:table-cell office:value-type="float" office:value="764.542812777006" calcext:value-type="float">
            <text:p>764.542812777006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0" calcext:value-type="float">
            <text:p>0</text:p>
          </table:table-cell>
          <table:table-cell office:value-type="float" office:value="0.0541791915893555" calcext:value-type="float">
            <text:p>0.054179191589356</text:p>
          </table:table-cell>
          <table:table-cell office:value-type="float" office:value="101.907460219376" calcext:value-type="float">
            <text:p>101.907460219376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93])" office:value-type="float" office:value="5.44489622116089" calcext:value-type="float">
            <text:p>5.44489622116089</text:p>
          </table:table-cell>
        </table:table-row>
        <table:table-row table:style-name="ro1">
          <table:table-cell office:value-type="float" office:value="18.0925397806237" calcext:value-type="float">
            <text:p>18.0925397806237</text:p>
          </table:table-cell>
          <table:table-cell office:value-type="float" office:value="393.75" calcext:value-type="float">
            <text:p>393.75</text:p>
          </table:table-cell>
          <table:table-cell office:value-type="float" office:value="723.70159122495" calcext:value-type="float">
            <text:p>723.70159122495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0" calcext:value-type="float">
            <text:p>0</text:p>
          </table:table-cell>
          <table:table-cell office:value-type="float" office:value="0.0501432418823242" calcext:value-type="float">
            <text:p>0.050143241882324</text:p>
          </table:table-cell>
          <table:table-cell office:value-type="float" office:value="102.854832974313" calcext:value-type="float">
            <text:p>102.854832974313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94])" office:value-type="float" office:value="5.49503946304321" calcext:value-type="float">
            <text:p>5.49503946304321</text:p>
          </table:table-cell>
        </table:table-row>
        <table:table-row table:style-name="ro1">
          <table:table-cell office:value-type="float" office:value="17.1451670256871" calcext:value-type="float">
            <text:p>17.1451670256871</text:p>
          </table:table-cell>
          <table:table-cell office:value-type="float" office:value="393.75" calcext:value-type="float">
            <text:p>393.75</text:p>
          </table:table-cell>
          <table:table-cell office:value-type="float" office:value="685.806681027484" calcext:value-type="float">
            <text:p>685.806681027484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0" calcext:value-type="float">
            <text:p>0</text:p>
          </table:table-cell>
          <table:table-cell office:value-type="float" office:value="0.0601580142974854" calcext:value-type="float">
            <text:p>0.060158014297485</text:p>
          </table:table-cell>
          <table:table-cell office:value-type="float" office:value="103.981334345275" calcext:value-type="float">
            <text:p>103.981334345275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95])" office:value-type="float" office:value="5.5551974773407" calcext:value-type="float">
            <text:p>5.5551974773407</text:p>
          </table:table-cell>
        </table:table-row>
        <table:table-row table:style-name="ro1">
          <table:table-cell office:value-type="float" office:value="16.018665654725" calcext:value-type="float">
            <text:p>16.018665654725</text:p>
          </table:table-cell>
          <table:table-cell office:value-type="float" office:value="393.75" calcext:value-type="float">
            <text:p>393.75</text:p>
          </table:table-cell>
          <table:table-cell office:value-type="float" office:value="640.746626189" calcext:value-type="float">
            <text:p>640.746626189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0" calcext:value-type="float">
            <text:p>0</text:p>
          </table:table-cell>
          <table:table-cell office:value-type="float" office:value="0.0775227546691895" calcext:value-type="float">
            <text:p>0.07752275466919</text:p>
          </table:table-cell>
          <table:table-cell office:value-type="float" office:value="105.444140883633" calcext:value-type="float">
            <text:p>105.444140883633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96])" office:value-type="float" office:value="5.63272023200989" calcext:value-type="float">
            <text:p>5.63272023200989</text:p>
          </table:table-cell>
        </table:table-row>
        <table:table-row table:style-name="ro1">
          <table:table-cell office:value-type="float" office:value="14.5558591163675" calcext:value-type="float">
            <text:p>14.5558591163675</text:p>
          </table:table-cell>
          <table:table-cell office:value-type="float" office:value="393.75" calcext:value-type="float">
            <text:p>393.75</text:p>
          </table:table-cell>
          <table:table-cell office:value-type="float" office:value="582.234364654698" calcext:value-type="float">
            <text:p>582.234364654698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0" calcext:value-type="float">
            <text:p>0</text:p>
          </table:table-cell>
          <table:table-cell office:value-type="float" office:value="0.057687520980835" calcext:value-type="float">
            <text:p>0.057687520980835</text:p>
          </table:table-cell>
          <table:table-cell office:value-type="float" office:value="106.509185333021" calcext:value-type="float">
            <text:p>106.509185333021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97])" office:value-type="float" office:value="5.69040775299072" calcext:value-type="float">
            <text:p>5.69040775299072</text:p>
          </table:table-cell>
        </table:table-row>
        <table:table-row table:style-name="ro1">
          <table:table-cell office:value-type="float" office:value="13.4908146669792" calcext:value-type="float">
            <text:p>13.4908146669792</text:p>
          </table:table-cell>
          <table:table-cell office:value-type="float" office:value="393.75" calcext:value-type="float">
            <text:p>393.75</text:p>
          </table:table-cell>
          <table:table-cell office:value-type="float" office:value="539.63258667917" calcext:value-type="float">
            <text:p>539.63258667917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0" calcext:value-type="float">
            <text:p>0</text:p>
          </table:table-cell>
          <table:table-cell office:value-type="float" office:value="0.0597536563873291" calcext:value-type="float">
            <text:p>0.059753656387329</text:p>
          </table:table-cell>
          <table:table-cell office:value-type="float" office:value="107.653870226186" calcext:value-type="float">
            <text:p>107.653870226186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98])" office:value-type="float" office:value="5.75016140937805" calcext:value-type="float">
            <text:p>5.75016140937805</text:p>
          </table:table-cell>
        </table:table-row>
        <table:table-row table:style-name="ro1">
          <table:table-cell office:value-type="float" office:value="12.3461297738143" calcext:value-type="float">
            <text:p>12.3461297738143</text:p>
          </table:table-cell>
          <table:table-cell office:value-type="float" office:value="393.75" calcext:value-type="float">
            <text:p>393.75</text:p>
          </table:table-cell>
          <table:table-cell office:value-type="float" office:value="493.845190952574" calcext:value-type="float">
            <text:p>493.845190952574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0" calcext:value-type="float">
            <text:p>0</text:p>
          </table:table-cell>
          <table:table-cell office:value-type="float" office:value="0.056260347366333" calcext:value-type="float">
            <text:p>0.056260347366333</text:p>
          </table:table-cell>
          <table:table-cell office:value-type="float" office:value="108.712773849326" calcext:value-type="float">
            <text:p>108.712773849326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99])" office:value-type="float" office:value="5.80642175674439" calcext:value-type="float">
            <text:p>5.80642175674439</text:p>
          </table:table-cell>
        </table:table-row>
        <table:table-row table:style-name="ro1">
          <table:table-cell office:value-type="float" office:value="11.2872261506736" calcext:value-type="float">
            <text:p>11.2872261506736</text:p>
          </table:table-cell>
          <table:table-cell office:value-type="float" office:value="393.75" calcext:value-type="float">
            <text:p>393.75</text:p>
          </table:table-cell>
          <table:table-cell office:value-type="float" office:value="451.489046026945" calcext:value-type="float">
            <text:p>451.489046026945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0" calcext:value-type="float">
            <text:p>0</text:p>
          </table:table-cell>
          <table:table-cell office:value-type="float" office:value="0.0751750469207764" calcext:value-type="float">
            <text:p>0.075175046920776</text:p>
          </table:table-cell>
          <table:table-cell office:value-type="float" office:value="110.120479778575" calcext:value-type="float">
            <text:p>110.120479778575</text:p>
          </table:table-cell>
          <table:table-cell office:value-type="float" office:value="0.723991870880127" calcext:value-type="float">
            <text:p>0.723991870880127</text:p>
          </table:table-cell>
          <table:table-cell/>
          <table:table-cell table:formula="of:=SUM([.$I$4:.$I100])" office:value-type="float" office:value="5.88159680366516" calcext:value-type="float">
            <text:p>5.88159680366516</text:p>
          </table:table-cell>
        </table:table-row>
        <table:table-row table:style-name="ro1">
          <table:table-cell office:value-type="float" office:value="9.87952022142498" calcext:value-type="float">
            <text:p>9.87952022142498</text:p>
          </table:table-cell>
          <table:table-cell office:value-type="float" office:value="393.75" calcext:value-type="float">
            <text:p>393.75</text:p>
          </table:table-cell>
          <table:table-cell office:value-type="float" office:value="395.180808856999" calcext:value-type="float">
            <text:p>395.180808856999</text:p>
          </table:table-cell>
          <table:table-cell table:number-columns-repeated="2" office:value-type="float" office:value="3.61995935440063" calcext:value-type="float">
            <text:p>3.61995935440063</text:p>
          </table:table-cell>
          <table:table-cell office:value-type="float" office:value="397.369959354401" calcext:value-type="float">
            <text:p>397.369959354401</text:p>
          </table:table-cell>
          <table:table-cell office:value-type="float" office:value="390.130040645599" calcext:value-type="float">
            <text:p>390.130040645599</text:p>
          </table:table-cell>
          <table:table-cell office:value-type="float" office:value="-1" calcext:value-type="float">
            <text:p>-1</text:p>
          </table:table-cell>
          <table:table-cell office:value-type="float" office:value="0.0540299415588379" calcext:value-type="float">
            <text:p>0.054029941558838</text:p>
          </table:table-cell>
          <table:table-cell office:value-type="float" office:value="111.15163560048" calcext:value-type="float">
            <text:p>111.15163560048</text:p>
          </table:table-cell>
          <table:table-cell office:value-type="float" office:value="0.696976900100708" calcext:value-type="float">
            <text:p>0.696976900100708</text:p>
          </table:table-cell>
          <table:table-cell/>
          <table:table-cell table:formula="of:=SUM([.$I$4:.$I101])" office:value-type="float" office:value="5.935626745224" calcext:value-type="float">
            <text:p>5.935626745224</text:p>
          </table:table-cell>
        </table:table-row>
        <table:table-row table:style-name="ro1">
          <table:table-cell office:value-type="float" office:value="8.84836439951955" calcext:value-type="float">
            <text:p>8.84836439951955</text:p>
          </table:table-cell>
          <table:table-cell table:number-columns-repeated="2" office:value-type="float" office:value="353.934575980782" calcext:value-type="float">
            <text:p>353.934575980782</text:p>
          </table:table-cell>
          <table:table-cell table:number-columns-repeated="2" office:value-type="float" office:value="3.48488450050354" calcext:value-type="float">
            <text:p>3.48488450050354</text:p>
          </table:table-cell>
          <table:table-cell office:value-type="float" office:value="357.419460481286" calcext:value-type="float">
            <text:p>357.419460481286</text:p>
          </table:table-cell>
          <table:table-cell office:value-type="float" office:value="350.449691480279" calcext:value-type="float">
            <text:p>350.449691480279</text:p>
          </table:table-cell>
          <table:table-cell office:value-type="float" office:value="-1" calcext:value-type="float">
            <text:p>-1</text:p>
          </table:table-cell>
          <table:table-cell office:value-type="float" office:value="0.0540204048156738" calcext:value-type="float">
            <text:p>0.054020404815674</text:p>
          </table:table-cell>
          <table:table-cell office:value-type="float" office:value="112.164499460558" calcext:value-type="float">
            <text:p>112.164499460558</text:p>
          </table:table-cell>
          <table:table-cell office:value-type="float" office:value="0.642956495285034" calcext:value-type="float">
            <text:p>0.642956495285034</text:p>
          </table:table-cell>
          <table:table-cell/>
          <table:table-cell table:formula="of:=SUM([.$I$4:.$I102])" office:value-type="float" office:value="5.98964715003967" calcext:value-type="float">
            <text:p>5.98964715003967</text:p>
          </table:table-cell>
        </table:table-row>
        <table:table-row table:style-name="ro1">
          <table:table-cell office:value-type="float" office:value="7.83550053944218" calcext:value-type="float">
            <text:p>7.83550053944218</text:p>
          </table:table-cell>
          <table:table-cell table:number-columns-repeated="2" office:value-type="float" office:value="313.420021577687" calcext:value-type="float">
            <text:p>313.420021577687</text:p>
          </table:table-cell>
          <table:table-cell table:number-columns-repeated="2" office:value-type="float" office:value="3.21478247642517" calcext:value-type="float">
            <text:p>3.21478247642517</text:p>
          </table:table-cell>
          <table:table-cell office:value-type="float" office:value="316.634804054112" calcext:value-type="float">
            <text:p>316.634804054112</text:p>
          </table:table-cell>
          <table:table-cell office:value-type="float" office:value="310.205239101262" calcext:value-type="float">
            <text:p>310.205239101262</text:p>
          </table:table-cell>
          <table:table-cell office:value-type="float" office:value="-1" calcext:value-type="float">
            <text:p>-1</text:p>
          </table:table-cell>
          <table:table-cell office:value-type="float" office:value="0.0588197708129883" calcext:value-type="float">
            <text:p>0.058819770812988</text:p>
          </table:table-cell>
          <table:table-cell office:value-type="float" office:value="113.177206193365" calcext:value-type="float">
            <text:p>113.177206193365</text:p>
          </table:table-cell>
          <table:table-cell office:value-type="float" office:value="0.584136724472046" calcext:value-type="float">
            <text:p>0.584136724472046</text:p>
          </table:table-cell>
          <table:table-cell/>
          <table:table-cell table:formula="of:=SUM([.$I$4:.$I103])" office:value-type="float" office:value="6.04846692085266" calcext:value-type="float">
            <text:p>6.04846692085266</text:p>
          </table:table-cell>
        </table:table-row>
        <table:table-row table:style-name="ro1">
          <table:table-cell office:value-type="float" office:value="6.82279380663478" calcext:value-type="float">
            <text:p>6.82279380663478</text:p>
          </table:table-cell>
          <table:table-cell table:number-columns-repeated="2" office:value-type="float" office:value="272.911752265391" calcext:value-type="float">
            <text:p>272.911752265391</text:p>
          </table:table-cell>
          <table:table-cell table:number-columns-repeated="2" office:value-type="float" office:value="2.92068362236023" calcext:value-type="float">
            <text:p>2.92068362236023</text:p>
          </table:table-cell>
          <table:table-cell office:value-type="float" office:value="275.832435887751" calcext:value-type="float">
            <text:p>275.832435887751</text:p>
          </table:table-cell>
          <table:table-cell office:value-type="float" office:value="269.991068643031" calcext:value-type="float">
            <text:p>269.991068643031</text:p>
          </table:table-cell>
          <table:table-cell office:value-type="float" office:value="-1" calcext:value-type="float">
            <text:p>-1</text:p>
          </table:table-cell>
          <table:table-cell office:value-type="float" office:value="0.0541131496429443" calcext:value-type="float">
            <text:p>0.054113149642944</text:p>
          </table:table-cell>
          <table:table-cell office:value-type="float" office:value="113.994849057548" calcext:value-type="float">
            <text:p>113.994849057548</text:p>
          </table:table-cell>
          <table:table-cell office:value-type="float" office:value="0.530023574829102" calcext:value-type="float">
            <text:p>0.530023574829102</text:p>
          </table:table-cell>
          <table:table-cell/>
          <table:table-cell table:formula="of:=SUM([.$I$4:.$I104])" office:value-type="float" office:value="6.10258007049561" calcext:value-type="float">
            <text:p>6.10258007049561</text:p>
          </table:table-cell>
        </table:table-row>
        <table:table-row table:style-name="ro1">
          <table:table-cell office:value-type="float" office:value="6.00515094245158" calcext:value-type="float">
            <text:p>6.00515094245158</text:p>
          </table:table-cell>
          <table:table-cell table:number-columns-repeated="2" office:value-type="float" office:value="240.206037698063" calcext:value-type="float">
            <text:p>240.206037698063</text:p>
          </table:table-cell>
          <table:table-cell table:number-columns-repeated="2" office:value-type="float" office:value="2.65011787414551" calcext:value-type="float">
            <text:p>2.65011787414551</text:p>
          </table:table-cell>
          <table:table-cell office:value-type="float" office:value="242.856155572209" calcext:value-type="float">
            <text:p>242.856155572209</text:p>
          </table:table-cell>
          <table:table-cell office:value-type="float" office:value="237.555919823918" calcext:value-type="float">
            <text:p>237.555919823918</text:p>
          </table:table-cell>
          <table:table-cell office:value-type="float" office:value="-1" calcext:value-type="float">
            <text:p>-1</text:p>
          </table:table-cell>
          <table:table-cell office:value-type="float" office:value="0.0645864009857178" calcext:value-type="float">
            <text:p>0.064586400985718</text:p>
          </table:table-cell>
          <table:table-cell office:value-type="float" office:value="114.809897043826" calcext:value-type="float">
            <text:p>114.809897043826</text:p>
          </table:table-cell>
          <table:table-cell office:value-type="float" office:value="0.465437173843384" calcext:value-type="float">
            <text:p>0.465437173843384</text:p>
          </table:table-cell>
          <table:table-cell/>
          <table:table-cell table:formula="of:=SUM([.$I$4:.$I105])" office:value-type="float" office:value="6.16716647148132" calcext:value-type="float">
            <text:p>6.16716647148132</text:p>
          </table:table-cell>
        </table:table-row>
        <table:table-row table:style-name="ro1">
          <table:table-cell office:value-type="float" office:value="5.19010295617443" calcext:value-type="float">
            <text:p>5.19010295617443</text:p>
          </table:table-cell>
          <table:table-cell table:number-columns-repeated="2" office:value-type="float" office:value="207.604118246977" calcext:value-type="float">
            <text:p>207.604118246977</text:p>
          </table:table-cell>
          <table:table-cell table:number-columns-repeated="2" office:value-type="float" office:value="2.32718586921692" calcext:value-type="float">
            <text:p>2.32718586921692</text:p>
          </table:table-cell>
          <table:table-cell office:value-type="float" office:value="209.931304116194" calcext:value-type="float">
            <text:p>209.931304116194</text:p>
          </table:table-cell>
          <table:table-cell office:value-type="float" office:value="205.27693237776" calcext:value-type="float">
            <text:p>205.27693237776</text:p>
          </table:table-cell>
          <table:table-cell office:value-type="float" office:value="-1" calcext:value-type="float">
            <text:p>-1</text:p>
          </table:table-cell>
          <table:table-cell office:value-type="float" office:value="0.065593957901001" calcext:value-type="float">
            <text:p>0.065593957901001</text:p>
          </table:table-cell>
          <table:table-cell office:value-type="float" office:value="115.507291171041" calcext:value-type="float">
            <text:p>115.507291171041</text:p>
          </table:table-cell>
          <table:table-cell office:value-type="float" office:value="0.399843215942383" calcext:value-type="float">
            <text:p>0.399843215942383</text:p>
          </table:table-cell>
          <table:table-cell/>
          <table:table-cell table:formula="of:=SUM([.$I$4:.$I106])" office:value-type="float" office:value="6.23276042938233" calcext:value-type="float">
            <text:p>6.23276042938233</text:p>
          </table:table-cell>
        </table:table-row>
        <table:table-row table:style-name="ro1">
          <table:table-cell office:value-type="float" office:value="4.49270882895929" calcext:value-type="float">
            <text:p>4.49270882895929</text:p>
          </table:table-cell>
          <table:table-cell table:number-columns-repeated="2" office:value-type="float" office:value="179.708353158372" calcext:value-type="float">
            <text:p>179.708353158372</text:p>
          </table:table-cell>
          <table:table-cell table:number-columns-repeated="2" office:value-type="float" office:value="1.99921607971191" calcext:value-type="float">
            <text:p>1.99921607971191</text:p>
          </table:table-cell>
          <table:table-cell office:value-type="float" office:value="181.707569238084" calcext:value-type="float">
            <text:p>181.707569238084</text:p>
          </table:table-cell>
          <table:table-cell office:value-type="float" office:value="177.70913707866" calcext:value-type="float">
            <text:p>177.70913707866</text:p>
          </table:table-cell>
          <table:table-cell office:value-type="float" office:value="-1" calcext:value-type="float">
            <text:p>-1</text:p>
          </table:table-cell>
          <table:table-cell office:value-type="float" office:value="0.092294454574585" calcext:value-type="float">
            <text:p>0.092294454574585</text:p>
          </table:table-cell>
          <table:table-cell office:value-type="float" office:value="116.391321323017" calcext:value-type="float">
            <text:p>116.391321323017</text:p>
          </table:table-cell>
          <table:table-cell office:value-type="float" office:value="0.307548761367798" calcext:value-type="float">
            <text:p>0.307548761367798</text:p>
          </table:table-cell>
          <table:table-cell/>
          <table:table-cell table:formula="of:=SUM([.$I$4:.$I107])" office:value-type="float" office:value="6.32505488395691" calcext:value-type="float">
            <text:p>6.32505488395691</text:p>
          </table:table-cell>
        </table:table-row>
        <table:table-row table:style-name="ro1">
          <table:table-cell office:value-type="float" office:value="3.60867867698332" calcext:value-type="float">
            <text:p>3.60867867698332</text:p>
          </table:table-cell>
          <table:table-cell table:number-columns-repeated="2" office:value-type="float" office:value="144.347147079333" calcext:value-type="float">
            <text:p>144.347147079333</text:p>
          </table:table-cell>
          <table:table-cell table:number-columns-repeated="2" office:value-type="float" office:value="1.53774380683899" calcext:value-type="float">
            <text:p>1.53774380683899</text:p>
          </table:table-cell>
          <table:table-cell office:value-type="float" office:value="145.884890886172" calcext:value-type="float">
            <text:p>145.884890886172</text:p>
          </table:table-cell>
          <table:table-cell office:value-type="float" office:value="142.809403272494" calcext:value-type="float">
            <text:p>142.809403272494</text:p>
          </table:table-cell>
          <table:table-cell office:value-type="float" office:value="-1" calcext:value-type="float">
            <text:p>-1</text:p>
          </table:table-cell>
          <table:table-cell office:value-type="float" office:value="0.043391227722168" calcext:value-type="float">
            <text:p>0.043391227722168</text:p>
          </table:table-cell>
          <table:table-cell office:value-type="float" office:value="116.757064371792" calcext:value-type="float">
            <text:p>116.757064371792</text:p>
          </table:table-cell>
          <table:table-cell office:value-type="float" office:value="0.26415753364563" calcext:value-type="float">
            <text:p>0.26415753364563</text:p>
          </table:table-cell>
          <table:table-cell/>
          <table:table-cell table:formula="of:=SUM([.$I$4:.$I108])" office:value-type="float" office:value="6.36844611167908" calcext:value-type="float">
            <text:p>6.36844611167908</text:p>
          </table:table-cell>
        </table:table-row>
        <table:table-row table:style-name="ro1">
          <table:table-cell office:value-type="float" office:value="3.24293562820831" calcext:value-type="float">
            <text:p>3.24293562820831</text:p>
          </table:table-cell>
          <table:table-cell table:number-columns-repeated="2" office:value-type="float" office:value="129.717425128333" calcext:value-type="float">
            <text:p>129.717425128333</text:p>
          </table:table-cell>
          <table:table-cell table:number-columns-repeated="2" office:value-type="float" office:value="1.32078766822815" calcext:value-type="float">
            <text:p>1.32078766822815</text:p>
          </table:table-cell>
          <table:table-cell office:value-type="float" office:value="131.038212796561" calcext:value-type="float">
            <text:p>131.038212796561</text:p>
          </table:table-cell>
          <table:table-cell office:value-type="float" office:value="128.396637460104" calcext:value-type="float">
            <text:p>128.396637460104</text:p>
          </table:table-cell>
          <table:table-cell office:value-type="float" office:value="-2" calcext:value-type="float">
            <text:p>-2</text:p>
          </table:table-cell>
          <table:table-cell office:value-type="float" office:value="0.0456931591033936" calcext:value-type="float">
            <text:p>0.045693159103394</text:p>
          </table:table-cell>
          <table:table-cell office:value-type="float" office:value="117.087502084245" calcext:value-type="float">
            <text:p>117.087502084245</text:p>
          </table:table-cell>
          <table:table-cell office:value-type="float" office:value="0.19561779499054" calcext:value-type="float">
            <text:p>0.19561779499054</text:p>
          </table:table-cell>
          <table:table-cell/>
          <table:table-cell table:formula="of:=SUM([.$I$4:.$I109])" office:value-type="float" office:value="6.41413927078247" calcext:value-type="float">
            <text:p>6.41413927078247</text:p>
          </table:table-cell>
        </table:table-row>
        <table:table-row table:style-name="ro1">
          <table:table-cell office:value-type="float" office:value="2.91249791575493" calcext:value-type="float">
            <text:p>2.91249791575493</text:p>
          </table:table-cell>
          <table:table-cell table:number-columns-repeated="2" office:value-type="float" office:value="116.499916630197" calcext:value-type="float">
            <text:p>116.499916630197</text:p>
          </table:table-cell>
          <table:table-cell table:number-columns-repeated="2" office:value-type="float" office:value="0.978088974952698" calcext:value-type="float">
            <text:p>0.978088974952698</text:p>
          </table:table-cell>
          <table:table-cell office:value-type="float" office:value="117.47800560515" calcext:value-type="float">
            <text:p>117.47800560515</text:p>
          </table:table-cell>
          <table:table-cell office:value-type="float" office:value="115.521827655244" calcext:value-type="float">
            <text:p>115.521827655244</text:p>
          </table:table-cell>
          <table:table-cell office:value-type="float" office:value="-2" calcext:value-type="float">
            <text:p>-2</text:p>
          </table:table-cell>
          <table:table-cell office:value-type="float" office:value="0.0424230098724365" calcext:value-type="float">
            <text:p>0.042423009872437</text:p>
          </table:table-cell>
          <table:table-cell office:value-type="float" office:value="117.359751998124" calcext:value-type="float">
            <text:p>117.359751998124</text:p>
          </table:table-cell>
          <table:table-cell office:value-type="float" office:value="0.110771775245667" calcext:value-type="float">
            <text:p>0.110771775245667</text:p>
          </table:table-cell>
          <table:table-cell/>
          <table:table-cell table:formula="of:=SUM([.$I$4:.$I110])" office:value-type="float" office:value="6.45656228065491" calcext:value-type="float">
            <text:p>6.45656228065491</text:p>
          </table:table-cell>
        </table:table-row>
        <table:table-row table:style-name="ro1">
          <table:table-cell office:value-type="float" office:value="2.64024800187613" calcext:value-type="float">
            <text:p>2.64024800187613</text:p>
          </table:table-cell>
          <table:table-cell table:number-columns-repeated="2" office:value-type="float" office:value="105.609920075045" calcext:value-type="float">
            <text:p>105.609920075045</text:p>
          </table:table-cell>
          <table:table-cell table:number-columns-repeated="2" office:value-type="float" office:value="0.553858876228333" calcext:value-type="float">
            <text:p>0.553858876228333</text:p>
          </table:table-cell>
          <table:table-cell office:value-type="float" office:value="106.163778951274" calcext:value-type="float">
            <text:p>106.163778951274</text:p>
          </table:table-cell>
          <table:table-cell office:value-type="float" office:value="105.056061198817" calcext:value-type="float">
            <text:p>105.056061198817</text:p>
          </table:table-cell>
          <table:table-cell office:value-type="float" office:value="-2" calcext:value-type="float">
            <text:p>-2</text:p>
          </table:table-cell>
          <table:table-cell office:value-type="float" office:value="0.037053108215332" calcext:value-type="float">
            <text:p>0.037053108215332</text:p>
          </table:table-cell>
          <table:table-cell office:value-type="float" office:value="117.570035146065" calcext:value-type="float">
            <text:p>117.570035146065</text:p>
          </table:table-cell>
          <table:table-cell office:value-type="float" office:value="0.0366655588150024" calcext:value-type="float">
            <text:p>0.036665558815002</text:p>
          </table:table-cell>
          <table:table-cell/>
          <table:table-cell table:formula="of:=SUM([.$I$4:.$I111])" office:value-type="float" office:value="6.49361538887024" calcext:value-type="float">
            <text:p>6.49361538887024</text:p>
          </table:table-cell>
        </table:table-row>
        <table:table-row table:style-name="ro1">
          <table:table-cell office:value-type="float" office:value="2.42996485393537" calcext:value-type="float">
            <text:p>2.42996485393537</text:p>
          </table:table-cell>
          <table:table-cell table:number-columns-repeated="2" office:value-type="float" office:value="97.198594157415" calcext:value-type="float">
            <text:p>97.198594157415</text:p>
          </table:table-cell>
          <table:table-cell table:number-columns-repeated="2" office:value-type="float" office:value="0.183327794075012" calcext:value-type="float">
            <text:p>0.183327794075012</text:p>
          </table:table-cell>
          <table:table-cell office:value-type="float" office:value="97.38192195149" calcext:value-type="float">
            <text:p>97.38192195149</text:p>
          </table:table-cell>
          <table:table-cell office:value-type="float" office:value="97.01526636334" calcext:value-type="float">
            <text:p>97.01526636334</text:p>
          </table:table-cell>
          <table:table-cell office:value-type="float" office:value="-2" calcext:value-type="float">
            <text:p>-2</text:p>
          </table:table-cell>
          <table:table-cell office:value-type="float" office:value="0.041034460067749" calcext:value-type="float">
            <text:p>0.041034460067749</text:p>
          </table:table-cell>
          <table:table-cell office:value-type="float" office:value="117.754765410353" calcext:value-type="float">
            <text:p>117.754765410353</text:p>
          </table:table-cell>
          <table:table-cell office:value-type="float" office:value="-0.0454033613204956" calcext:value-type="float">
            <text:p>-0.045403361320496</text:p>
          </table:table-cell>
          <table:table-cell/>
          <table:table-cell table:formula="of:=SUM([.$I$4:.$I112])" office:value-type="float" office:value="6.53464984893799" calcext:value-type="float">
            <text:p>6.53464984893799</text:p>
          </table:table-cell>
        </table:table-row>
        <table:table-row table:style-name="ro1">
          <table:table-cell office:value-type="float" office:value="2.24523458964744" calcext:value-type="float">
            <text:p>2.24523458964744</text:p>
          </table:table-cell>
          <table:table-cell table:number-columns-repeated="2" office:value-type="float" office:value="89.8093835858975" calcext:value-type="float">
            <text:p>89.8093835858975</text:p>
          </table:table-cell>
          <table:table-cell table:number-columns-repeated="2" office:value-type="float" office:value="-0.227016806602478" calcext:value-type="float">
            <text:p>-0.227016806602478</text:p>
          </table:table-cell>
          <table:table-cell office:value-type="float" office:value="89.5823667792951" calcext:value-type="float">
            <text:p>89.5823667792951</text:p>
          </table:table-cell>
          <table:table-cell office:value-type="float" office:value="90.0364003925" calcext:value-type="float">
            <text:p>90.0364003925</text:p>
          </table:table-cell>
          <table:table-cell office:value-type="float" office:value="-2" calcext:value-type="float">
            <text:p>-2</text:p>
          </table:table-cell>
          <table:table-cell office:value-type="float" office:value="0.0323348045349121" calcext:value-type="float">
            <text:p>0.032334804534912</text:p>
          </table:table-cell>
          <table:table-cell office:value-type="float" office:value="117.897234136751" calcext:value-type="float">
            <text:p>117.897234136751</text:p>
          </table:table-cell>
          <table:table-cell office:value-type="float" office:value="-0.11007297039032" calcext:value-type="float">
            <text:p>-0.11007297039032</text:p>
          </table:table-cell>
          <table:table-cell/>
          <table:table-cell table:formula="of:=SUM([.$I$4:.$I113])" office:value-type="float" office:value="6.5669846534729" calcext:value-type="float">
            <text:p>6.5669846534729</text:p>
          </table:table-cell>
        </table:table-row>
        <table:table-row table:style-name="ro1">
          <table:table-cell office:value-type="float" office:value="2.10276586324909" calcext:value-type="float">
            <text:p>2.10276586324909</text:p>
          </table:table-cell>
          <table:table-cell table:number-columns-repeated="2" office:value-type="float" office:value="84.1106345299636" calcext:value-type="float">
            <text:p>84.1106345299636</text:p>
          </table:table-cell>
          <table:table-cell table:number-columns-repeated="2" office:value-type="float" office:value="-0.550364851951599" calcext:value-type="float">
            <text:p>-0.550364851951599</text:p>
          </table:table-cell>
          <table:table-cell office:value-type="float" office:value="83.560269678012" calcext:value-type="float">
            <text:p>83.560269678012</text:p>
          </table:table-cell>
          <table:table-cell office:value-type="float" office:value="84.6609993819152" calcext:value-type="float">
            <text:p>84.6609993819152</text:p>
          </table:table-cell>
          <table:table-cell office:value-type="float" office:value="-2" calcext:value-type="float">
            <text:p>-2</text:p>
          </table:table-cell>
          <table:table-cell office:value-type="float" office:value="0.0398471355438232" calcext:value-type="float">
            <text:p>0.039847135543823</text:p>
          </table:table-cell>
          <table:table-cell office:value-type="float" office:value="118.065169150391" calcext:value-type="float">
            <text:p>118.065169150391</text:p>
          </table:table-cell>
          <table:table-cell office:value-type="float" office:value="-0.189767241477966" calcext:value-type="float">
            <text:p>-0.189767241477966</text:p>
          </table:table-cell>
          <table:table-cell/>
          <table:table-cell table:formula="of:=SUM([.$I$4:.$I114])" office:value-type="float" office:value="6.60683178901672" calcext:value-type="float">
            <text:p>6.60683178901672</text:p>
          </table:table-cell>
        </table:table-row>
        <table:table-row table:style-name="ro1">
          <table:table-cell office:value-type="float" office:value="1.93483084960918" calcext:value-type="float">
            <text:p>1.93483084960918</text:p>
          </table:table-cell>
          <table:table-cell table:number-columns-repeated="2" office:value-type="float" office:value="77.3932339843674" calcext:value-type="float">
            <text:p>77.3932339843674</text:p>
          </table:table-cell>
          <table:table-cell table:number-columns-repeated="2" office:value-type="float" office:value="-0.948836207389832" calcext:value-type="float">
            <text:p>-0.948836207389832</text:p>
          </table:table-cell>
          <table:table-cell office:value-type="float" office:value="76.4443977769776" calcext:value-type="float">
            <text:p>76.4443977769776</text:p>
          </table:table-cell>
          <table:table-cell office:value-type="float" office:value="78.3420701917572" calcext:value-type="float">
            <text:p>78.3420701917572</text:p>
          </table:table-cell>
          <table:table-cell office:value-type="float" office:value="-2" calcext:value-type="float">
            <text:p>-2</text:p>
          </table:table-cell>
          <table:table-cell office:value-type="float" office:value="0.0388486385345459" calcext:value-type="float">
            <text:p>0.038848638534546</text:p>
          </table:table-cell>
          <table:table-cell office:value-type="float" office:value="118.226105218045" calcext:value-type="float">
            <text:p>118.226105218045</text:p>
          </table:table-cell>
          <table:table-cell office:value-type="float" office:value="-0.267464518547058" calcext:value-type="float">
            <text:p>-0.267464518547058</text:p>
          </table:table-cell>
          <table:table-cell/>
          <table:table-cell table:formula="of:=SUM([.$I$4:.$I115])" office:value-type="float" office:value="6.64568042755127" calcext:value-type="float">
            <text:p>6.64568042755127</text:p>
          </table:table-cell>
        </table:table-row>
        <table:table-row table:style-name="ro1">
          <table:table-cell office:value-type="float" office:value="1.77389478195519" calcext:value-type="float">
            <text:p>1.77389478195519</text:p>
          </table:table-cell>
          <table:table-cell table:number-columns-repeated="2" office:value-type="float" office:value="70.9557912782077" calcext:value-type="float">
            <text:p>70.9557912782077</text:p>
          </table:table-cell>
          <table:table-cell table:number-columns-repeated="2" office:value-type="float" office:value="-1.33732259273529" calcext:value-type="float">
            <text:p>-1.33732259273529</text:p>
          </table:table-cell>
          <table:table-cell office:value-type="float" office:value="69.6184686854724" calcext:value-type="float">
            <text:p>69.6184686854724</text:p>
          </table:table-cell>
          <table:table-cell office:value-type="float" office:value="72.293113870943" calcext:value-type="float">
            <text:p>72.293113870943</text:p>
          </table:table-cell>
          <table:table-cell office:value-type="float" office:value="-2" calcext:value-type="float">
            <text:p>-2</text:p>
          </table:table-cell>
          <table:table-cell office:value-type="float" office:value="0.0351250171661377" calcext:value-type="float">
            <text:p>0.035125017166138</text:p>
          </table:table-cell>
          <table:table-cell office:value-type="float" office:value="118.358158036978" calcext:value-type="float">
            <text:p>118.358158036978</text:p>
          </table:table-cell>
          <table:table-cell office:value-type="float" office:value="-0.337714552879333" calcext:value-type="float">
            <text:p>-0.337714552879333</text:p>
          </table:table-cell>
          <table:table-cell/>
          <table:table-cell table:formula="of:=SUM([.$I$4:.$I116])" office:value-type="float" office:value="6.68080544471741" calcext:value-type="float">
            <text:p>6.68080544471741</text:p>
          </table:table-cell>
        </table:table-row>
        <table:table-row table:style-name="ro1">
          <table:table-cell office:value-type="float" office:value="1.64184196302239" calcext:value-type="float">
            <text:p>1.64184196302239</text:p>
          </table:table-cell>
          <table:table-cell table:number-columns-repeated="2" office:value-type="float" office:value="65.6736785208955" calcext:value-type="float">
            <text:p>65.6736785208955</text:p>
          </table:table-cell>
          <table:table-cell table:number-columns-repeated="2" office:value-type="float" office:value="-1.68857276439667" calcext:value-type="float">
            <text:p>-1.68857276439667</text:p>
          </table:table-cell>
          <table:table-cell office:value-type="float" office:value="63.9851057564988" calcext:value-type="float">
            <text:p>63.9851057564988</text:p>
          </table:table-cell>
          <table:table-cell office:value-type="float" office:value="67.3622512852921" calcext:value-type="float">
            <text:p>67.3622512852921</text:p>
          </table:table-cell>
          <table:table-cell office:value-type="float" office:value="-2" calcext:value-type="float">
            <text:p>-2</text:p>
          </table:table-cell>
          <table:table-cell office:value-type="float" office:value="0.0378429889678955" calcext:value-type="float">
            <text:p>0.037842988967896</text:p>
          </table:table-cell>
          <table:table-cell office:value-type="float" office:value="118.488648689307" calcext:value-type="float">
            <text:p>118.488648689307</text:p>
          </table:table-cell>
          <table:table-cell office:value-type="float" office:value="-0.413400530815125" calcext:value-type="float">
            <text:p>-0.413400530815125</text:p>
          </table:table-cell>
          <table:table-cell/>
          <table:table-cell table:formula="of:=SUM([.$I$4:.$I117])" office:value-type="float" office:value="6.7186484336853" calcext:value-type="float">
            <text:p>6.7186484336853</text:p>
          </table:table-cell>
        </table:table-row>
        <table:table-row table:style-name="ro1">
          <table:table-cell office:value-type="float" office:value="1.51135131069255" calcext:value-type="float">
            <text:p>1.51135131069255</text:p>
          </table:table-cell>
          <table:table-cell table:number-columns-repeated="2" office:value-type="float" office:value="60.4540524277019" calcext:value-type="float">
            <text:p>60.4540524277019</text:p>
          </table:table-cell>
          <table:table-cell table:number-columns-repeated="2" office:value-type="float" office:value="-2.06700265407562" calcext:value-type="float">
            <text:p>-2.06700265407562</text:p>
          </table:table-cell>
          <table:table-cell office:value-type="float" office:value="58.3870497736262" calcext:value-type="float">
            <text:p>58.3870497736262</text:p>
          </table:table-cell>
          <table:table-cell office:value-type="float" office:value="62.5210550817775" calcext:value-type="float">
            <text:p>62.5210550817775</text:p>
          </table:table-cell>
          <table:table-cell office:value-type="float" office:value="-2" calcext:value-type="float">
            <text:p>-2</text:p>
          </table:table-cell>
          <table:table-cell office:value-type="float" office:value="0.0579173564910889" calcext:value-type="float">
            <text:p>0.057917356491089</text:p>
          </table:table-cell>
          <table:table-cell office:value-type="float" office:value="118.663396102405" calcext:value-type="float">
            <text:p>118.663396102405</text:p>
          </table:table-cell>
          <table:table-cell office:value-type="float" office:value="-0.529235243797302" calcext:value-type="float">
            <text:p>-0.529235243797302</text:p>
          </table:table-cell>
          <table:table-cell/>
          <table:table-cell table:formula="of:=SUM([.$I$4:.$I118])" office:value-type="float" office:value="6.77656579017639" calcext:value-type="float">
            <text:p>6.77656579017639</text:p>
          </table:table-cell>
        </table:table-row>
        <table:table-row table:style-name="ro1">
          <table:table-cell office:value-type="float" office:value="1.33660389759484" calcext:value-type="float">
            <text:p>1.33660389759484</text:p>
          </table:table-cell>
          <table:table-cell table:number-columns-repeated="2" office:value-type="float" office:value="53.4641559037937" calcext:value-type="float">
            <text:p>53.4641559037937</text:p>
          </table:table-cell>
          <table:table-cell table:number-columns-repeated="2" office:value-type="float" office:value="-2.64617621898651" calcext:value-type="float">
            <text:p>-2.64617621898651</text:p>
          </table:table-cell>
          <table:table-cell office:value-type="float" office:value="50.8179796848071" calcext:value-type="float">
            <text:p>50.8179796848071</text:p>
          </table:table-cell>
          <table:table-cell office:value-type="float" office:value="56.1103321227802" calcext:value-type="float">
            <text:p>56.1103321227802</text:p>
          </table:table-cell>
          <table:table-cell office:value-type="float" office:value="-2" calcext:value-type="float">
            <text:p>-2</text:p>
          </table:table-cell>
          <table:table-cell office:value-type="float" office:value="0.062067985534668" calcext:value-type="float">
            <text:p>0.062067985534668</text:p>
          </table:table-cell>
          <table:table-cell office:value-type="float" office:value="118.828372610856" calcext:value-type="float">
            <text:p>118.828372610856</text:p>
          </table:table-cell>
          <table:table-cell office:value-type="float" office:value="-0.653371214866638" calcext:value-type="float">
            <text:p>-0.653371214866638</text:p>
          </table:table-cell>
          <table:table-cell/>
          <table:table-cell table:formula="of:=SUM([.$I$4:.$I119])" office:value-type="float" office:value="6.83863377571106" calcext:value-type="float">
            <text:p>6.83863377571106</text:p>
          </table:table-cell>
        </table:table-row>
        <table:table-row table:style-name="ro1">
          <table:table-cell office:value-type="float" office:value="1.17162738914386" calcext:value-type="float">
            <text:p>1.17162738914386</text:p>
          </table:table-cell>
          <table:table-cell table:number-columns-repeated="2" office:value-type="float" office:value="46.8650955657546" calcext:value-type="float">
            <text:p>46.8650955657546</text:p>
          </table:table-cell>
          <table:table-cell table:number-columns-repeated="2" office:value-type="float" office:value="-3.26685607433319" calcext:value-type="float">
            <text:p>-3.26685607433319</text:p>
          </table:table-cell>
          <table:table-cell office:value-type="float" office:value="43.5982394914214" calcext:value-type="float">
            <text:p>43.5982394914214</text:p>
          </table:table-cell>
          <table:table-cell office:value-type="float" office:value="50.1319516400878" calcext:value-type="float">
            <text:p>50.1319516400878</text:p>
          </table:table-cell>
          <table:table-cell office:value-type="float" office:value="-2" calcext:value-type="float">
            <text:p>-2</text:p>
          </table:table-cell>
          <table:table-cell office:value-type="float" office:value="0.0575973987579346" calcext:value-type="float">
            <text:p>0.057597398757935</text:p>
          </table:table-cell>
          <table:table-cell office:value-type="float" office:value="118.980087091302" calcext:value-type="float">
            <text:p>118.980087091302</text:p>
          </table:table-cell>
          <table:table-cell office:value-type="float" office:value="-0.768566012382507" calcext:value-type="float">
            <text:p>-0.768566012382507</text:p>
          </table:table-cell>
          <table:table-cell/>
          <table:table-cell table:formula="of:=SUM([.$I$4:.$I120])" office:value-type="float" office:value="6.896231174469" calcext:value-type="float">
            <text:p>6.896231174469</text:p>
          </table:table-cell>
        </table:table-row>
        <table:table-row table:style-name="ro1">
          <table:table-cell office:value-type="float" office:value="1.01991290869836" calcext:value-type="float">
            <text:p>1.01991290869836</text:p>
          </table:table-cell>
          <table:table-cell table:number-columns-repeated="2" office:value-type="float" office:value="40.7965163479344" calcext:value-type="float">
            <text:p>40.7965163479344</text:p>
          </table:table-cell>
          <table:table-cell table:number-columns-repeated="2" office:value-type="float" office:value="-3.84283006191254" calcext:value-type="float">
            <text:p>-3.84283006191254</text:p>
          </table:table-cell>
          <table:table-cell office:value-type="float" office:value="36.9536862860218" calcext:value-type="float">
            <text:p>36.9536862860218</text:p>
          </table:table-cell>
          <table:table-cell office:value-type="float" office:value="44.6393464098469" calcext:value-type="float">
            <text:p>44.6393464098469</text:p>
          </table:table-cell>
          <table:table-cell office:value-type="float" office:value="-2" calcext:value-type="float">
            <text:p>-2</text:p>
          </table:table-cell>
          <table:table-cell office:value-type="float" office:value="0.0478665828704834" calcext:value-type="float">
            <text:p>0.047866582870483</text:p>
          </table:table-cell>
          <table:table-cell office:value-type="float" office:value="119.090123178019" calcext:value-type="float">
            <text:p>119.090123178019</text:p>
          </table:table-cell>
          <table:table-cell office:value-type="float" office:value="-0.864299178123474" calcext:value-type="float">
            <text:p>-0.864299178123474</text:p>
          </table:table-cell>
          <table:table-cell/>
          <table:table-cell table:formula="of:=SUM([.$I$4:.$I121])" office:value-type="float" office:value="6.94409775733948" calcext:value-type="float">
            <text:p>6.94409775733948</text:p>
          </table:table-cell>
        </table:table-row>
        <table:table-row table:style-name="ro1">
          <table:table-cell office:value-type="float" office:value="0.909876821981058" calcext:value-type="float">
            <text:p>0.909876821981058</text:p>
          </table:table-cell>
          <table:table-cell table:number-columns-repeated="2" office:value-type="float" office:value="36.3950728792423" calcext:value-type="float">
            <text:p>36.3950728792423</text:p>
          </table:table-cell>
          <table:table-cell table:number-columns-repeated="2" office:value-type="float" office:value="-4.32149589061737" calcext:value-type="float">
            <text:p>-4.32149589061737</text:p>
          </table:table-cell>
          <table:table-cell office:value-type="float" office:value="32.0735769886249" calcext:value-type="float">
            <text:p>32.0735769886249</text:p>
          </table:table-cell>
          <table:table-cell office:value-type="float" office:value="40.7165687698597" calcext:value-type="float">
            <text:p>40.7165687698597</text:p>
          </table:table-cell>
          <table:table-cell office:value-type="float" office:value="-2" calcext:value-type="float">
            <text:p>-2</text:p>
          </table:table-cell>
          <table:table-cell office:value-type="float" office:value="0.0452682971954346" calcext:value-type="float">
            <text:p>0.045268297195435</text:p>
          </table:table-cell>
          <table:table-cell office:value-type="float" office:value="119.177926441133" calcext:value-type="float">
            <text:p>119.177926441133</text:p>
          </table:table-cell>
          <table:table-cell office:value-type="float" office:value="-0.954835772514343" calcext:value-type="float">
            <text:p>-0.954835772514343</text:p>
          </table:table-cell>
          <table:table-cell/>
          <table:table-cell table:formula="of:=SUM([.$I$4:.$I122])" office:value-type="float" office:value="6.98936605453491" calcext:value-type="float">
            <text:p>6.98936605453491</text:p>
          </table:table-cell>
        </table:table-row>
        <table:table-row table:style-name="ro1">
          <table:table-cell office:value-type="float" office:value="0.822073558866805" calcext:value-type="float">
            <text:p>0.822073558866805</text:p>
          </table:table-cell>
          <table:table-cell table:number-columns-repeated="2" office:value-type="float" office:value="32.8829423546722" calcext:value-type="float">
            <text:p>32.8829423546722</text:p>
          </table:table-cell>
          <table:table-cell table:number-columns-repeated="2" office:value-type="float" office:value="-4.77417886257172" calcext:value-type="float">
            <text:p>-4.77417886257172</text:p>
          </table:table-cell>
          <table:table-cell office:value-type="float" office:value="28.1087634921005" calcext:value-type="float">
            <text:p>28.1087634921005</text:p>
          </table:table-cell>
          <table:table-cell office:value-type="float" office:value="37.6571212172439" calcext:value-type="float">
            <text:p>37.6571212172439</text:p>
          </table:table-cell>
          <table:table-cell office:value-type="float" office:value="-1" calcext:value-type="float">
            <text:p>-1</text:p>
          </table:table-cell>
          <table:table-cell office:value-type="float" office:value="0.0572621822357178" calcext:value-type="float">
            <text:p>0.057262182235718</text:p>
          </table:table-cell>
          <table:table-cell office:value-type="float" office:value="119.271167733935" calcext:value-type="float">
            <text:p>119.271167733935</text:p>
          </table:table-cell>
          <table:table-cell office:value-type="float" office:value="-1.04072904586792" calcext:value-type="float">
            <text:p>-1.04072904586792</text:p>
          </table:table-cell>
          <table:table-cell/>
          <table:table-cell table:formula="of:=SUM([.$I$4:.$I123])" office:value-type="float" office:value="7.04662823677063" calcext:value-type="float">
            <text:p>7.04662823677063</text:p>
          </table:table-cell>
        </table:table-row>
        <table:table-row table:style-name="ro1">
          <table:table-cell office:value-type="float" office:value="0.72883226606541" calcext:value-type="float">
            <text:p>0.72883226606541</text:p>
          </table:table-cell>
          <table:table-cell table:number-columns-repeated="2" office:value-type="float" office:value="29.1532906426164" calcext:value-type="float">
            <text:p>29.1532906426164</text:p>
          </table:table-cell>
          <table:table-cell table:number-columns-repeated="2" office:value-type="float" office:value="-5.2036452293396" calcext:value-type="float">
            <text:p>-5.2036452293396</text:p>
          </table:table-cell>
          <table:table-cell office:value-type="float" office:value="23.9496454132768" calcext:value-type="float">
            <text:p>23.9496454132768</text:p>
          </table:table-cell>
          <table:table-cell office:value-type="float" office:value="34.356935871956" calcext:value-type="float">
            <text:p>34.356935871956</text:p>
          </table:table-cell>
          <table:table-cell office:value-type="float" office:value="-1" calcext:value-type="float">
            <text:p>-1</text:p>
          </table:table-cell>
          <table:table-cell office:value-type="float" office:value="0.0392177104949951" calcext:value-type="float">
            <text:p>0.039217710494995</text:p>
          </table:table-cell>
          <table:table-cell office:value-type="float" office:value="119.333148601477" calcext:value-type="float">
            <text:p>119.333148601477</text:p>
          </table:table-cell>
          <table:table-cell office:value-type="float" office:value="-1.07994675636292" calcext:value-type="float">
            <text:p>-1.07994675636292</text:p>
          </table:table-cell>
          <table:table-cell/>
          <table:table-cell table:formula="of:=SUM([.$I$4:.$I124])" office:value-type="float" office:value="7.08584594726563" calcext:value-type="float">
            <text:p>7.08584594726563</text:p>
          </table:table-cell>
        </table:table-row>
        <table:table-row table:style-name="ro1">
          <table:table-cell office:value-type="float" office:value="0.666851398522937" calcext:value-type="float">
            <text:p>0.666851398522937</text:p>
          </table:table-cell>
          <table:table-cell table:number-columns-repeated="2" office:value-type="float" office:value="26.6740559409175" calcext:value-type="float">
            <text:p>26.6740559409175</text:p>
          </table:table-cell>
          <table:table-cell table:number-columns-repeated="2" office:value-type="float" office:value="-5.39973378181458" calcext:value-type="float">
            <text:p>-5.39973378181458</text:p>
          </table:table-cell>
          <table:table-cell office:value-type="float" office:value="21.2743221591029" calcext:value-type="float">
            <text:p>21.2743221591029</text:p>
          </table:table-cell>
          <table:table-cell office:value-type="float" office:value="32.073789722732" calcext:value-type="float">
            <text:p>32.073789722732</text:p>
          </table:table-cell>
          <table:table-cell office:value-type="float" office:value="-1" calcext:value-type="float">
            <text:p>-1</text:p>
          </table:table-cell>
          <table:table-cell office:value-type="float" office:value="0.0516173839569092" calcext:value-type="float">
            <text:p>0.051617383956909</text:p>
          </table:table-cell>
          <table:table-cell office:value-type="float" office:value="119.399893984385" calcext:value-type="float">
            <text:p>119.399893984385</text:p>
          </table:table-cell>
          <table:table-cell office:value-type="float" office:value="-1.13156414031982" calcext:value-type="float">
            <text:p>-1.13156414031982</text:p>
          </table:table-cell>
          <table:table-cell/>
          <table:table-cell table:formula="of:=SUM([.$I$4:.$I125])" office:value-type="float" office:value="7.13746333122254" calcext:value-type="float">
            <text:p>7.13746333122254</text:p>
          </table:table-cell>
        </table:table-row>
        <table:table-row table:style-name="ro1">
          <table:table-cell office:value-type="float" office:value="0.600106015615168" calcext:value-type="float">
            <text:p>0.600106015615168</text:p>
          </table:table-cell>
          <table:table-cell table:number-columns-repeated="2" office:value-type="float" office:value="24.0042406246067" calcext:value-type="float">
            <text:p>24.0042406246067</text:p>
          </table:table-cell>
          <table:table-cell table:number-columns-repeated="2" office:value-type="float" office:value="-5.65782070159912" calcext:value-type="float">
            <text:p>-5.65782070159912</text:p>
          </table:table-cell>
          <table:table-cell office:value-type="float" office:value="18.3464199230076" calcext:value-type="float">
            <text:p>18.3464199230076</text:p>
          </table:table-cell>
          <table:table-cell office:value-type="float" office:value="29.6620613262058" calcext:value-type="float">
            <text:p>29.6620613262058</text:p>
          </table:table-cell>
          <table:table-cell office:value-type="float" office:value="-1" calcext:value-type="float">
            <text:p>-1</text:p>
          </table:table-cell>
          <table:table-cell office:value-type="float" office:value="0.0551741123199463" calcext:value-type="float">
            <text:p>0.055174112319946</text:p>
          </table:table-cell>
          <table:table-cell office:value-type="float" office:value="119.455384163161" calcext:value-type="float">
            <text:p>119.455384163161</text:p>
          </table:table-cell>
          <table:table-cell office:value-type="float" office:value="-1.18673825263977" calcext:value-type="float">
            <text:p>-1.18673825263977</text:p>
          </table:table-cell>
          <table:table-cell/>
          <table:table-cell table:formula="of:=SUM([.$I$4:.$I126])" office:value-type="float" office:value="7.19263744354248" calcext:value-type="float">
            <text:p>7.19263744354248</text:p>
          </table:table-cell>
        </table:table-row>
        <table:table-row table:style-name="ro1">
          <table:table-cell office:value-type="float" office:value="0.544615836838588" calcext:value-type="float">
            <text:p>0.544615836838588</text:p>
          </table:table-cell>
          <table:table-cell table:number-columns-repeated="2" office:value-type="float" office:value="21.7846334735435" calcext:value-type="float">
            <text:p>21.7846334735435</text:p>
          </table:table-cell>
          <table:table-cell table:number-columns-repeated="2" office:value-type="float" office:value="-5.93369126319885" calcext:value-type="float">
            <text:p>-5.93369126319885</text:p>
          </table:table-cell>
          <table:table-cell office:value-type="float" office:value="15.8509422103447" calcext:value-type="float">
            <text:p>15.8509422103447</text:p>
          </table:table-cell>
          <table:table-cell office:value-type="float" office:value="27.7183247367424" calcext:value-type="float">
            <text:p>27.7183247367424</text:p>
          </table:table-cell>
          <table:table-cell office:value-type="float" office:value="-1" calcext:value-type="float">
            <text:p>-1</text:p>
          </table:table-cell>
          <table:table-cell office:value-type="float" office:value="0.0558822154998779" calcext:value-type="float">
            <text:p>0.055882215499878</text:p>
          </table:table-cell>
          <table:table-cell office:value-type="float" office:value="119.508910199681" calcext:value-type="float">
            <text:p>119.508910199681</text:p>
          </table:table-cell>
          <table:table-cell office:value-type="float" office:value="-1.24262046813965" calcext:value-type="float">
            <text:p>-1.24262046813965</text:p>
          </table:table-cell>
          <table:table-cell/>
          <table:table-cell table:formula="of:=SUM([.$I$4:.$I127])" office:value-type="float" office:value="7.24851965904236" calcext:value-type="float">
            <text:p>7.24851965904236</text:p>
          </table:table-cell>
        </table:table-row>
        <table:table-row table:style-name="ro1">
          <table:table-cell office:value-type="float" office:value="0.491089800319045" calcext:value-type="float">
            <text:p>0.491089800319045</text:p>
          </table:table-cell>
          <table:table-cell table:number-columns-repeated="2" office:value-type="float" office:value="19.6435920127618" calcext:value-type="float">
            <text:p>19.6435920127618</text:p>
          </table:table-cell>
          <table:table-cell table:number-columns-repeated="2" office:value-type="float" office:value="-6.21310234069824" calcext:value-type="float">
            <text:p>-6.21310234069824</text:p>
          </table:table-cell>
          <table:table-cell office:value-type="float" office:value="13.4304896720636" calcext:value-type="float">
            <text:p>13.4304896720636</text:p>
          </table:table-cell>
          <table:table-cell office:value-type="float" office:value="25.8566943534601" calcext:value-type="float">
            <text:p>25.8566943534601</text:p>
          </table:table-cell>
          <table:table-cell office:value-type="float" office:value="-1" calcext:value-type="float">
            <text:p>-1</text:p>
          </table:table-cell>
          <table:table-cell office:value-type="float" office:value="0.0522613525390625" calcext:value-type="float">
            <text:p>0.052261352539063</text:p>
          </table:table-cell>
          <table:table-cell office:value-type="float" office:value="119.570231055045" calcext:value-type="float">
            <text:p>119.570231055045</text:p>
          </table:table-cell>
          <table:table-cell office:value-type="float" office:value="-1.29488182067871" calcext:value-type="float">
            <text:p>-1.29488182067871</text:p>
          </table:table-cell>
          <table:table-cell/>
          <table:table-cell table:formula="of:=SUM([.$I$4:.$I128])" office:value-type="float" office:value="7.30078101158142" calcext:value-type="float">
            <text:p>7.30078101158142</text:p>
          </table:table-cell>
        </table:table-row>
        <table:table-row table:style-name="ro1">
          <table:table-cell office:value-type="float" office:value="0.42976894495493" calcext:value-type="float">
            <text:p>0.42976894495493</text:p>
          </table:table-cell>
          <table:table-cell table:number-columns-repeated="2" office:value-type="float" office:value="17.1907577981972" calcext:value-type="float">
            <text:p>17.1907577981972</text:p>
          </table:table-cell>
          <table:table-cell table:number-columns-repeated="2" office:value-type="float" office:value="-6.47440910339356" calcext:value-type="float">
            <text:p>-6.47440910339356</text:p>
          </table:table-cell>
          <table:table-cell office:value-type="float" office:value="10.7163486948036" calcext:value-type="float">
            <text:p>10.7163486948036</text:p>
          </table:table-cell>
          <table:table-cell office:value-type="float" office:value="23.6651669015907" calcext:value-type="float">
            <text:p>23.6651669015907</text:p>
          </table:table-cell>
          <table:table-cell office:value-type="float" office:value="-1" calcext:value-type="float">
            <text:p>-1</text:p>
          </table:table-cell>
          <table:table-cell office:value-type="float" office:value="0.0535571575164795" calcext:value-type="float">
            <text:p>0.05355715751648</text:p>
          </table:table-cell>
          <table:table-cell office:value-type="float" office:value="119.62665996678" calcext:value-type="float">
            <text:p>119.62665996678</text:p>
          </table:table-cell>
          <table:table-cell office:value-type="float" office:value="-1.34843897819519" calcext:value-type="float">
            <text:p>-1.34843897819519</text:p>
          </table:table-cell>
          <table:table-cell/>
          <table:table-cell table:formula="of:=SUM([.$I$4:.$I129])" office:value-type="float" office:value="7.3543381690979" calcext:value-type="float">
            <text:p>7.3543381690979</text:p>
          </table:table-cell>
        </table:table-row>
        <table:table-row table:style-name="ro1">
          <table:table-cell office:value-type="float" office:value="0.37334003321952" calcext:value-type="float">
            <text:p>0.37334003321952</text:p>
          </table:table-cell>
          <table:table-cell table:number-columns-repeated="2" office:value-type="float" office:value="14.9336013287808" calcext:value-type="float">
            <text:p>14.9336013287808</text:p>
          </table:table-cell>
          <table:table-cell table:number-columns-repeated="2" office:value-type="float" office:value="-6.74219489097595" calcext:value-type="float">
            <text:p>-6.74219489097595</text:p>
          </table:table-cell>
          <table:table-cell office:value-type="float" office:value="8.19140643780486" calcext:value-type="float">
            <text:p>8.19140643780486</text:p>
          </table:table-cell>
          <table:table-cell office:value-type="float" office:value="21.6757962197568" calcext:value-type="float">
            <text:p>21.6757962197568</text:p>
          </table:table-cell>
          <table:table-cell office:value-type="float" office:value="-1" calcext:value-type="float">
            <text:p>-1</text:p>
          </table:table-cell>
          <table:table-cell office:value-type="float" office:value="0.0557849407196045" calcext:value-type="float">
            <text:p>0.055784940719605</text:p>
          </table:table-cell>
          <table:table-cell office:value-type="float" office:value="119.662727149417" calcext:value-type="float">
            <text:p>119.662727149417</text:p>
          </table:table-cell>
          <table:table-cell office:value-type="float" office:value="-1.4042239189148" calcext:value-type="float">
            <text:p>-1.4042239189148</text:p>
          </table:table-cell>
          <table:table-cell/>
          <table:table-cell table:formula="of:=SUM([.$I$4:.$I130])" office:value-type="float" office:value="7.41012310981751" calcext:value-type="float">
            <text:p>7.41012310981751</text:p>
          </table:table-cell>
        </table:table-row>
        <table:table-row table:style-name="ro1">
          <table:table-cell office:value-type="float" office:value="0.337272850582707" calcext:value-type="float">
            <text:p>0.337272850582707</text:p>
          </table:table-cell>
          <table:table-cell table:number-columns-repeated="2" office:value-type="float" office:value="13.4909140233083" calcext:value-type="float">
            <text:p>13.4909140233083</text:p>
          </table:table-cell>
          <table:table-cell table:number-columns-repeated="2" office:value-type="float" office:value="-7.02111959457397" calcext:value-type="float">
            <text:p>-7.02111959457397</text:p>
          </table:table-cell>
          <table:table-cell office:value-type="float" office:value="6.4697944287343" calcext:value-type="float">
            <text:p>6.4697944287343</text:p>
          </table:table-cell>
          <table:table-cell office:value-type="float" office:value="20.5120336178823" calcext:value-type="float">
            <text:p>20.5120336178823</text:p>
          </table:table-cell>
          <table:table-cell office:value-type="float" office:value="-1" calcext:value-type="float">
            <text:p>-1</text:p>
          </table:table-cell>
          <table:table-cell office:value-type="float" office:value="0.0565357208251953" calcext:value-type="float">
            <text:p>0.056535720825195</text:p>
          </table:table-cell>
          <table:table-cell office:value-type="float" office:value="119.691156943065" calcext:value-type="float">
            <text:p>119.691156943065</text:p>
          </table:table-cell>
          <table:table-cell office:value-type="float" office:value="-1.46075963973999" calcext:value-type="float">
            <text:p>-1.46075963973999</text:p>
          </table:table-cell>
          <table:table-cell/>
          <table:table-cell table:formula="of:=SUM([.$I$4:.$I131])" office:value-type="float" office:value="7.4666588306427" calcext:value-type="float">
            <text:p>7.4666588306427</text:p>
          </table:table-cell>
        </table:table-row>
        <table:table-row table:style-name="ro1">
          <table:table-cell office:value-type="float" office:value="0.308843056935459" calcext:value-type="float">
            <text:p>0.308843056935459</text:p>
          </table:table-cell>
          <table:table-cell table:number-columns-repeated="2" office:value-type="float" office:value="12.3537222774183" calcext:value-type="float">
            <text:p>12.3537222774183</text:p>
          </table:table-cell>
          <table:table-cell table:number-columns-repeated="2" office:value-type="float" office:value="-7.30379819869995" calcext:value-type="float">
            <text:p>-7.30379819869995</text:p>
          </table:table-cell>
          <table:table-cell office:value-type="float" office:value="5.04992407871839" calcext:value-type="float">
            <text:p>5.04992407871839</text:p>
          </table:table-cell>
          <table:table-cell office:value-type="float" office:value="19.6575204761183" calcext:value-type="float">
            <text:p>19.6575204761183</text:p>
          </table:table-cell>
          <table:table-cell office:value-type="float" office:value="-1" calcext:value-type="float">
            <text:p>-1</text:p>
          </table:table-cell>
          <table:table-cell office:value-type="float" office:value="0.0355589389801025" calcext:value-type="float">
            <text:p>0.035558938980103</text:p>
          </table:table-cell>
          <table:table-cell office:value-type="float" office:value="119.700523348612" calcext:value-type="float">
            <text:p>119.700523348612</text:p>
          </table:table-cell>
          <table:table-cell office:value-type="float" office:value="-1.49631857872009" calcext:value-type="float">
            <text:p>-1.49631857872009</text:p>
          </table:table-cell>
          <table:table-cell/>
          <table:table-cell table:formula="of:=SUM([.$I$4:.$I132])" office:value-type="float" office:value="7.5022177696228" calcext:value-type="float">
            <text:p>7.5022177696228</text:p>
          </table:table-cell>
        </table:table-row>
        <table:table-row table:style-name="ro1">
          <table:table-cell office:value-type="float" office:value="0.29947665138782" calcext:value-type="float">
            <text:p>0.29947665138782</text:p>
          </table:table-cell>
          <table:table-cell table:number-columns-repeated="2" office:value-type="float" office:value="11.9790660555128" calcext:value-type="float">
            <text:p>11.9790660555128</text:p>
          </table:table-cell>
          <table:table-cell table:number-columns-repeated="2" office:value-type="float" office:value="-7.48159289360046" calcext:value-type="float">
            <text:p>-7.48159289360046</text:p>
          </table:table-cell>
          <table:table-cell office:value-type="float" office:value="4.49747316191235" calcext:value-type="float">
            <text:p>4.49747316191235</text:p>
          </table:table-cell>
          <table:table-cell office:value-type="float" office:value="19.4606589491133" calcext:value-type="float">
            <text:p>19.4606589491133</text:p>
          </table:table-cell>
          <table:table-cell office:value-type="float" office:value="-1" calcext:value-type="float">
            <text:p>-1</text:p>
          </table:table-cell>
          <table:table-cell office:value-type="float" office:value="0.0300743579864502" calcext:value-type="float">
            <text:p>0.03007435798645</text:p>
          </table:table-cell>
          <table:table-cell office:value-type="float" office:value="119.708445087606" calcext:value-type="float">
            <text:p>119.708445087606</text:p>
          </table:table-cell>
          <table:table-cell office:value-type="float" office:value="-1.52639293670654" calcext:value-type="float">
            <text:p>-1.52639293670654</text:p>
          </table:table-cell>
          <table:table-cell/>
          <table:table-cell table:formula="of:=SUM([.$I$4:.$I133])" office:value-type="float" office:value="7.53229212760925" calcext:value-type="float">
            <text:p>7.53229212760925</text:p>
          </table:table-cell>
        </table:table-row>
        <table:table-row table:style-name="ro1">
          <table:table-cell office:value-type="float" office:value="0.291554912394318" calcext:value-type="float">
            <text:p>0.291554912394318</text:p>
          </table:table-cell>
          <table:table-cell table:number-columns-repeated="2" office:value-type="float" office:value="11.6621964957727" calcext:value-type="float">
            <text:p>11.6621964957727</text:p>
          </table:table-cell>
          <table:table-cell table:number-columns-repeated="2" office:value-type="float" office:value="-7.63196468353272" calcext:value-type="float">
            <text:p>-7.63196468353272</text:p>
          </table:table-cell>
          <table:table-cell office:value-type="float" office:value="4.03023181224" calcext:value-type="float">
            <text:p>4.03023181224</text:p>
          </table:table-cell>
          <table:table-cell office:value-type="float" office:value="19.2941611793054" calcext:value-type="float">
            <text:p>19.2941611793054</text:p>
          </table:table-cell>
          <table:table-cell office:value-type="float" office:value="-1" calcext:value-type="float">
            <text:p>-1</text:p>
          </table:table-cell>
          <table:table-cell office:value-type="float" office:value="0.0313060283660889" calcext:value-type="float">
            <text:p>0.031306028366089</text:p>
          </table:table-cell>
          <table:table-cell office:value-type="float" office:value="119.71594160328" calcext:value-type="float">
            <text:p>119.71594160328</text:p>
          </table:table-cell>
          <table:table-cell office:value-type="float" office:value="-1.55769896507263" calcext:value-type="float">
            <text:p>-1.55769896507263</text:p>
          </table:table-cell>
          <table:table-cell/>
          <table:table-cell table:formula="of:=SUM([.$I$4:.$I134])" office:value-type="float" office:value="7.56359815597534" calcext:value-type="float">
            <text:p>7.56359815597534</text:p>
          </table:table-cell>
        </table:table-row>
        <table:table-row table:style-name="ro1">
          <table:table-cell office:value-type="float" office:value="0.284058396720169" calcext:value-type="float">
            <text:p>0.284058396720169</text:p>
          </table:table-cell>
          <table:table-cell table:number-columns-repeated="2" office:value-type="float" office:value="11.3623358688068" calcext:value-type="float">
            <text:p>11.3623358688068</text:p>
          </table:table-cell>
          <table:table-cell table:number-columns-repeated="2" office:value-type="float" office:value="-7.78849482536316" calcext:value-type="float">
            <text:p>-7.78849482536316</text:p>
          </table:table-cell>
          <table:table-cell office:value-type="float" office:value="3.57384104344362" calcext:value-type="float">
            <text:p>3.57384104344362</text:p>
          </table:table-cell>
          <table:table-cell office:value-type="float" office:value="19.1508306941699" calcext:value-type="float">
            <text:p>19.1508306941699</text:p>
          </table:table-cell>
          <table:table-cell office:value-type="float" office:value="-1" calcext:value-type="float">
            <text:p>-1</text:p>
          </table:table-cell>
          <table:table-cell office:value-type="float" office:value="0.0350964069366455" calcext:value-type="float">
            <text:p>0.035096406936646</text:p>
          </table:table-cell>
          <table:table-cell office:value-type="float" office:value="119.720143681577" calcext:value-type="float">
            <text:p>119.720143681577</text:p>
          </table:table-cell>
          <table:table-cell office:value-type="float" office:value="-1.59279537200928" calcext:value-type="float">
            <text:p>-1.59279537200928</text:p>
          </table:table-cell>
          <table:table-cell/>
          <table:table-cell table:formula="of:=SUM([.$I$4:.$I135])" office:value-type="float" office:value="7.59869456291199" calcext:value-type="float">
            <text:p>7.59869456291199</text:p>
          </table:table-cell>
        </table:table-row>
        <table:table-row table:style-name="ro1">
          <table:table-cell office:value-type="float" office:value="0.279856318423455" calcext:value-type="float">
            <text:p>0.279856318423455</text:p>
          </table:table-cell>
          <table:table-cell table:number-columns-repeated="2" office:value-type="float" office:value="11.1942527369382" calcext:value-type="float">
            <text:p>11.1942527369382</text:p>
          </table:table-cell>
          <table:table-cell table:number-columns-repeated="2" office:value-type="float" office:value="-7.96397686004639" calcext:value-type="float">
            <text:p>-7.96397686004639</text:p>
          </table:table-cell>
          <table:table-cell office:value-type="float" office:value="3.23027587689182" calcext:value-type="float">
            <text:p>3.23027587689182</text:p>
          </table:table-cell>
          <table:table-cell office:value-type="float" office:value="19.1582295969846" calcext:value-type="float">
            <text:p>19.1582295969846</text:p>
          </table:table-cell>
          <table:table-cell office:value-type="float" office:value="-1" calcext:value-type="float">
            <text:p>-1</text:p>
          </table:table-cell>
          <table:table-cell office:value-type="float" office:value="0.0370275974273682" calcext:value-type="float">
            <text:p>0.037027597427368</text:p>
          </table:table-cell>
          <table:table-cell office:value-type="float" office:value="119.726350300087" calcext:value-type="float">
            <text:p>119.726350300087</text:p>
          </table:table-cell>
          <table:table-cell office:value-type="float" office:value="-1.62982296943665" calcext:value-type="float">
            <text:p>-1.62982296943665</text:p>
          </table:table-cell>
          <table:table-cell/>
          <table:table-cell table:formula="of:=SUM([.$I$4:.$I136])" office:value-type="float" office:value="7.63572216033936" calcext:value-type="float">
            <text:p>7.63572216033936</text:p>
          </table:table-cell>
        </table:table-row>
        <table:table-row table:style-name="ro1">
          <table:table-cell office:value-type="float" office:value="0.273649699913079" calcext:value-type="float">
            <text:p>0.273649699913079</text:p>
          </table:table-cell>
          <table:table-cell table:number-columns-repeated="2" office:value-type="float" office:value="10.9459879965232" calcext:value-type="float">
            <text:p>10.9459879965232</text:p>
          </table:table-cell>
          <table:table-cell table:number-columns-repeated="2" office:value-type="float" office:value="-8.14911484718323" calcext:value-type="float">
            <text:p>-8.14911484718323</text:p>
          </table:table-cell>
          <table:table-cell office:value-type="float" office:value="2.79687314933994" calcext:value-type="float">
            <text:p>2.79687314933994</text:p>
          </table:table-cell>
          <table:table-cell office:value-type="float" office:value="19.0951028437064" calcext:value-type="float">
            <text:p>19.0951028437064</text:p>
          </table:table-cell>
          <table:table-cell office:value-type="float" office:value="-1" calcext:value-type="float">
            <text:p>-1</text:p>
          </table:table-cell>
          <table:table-cell office:value-type="float" office:value="0.0547845363616943" calcext:value-type="float">
            <text:p>0.054784536361694</text:p>
          </table:table-cell>
          <table:table-cell office:value-type="float" office:value="119.784072403167" calcext:value-type="float">
            <text:p>119.784072403167</text:p>
          </table:table-cell>
          <table:table-cell office:value-type="float" office:value="-1.68460750579834" calcext:value-type="float">
            <text:p>-1.68460750579834</text:p>
          </table:table-cell>
          <table:table-cell/>
          <table:table-cell table:formula="of:=SUM([.$I$4:.$I137])" office:value-type="float" office:value="7.69050669670105" calcext:value-type="float">
            <text:p>7.69050669670105</text:p>
          </table:table-cell>
        </table:table-row>
        <table:table-row table:style-name="ro1">
          <table:table-cell office:value-type="float" office:value="0.215927596833438" calcext:value-type="float">
            <text:p>0.215927596833438</text:p>
          </table:table-cell>
          <table:table-cell table:number-columns-repeated="2" office:value-type="float" office:value="8.63710387333754" calcext:value-type="float">
            <text:p>8.63710387333754</text:p>
          </table:table-cell>
          <table:table-cell table:number-columns-repeated="2" office:value-type="float" office:value="-8.4230375289917" calcext:value-type="float">
            <text:p>-8.4230375289917</text:p>
          </table:table-cell>
          <table:table-cell office:value-type="float" office:value="0.214066344345838" calcext:value-type="float">
            <text:p>0.214066344345838</text:p>
          </table:table-cell>
          <table:table-cell office:value-type="float" office:value="17.0601414023292" calcext:value-type="float">
            <text:p>17.0601414023292</text:p>
          </table:table-cell>
          <table:table-cell office:value-type="float" office:value="0" calcext:value-type="float">
            <text:p>0</text:p>
          </table:table-cell>
          <table:table-cell office:value-type="float" office:value="0.0577540397644043" calcext:value-type="float">
            <text:p>0.057754039764404</text:p>
          </table:table-cell>
          <table:table-cell office:value-type="float" office:value="119.822795660105" calcext:value-type="float">
            <text:p>119.822795660105</text:p>
          </table:table-cell>
          <table:table-cell office:value-type="float" office:value="-1.71348452568054" calcext:value-type="float">
            <text:p>-1.71348452568054</text:p>
          </table:table-cell>
          <table:table-cell/>
          <table:table-cell table:formula="of:=SUM([.$I$4:.$I138])" office:value-type="float" office:value="7.74826073646546" calcext:value-type="float">
            <text:p>7.74826073646546</text:p>
          </table:table-cell>
        </table:table-row>
        <table:table-row table:style-name="ro1">
          <table:table-cell office:value-type="string" calcext:value-type="string">
            <text:p>...end-straight...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l" fo:country="SI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9:30:35.991552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20:08:15.187528791</meta:creation-date>
    <dc:date>2019-05-21T19:30:54.839339747</dc:date>
    <meta:editing-duration>PT3M2S</meta:editing-duration>
    <meta:editing-cycles>4</meta:editing-cycles>
    <meta:generator>LibreOffice/6.1.5.2$Linux_X86_64 LibreOffice_project/10$Build-2</meta:generator>
    <meta:document-statistic meta:table-count="1" meta:cell-count="16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aximum="4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0.144cm" svg:height="22.58cm" xlink:href=".." xlink:type="simple" chart:class="chart:scatter" chart:style-name="ch1">
        <chart:title svg:x="18.454cm" svg:y="0.587cm" chart:style-name="ch2">
          <text:p>kp=5 ki=0 kd=0</text:p>
        </chart:title>
        <chart:legend chart:legend-position="end" svg:x="36.366cm" svg:y="10.493cm" style:legend-expansion="high" chart:style-name="ch3"/>
        <chart:plot-area chart:style-name="ch4" table:cell-range-address="Sheet1.M4:Sheet1.M138 Sheet1.H3:Sheet1.H138 Sheet1.K3:Sheet1.K138 Sheet1.D3:Sheet1.D138" chart:data-source-has-labels="row" svg:x="1.813cm" svg:y="1.817cm" svg:width="33.751cm" svg:height="19.331cm">
          <chartooo:coordinate-region svg:x="2.54cm" svg:y="2.016cm" svg:width="32.93cm" svg:height="18.933cm"/>
          <chart:axis chart:dimension="x" chart:name="primary-x" chart:style-name="ch5">
            <chart:title svg:x="17.572cm" svg:y="21.599cm" chart:style-name="ch6">
              <text:p>time (seconds)</text:p>
            </chart:title>
          </chart:axis>
          <chart:axis chart:dimension="y" chart:name="primary-y" chart:style-name="ch7">
            <chart:title svg:x="0.451cm" svg:y="12.161cm" chart:style-name="ch8">
              <text:p>angle (°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H4:Sheet1.H138" chart:label-cell-address="Sheet1.H3:Sheet1.H3" chart:class="chart:scatter">
            <chart:domain table:cell-range-address="Sheet1.M4:Sheet1.M138"/>
            <chart:data-point chart:repeated="135"/>
          </chart:series>
          <chart:series chart:attached-axis="primary-y" chart:style-name="ch12" chart:values-cell-range-address="Sheet1.K4:Sheet1.K138" chart:label-cell-address="Sheet1.K3:Sheet1.K3" chart:class="chart:scatter">
            <chart:data-point chart:repeated="135"/>
          </chart:series>
          <chart:series chart:attached-axis="primary-y" chart:style-name="ch13" chart:values-cell-range-address="Sheet1.D4:Sheet1.D138" chart:label-cell-address="Sheet1.D3:Sheet1.D3" chart:class="chart:scatter">
            <chart:data-point chart:repeated="1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ngle</text:p>
                <draw:g>
                  <svg:desc>Sheet1.H3:Sheet1.H3</svg:desc>
                </draw:g>
              </table:table-cell>
              <table:table-cell office:value-type="string">
                <text:p>rotation_integral</text:p>
                <draw:g>
                  <svg:desc>Sheet1.K3:Sheet1.K3</svg:desc>
                </draw:g>
              </table:table-cell>
              <table:table-cell office:value-type="string">
                <text:p>angle_red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7980518341064">
                <text:p>0.0327980518341064</text:p>
                <draw:g>
                  <svg:desc>Sheet1.M4:Sheet1.M138</svg:desc>
                </draw:g>
              </table:table-cell>
              <table:table-cell office:value-type="float" office:value="0">
                <text:p>0</text:p>
                <draw:g>
                  <svg:desc>Sheet1.H4:Sheet1.H138</svg:desc>
                </draw:g>
              </table:table-cell>
              <table:table-cell office:value-type="float" office:value="0">
                <text:p>0</text:p>
                <draw:g>
                  <svg:desc>Sheet1.K4:Sheet1.K138</svg:desc>
                </draw:g>
              </table:table-cell>
              <table:table-cell office:value-type="float" office:value="0">
                <text:p>0</text:p>
                <draw:g>
                  <svg:desc>Sheet1.D4:Sheet1.D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0743637084961">
                <text:p>0.0990743637084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9214019775391">
                <text:p>0.159214019775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400785446167">
                <text:p>0.21400785446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6743421554565">
                <text:p>0.266743421554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8408250808716">
                <text:p>0.318408250808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7947807312012">
                <text:p>0.37794780731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0075883865356">
                <text:p>0.430075883865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533821105957">
                <text:p>0.48533821105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621434211731">
                <text:p>0.54621434211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1607799530029">
                <text:p>0.601607799530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5768365859985">
                <text:p>0.685768365859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9348649978638">
                <text:p>0.739348649978638</text:p>
              </table:table-cell>
              <table:table-cell office:value-type="float" office:value="-1">
                <text:p>-1</text:p>
              </table:table-cell>
              <table:table-cell office:value-type="float" office:value="-0.0267901420593262">
                <text:p>-0.0267901420593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94677972793579">
                <text:p>0.794677972793579</text:p>
              </table:table-cell>
              <table:table-cell office:value-type="float" office:value="-1">
                <text:p>-1</text:p>
              </table:table-cell>
              <table:table-cell office:value-type="float" office:value="-0.0821194648742676">
                <text:p>-0.0821194648742676</text:p>
              </table:table-cell>
              <table:table-cell office:value-type="float" office:value="-0.133950710296631">
                <text:p>-0.133950710296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9193572998047">
                <text:p>0.849193572998047</text:p>
              </table:table-cell>
              <table:table-cell office:value-type="float" office:value="0">
                <text:p>0</text:p>
              </table:table-cell>
              <table:table-cell office:value-type="float" office:value="-0.109377264976501">
                <text:p>-0.109377264976501</text:p>
              </table:table-cell>
              <table:table-cell office:value-type="float" office:value="-0.410597324371338">
                <text:p>-0.410597324371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7059917449951">
                <text:p>0.897059917449951</text:p>
              </table:table-cell>
              <table:table-cell office:value-type="float" office:value="-1">
                <text:p>-1</text:p>
              </table:table-cell>
              <table:table-cell office:value-type="float" office:value="-0.133310437202454">
                <text:p>-0.133310437202454</text:p>
              </table:table-cell>
              <table:table-cell office:value-type="float" office:value="-0.546886324882507">
                <text:p>-0.5468863248825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4653844833374">
                <text:p>0.94653844833374</text:p>
              </table:table-cell>
              <table:table-cell office:value-type="float" office:value="-1">
                <text:p>-1</text:p>
              </table:table-cell>
              <table:table-cell office:value-type="float" office:value="-0.182788968086243">
                <text:p>-0.182788968086243</text:p>
              </table:table-cell>
              <table:table-cell office:value-type="float" office:value="-0.666552186012268">
                <text:p>-0.666552186012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4435548782349">
                <text:p>0.994435548782349</text:p>
              </table:table-cell>
              <table:table-cell office:value-type="float" office:value="-1">
                <text:p>-1</text:p>
              </table:table-cell>
              <table:table-cell office:value-type="float" office:value="-0.230686068534851">
                <text:p>-0.230686068534851</text:p>
              </table:table-cell>
              <table:table-cell office:value-type="float" office:value="-0.913944840431213">
                <text:p>-0.913944840431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4775214195251">
                <text:p>1.04775214195251</text:p>
              </table:table-cell>
              <table:table-cell office:value-type="float" office:value="-1">
                <text:p>-1</text:p>
              </table:table-cell>
              <table:table-cell office:value-type="float" office:value="-0.284002661705017">
                <text:p>-0.284002661705017</text:p>
              </table:table-cell>
              <table:table-cell office:value-type="float" office:value="-1.15343034267426">
                <text:p>-1.153430342674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0698986053467">
                <text:p>1.10698986053467</text:p>
              </table:table-cell>
              <table:table-cell office:value-type="float" office:value="-1">
                <text:p>-1</text:p>
              </table:table-cell>
              <table:table-cell office:value-type="float" office:value="-0.34324038028717">
                <text:p>-0.34324038028717</text:p>
              </table:table-cell>
              <table:table-cell office:value-type="float" office:value="-1.42001330852509">
                <text:p>-1.42001330852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6313314437866">
                <text:p>1.16313314437866</text:p>
              </table:table-cell>
              <table:table-cell office:value-type="float" office:value="0">
                <text:p>0</text:p>
              </table:table-cell>
              <table:table-cell office:value-type="float" office:value="-0.371312022209167">
                <text:p>-0.371312022209167</text:p>
              </table:table-cell>
              <table:table-cell office:value-type="float" office:value="-1.71620190143585">
                <text:p>-1.716201901435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1831679344177">
                <text:p>1.21831679344177</text:p>
              </table:table-cell>
              <table:table-cell office:value-type="float" office:value="0">
                <text:p>0</text:p>
              </table:table-cell>
              <table:table-cell office:value-type="float" office:value="-0.371312022209167">
                <text:p>-0.371312022209167</text:p>
              </table:table-cell>
              <table:table-cell office:value-type="float" office:value="-1.85656011104584">
                <text:p>-1.85656011104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7825498580933">
                <text:p>1.27825498580933</text:p>
              </table:table-cell>
              <table:table-cell office:value-type="float" office:value="0">
                <text:p>0</text:p>
              </table:table-cell>
              <table:table-cell office:value-type="float" office:value="-0.371312022209167">
                <text:p>-0.371312022209167</text:p>
              </table:table-cell>
              <table:table-cell office:value-type="float" office:value="-1.85656011104584">
                <text:p>-1.856560111045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3811593055725">
                <text:p>1.33811593055725</text:p>
              </table:table-cell>
              <table:table-cell office:value-type="float" office:value="0">
                <text:p>0</text:p>
              </table:table-cell>
              <table:table-cell office:value-type="float" office:value="-0.371312022209167">
                <text:p>-0.371312022209167</text:p>
              </table:table-cell>
              <table:table-cell office:value-type="float" office:value="-1.85656011104584">
                <text:p>-1.85656011104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561939239502">
                <text:p>1.39561939239502</text:p>
              </table:table-cell>
              <table:table-cell office:value-type="float" office:value="0">
                <text:p>0</text:p>
              </table:table-cell>
              <table:table-cell office:value-type="float" office:value="-0.371312022209167">
                <text:p>-0.371312022209167</text:p>
              </table:table-cell>
              <table:table-cell office:value-type="float" office:value="-1.85656011104584">
                <text:p>-1.85656011104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4838857650757">
                <text:p>1.44838857650757</text:p>
              </table:table-cell>
              <table:table-cell office:value-type="float" office:value="0">
                <text:p>0</text:p>
              </table:table-cell>
              <table:table-cell office:value-type="float" office:value="-0.371312022209167">
                <text:p>-0.371312022209167</text:p>
              </table:table-cell>
              <table:table-cell office:value-type="float" office:value="-1.85656011104584">
                <text:p>-1.85656011104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0400328636169">
                <text:p>1.50400328636169</text:p>
              </table:table-cell>
              <table:table-cell office:value-type="float" office:value="0">
                <text:p>0</text:p>
              </table:table-cell>
              <table:table-cell office:value-type="float" office:value="-0.371312022209167">
                <text:p>-0.371312022209167</text:p>
              </table:table-cell>
              <table:table-cell office:value-type="float" office:value="-1.85656011104584">
                <text:p>-1.85656011104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6343412399292">
                <text:p>1.56343412399292</text:p>
              </table:table-cell>
              <table:table-cell office:value-type="float" office:value="-1">
                <text:p>-1</text:p>
              </table:table-cell>
              <table:table-cell office:value-type="float" office:value="-0.40102744102478">
                <text:p>-0.40102744102478</text:p>
              </table:table-cell>
              <table:table-cell office:value-type="float" office:value="-1.85656011104584">
                <text:p>-1.85656011104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2340807914734">
                <text:p>1.62340807914734</text:p>
              </table:table-cell>
              <table:table-cell office:value-type="float" office:value="-1">
                <text:p>-1</text:p>
              </table:table-cell>
              <table:table-cell office:value-type="float" office:value="-0.461001396179199">
                <text:p>-0.461001396179199</text:p>
              </table:table-cell>
              <table:table-cell office:value-type="float" office:value="-2.0051372051239">
                <text:p>-2.00513720512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9174075126648">
                <text:p>1.69174075126648</text:p>
              </table:table-cell>
              <table:table-cell office:value-type="float" office:value="0">
                <text:p>0</text:p>
              </table:table-cell>
              <table:table-cell office:value-type="float" office:value="-0.49516773223877">
                <text:p>-0.49516773223877</text:p>
              </table:table-cell>
              <table:table-cell office:value-type="float" office:value="-2.305006980896">
                <text:p>-2.305006980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6217555999756">
                <text:p>1.76217555999756</text:p>
              </table:table-cell>
              <table:table-cell office:value-type="float" office:value="-1">
                <text:p>-1</text:p>
              </table:table-cell>
              <table:table-cell office:value-type="float" office:value="-0.530385136604309">
                <text:p>-0.530385136604309</text:p>
              </table:table-cell>
              <table:table-cell office:value-type="float" office:value="-2.47583866119385">
                <text:p>-2.47583866119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1830501556396">
                <text:p>1.81830501556396</text:p>
              </table:table-cell>
              <table:table-cell office:value-type="float" office:value="-1">
                <text:p>-1</text:p>
              </table:table-cell>
              <table:table-cell office:value-type="float" office:value="-0.586514592170715">
                <text:p>-0.586514592170715</text:p>
              </table:table-cell>
              <table:table-cell office:value-type="float" office:value="-2.65192568302155">
                <text:p>-2.65192568302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7343120574951">
                <text:p>1.87343120574951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2.93257296085358">
                <text:p>-2.932572960853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3287706375122">
                <text:p>1.93287706375122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667001724243">
                <text:p>1.98667001724243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4273819923401">
                <text:p>2.04273819923401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0589981079102">
                <text:p>2.10589981079102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6453337669373">
                <text:p>2.16453337669373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2654962539673">
                <text:p>2.22654962539673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7755808830261">
                <text:p>2.27755808830261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3136487007141">
                <text:p>2.33136487007141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8425374031067">
                <text:p>2.38425374031067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3550968170166">
                <text:p>2.43550968170166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8940873146057">
                <text:p>2.48940873146057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418176651001">
                <text:p>2.5418176651001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2274432182312">
                <text:p>2.62274432182312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8468642234802">
                <text:p>2.68468642234802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2719860076904">
                <text:p>2.72719860076904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7710843086243">
                <text:p>2.77710843086243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3358073234558">
                <text:p>2.83358073234558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3153381347656">
                <text:p>2.93153381347656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8979496955872">
                <text:p>2.98979496955872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4314017295837">
                <text:p>3.04314017295837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0766410827637">
                <text:p>3.10766410827637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8176221847534">
                <text:p>3.18176221847534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0515074729919">
                <text:p>3.30515074729919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9093589782715">
                <text:p>3.39093589782715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4596314430237">
                <text:p>3.44596314430237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50559544563294">
                <text:p>3.50559544563294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6303429603577">
                <text:p>3.56303429603577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62794184684753">
                <text:p>3.62794184684753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8549108505249">
                <text:p>3.68549108505249</text:p>
              </table:table-cell>
              <table:table-cell office:value-type="float" office:value="0">
                <text:p>0</text:p>
              </table:table-cell>
              <table:table-cell office:value-type="float" office:value="-0.614077687263489">
                <text:p>-0.614077687263489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7647972106934">
                <text:p>3.77647972106934</text:p>
              </table:table-cell>
              <table:table-cell office:value-type="float" office:value="1">
                <text:p>1</text:p>
              </table:table-cell>
              <table:table-cell office:value-type="float" office:value="-0.568583369255066">
                <text:p>-0.568583369255066</text:p>
              </table:table-cell>
              <table:table-cell office:value-type="float" office:value="-3.07038843631744">
                <text:p>-3.07038843631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6436653137207">
                <text:p>3.86436653137207</text:p>
              </table:table-cell>
              <table:table-cell office:value-type="float" office:value="1">
                <text:p>1</text:p>
              </table:table-cell>
              <table:table-cell office:value-type="float" office:value="-0.480696558952332">
                <text:p>-0.480696558952332</text:p>
              </table:table-cell>
              <table:table-cell office:value-type="float" office:value="-2.84291684627533">
                <text:p>-2.842916846275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92108511924744">
                <text:p>3.92108511924744</text:p>
              </table:table-cell>
              <table:table-cell office:value-type="float" office:value="1">
                <text:p>1</text:p>
              </table:table-cell>
              <table:table-cell office:value-type="float" office:value="-0.423977971076965">
                <text:p>-0.423977971076965</text:p>
              </table:table-cell>
              <table:table-cell office:value-type="float" office:value="-2.40348279476166">
                <text:p>-2.40348279476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755539894104">
                <text:p>3.9755539894104</text:p>
              </table:table-cell>
              <table:table-cell office:value-type="float" office:value="1">
                <text:p>1</text:p>
              </table:table-cell>
              <table:table-cell office:value-type="float" office:value="-0.369509100914001">
                <text:p>-0.369509100914001</text:p>
              </table:table-cell>
              <table:table-cell office:value-type="float" office:value="-2.11988985538483">
                <text:p>-2.119889855384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2903342247009">
                <text:p>4.02903342247009</text:p>
              </table:table-cell>
              <table:table-cell office:value-type="float" office:value="1">
                <text:p>1</text:p>
              </table:table-cell>
              <table:table-cell office:value-type="float" office:value="-0.316029667854309">
                <text:p>-0.316029667854309</text:p>
              </table:table-cell>
              <table:table-cell office:value-type="float" office:value="-1.84754550457001">
                <text:p>-1.84754550457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08190298080444">
                <text:p>4.08190298080444</text:p>
              </table:table-cell>
              <table:table-cell office:value-type="float" office:value="1">
                <text:p>1</text:p>
              </table:table-cell>
              <table:table-cell office:value-type="float" office:value="-0.263160109519958">
                <text:p>-0.263160109519958</text:p>
              </table:table-cell>
              <table:table-cell office:value-type="float" office:value="-1.58014833927155">
                <text:p>-1.58014833927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14589977264404">
                <text:p>4.14589977264404</text:p>
              </table:table-cell>
              <table:table-cell office:value-type="float" office:value="1">
                <text:p>1</text:p>
              </table:table-cell>
              <table:table-cell office:value-type="float" office:value="-0.199163317680359">
                <text:p>-0.199163317680359</text:p>
              </table:table-cell>
              <table:table-cell office:value-type="float" office:value="-1.31580054759979">
                <text:p>-1.31580054759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20912790298462">
                <text:p>4.20912790298462</text:p>
              </table:table-cell>
              <table:table-cell office:value-type="float" office:value="1">
                <text:p>1</text:p>
              </table:table-cell>
              <table:table-cell office:value-type="float" office:value="-0.135935187339783">
                <text:p>-0.135935187339783</text:p>
              </table:table-cell>
              <table:table-cell office:value-type="float" office:value="-0.995816588401794">
                <text:p>-0.9958165884017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5749468803406">
                <text:p>4.25749468803406</text:p>
              </table:table-cell>
              <table:table-cell office:value-type="float" office:value="1">
                <text:p>1</text:p>
              </table:table-cell>
              <table:table-cell office:value-type="float" office:value="-0.0875684022903443">
                <text:p>-0.0875684022903443</text:p>
              </table:table-cell>
              <table:table-cell office:value-type="float" office:value="-0.679675936698914">
                <text:p>-0.6796759366989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1269884109497">
                <text:p>4.31269884109497</text:p>
              </table:table-cell>
              <table:table-cell office:value-type="float" office:value="1">
                <text:p>1</text:p>
              </table:table-cell>
              <table:table-cell office:value-type="float" office:value="-0.0323642492294312">
                <text:p>-0.0323642492294312</text:p>
              </table:table-cell>
              <table:table-cell office:value-type="float" office:value="-0.437842011451721">
                <text:p>-0.4378420114517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6189579963684">
                <text:p>4.36189579963684</text:p>
              </table:table-cell>
              <table:table-cell office:value-type="float" office:value="1">
                <text:p>1</text:p>
              </table:table-cell>
              <table:table-cell office:value-type="float" office:value="0.016832709312439">
                <text:p>0.016832709312439</text:p>
              </table:table-cell>
              <table:table-cell office:value-type="float" office:value="-0.161821246147156">
                <text:p>-0.161821246147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45708823204041">
                <text:p>4.45708823204041</text:p>
              </table:table-cell>
              <table:table-cell office:value-type="float" office:value="1">
                <text:p>1</text:p>
              </table:table-cell>
              <table:table-cell office:value-type="float" office:value="0.112025141716003">
                <text:p>0.112025141716003</text:p>
              </table:table-cell>
              <table:table-cell office:value-type="float" office:value="0.0841635465621948">
                <text:p>0.08416354656219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53916549682617">
                <text:p>4.53916549682617</text:p>
              </table:table-cell>
              <table:table-cell office:value-type="float" office:value="1">
                <text:p>1</text:p>
              </table:table-cell>
              <table:table-cell office:value-type="float" office:value="0.19410240650177">
                <text:p>0.19410240650177</text:p>
              </table:table-cell>
              <table:table-cell office:value-type="float" office:value="0.560125708580017">
                <text:p>0.560125708580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9465265274048">
                <text:p>4.59465265274048</text:p>
              </table:table-cell>
              <table:table-cell office:value-type="float" office:value="1">
                <text:p>1</text:p>
              </table:table-cell>
              <table:table-cell office:value-type="float" office:value="0.249589562416077">
                <text:p>0.249589562416077</text:p>
              </table:table-cell>
              <table:table-cell office:value-type="float" office:value="0.97051203250885">
                <text:p>0.970512032508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66238570213318">
                <text:p>4.66238570213318</text:p>
              </table:table-cell>
              <table:table-cell office:value-type="float" office:value="1">
                <text:p>1</text:p>
              </table:table-cell>
              <table:table-cell office:value-type="float" office:value="0.317322611808777">
                <text:p>0.317322611808777</text:p>
              </table:table-cell>
              <table:table-cell office:value-type="float" office:value="1.24794781208038">
                <text:p>1.247947812080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7165846824646">
                <text:p>4.7165846824646</text:p>
              </table:table-cell>
              <table:table-cell office:value-type="float" office:value="1">
                <text:p>1</text:p>
              </table:table-cell>
              <table:table-cell office:value-type="float" office:value="0.371521592140198">
                <text:p>0.371521592140198</text:p>
              </table:table-cell>
              <table:table-cell office:value-type="float" office:value="1.58661305904388">
                <text:p>1.586613059043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6927852630615">
                <text:p>4.76927852630615</text:p>
              </table:table-cell>
              <table:table-cell office:value-type="float" office:value="1">
                <text:p>1</text:p>
              </table:table-cell>
              <table:table-cell office:value-type="float" office:value="0.424215435981751">
                <text:p>0.424215435981751</text:p>
              </table:table-cell>
              <table:table-cell office:value-type="float" office:value="1.85760796070099">
                <text:p>1.85760796070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2643866539002">
                <text:p>4.82643866539002</text:p>
              </table:table-cell>
              <table:table-cell office:value-type="float" office:value="1">
                <text:p>1</text:p>
              </table:table-cell>
              <table:table-cell office:value-type="float" office:value="0.481375575065613">
                <text:p>0.481375575065613</text:p>
              </table:table-cell>
              <table:table-cell office:value-type="float" office:value="2.12107717990875">
                <text:p>2.12107717990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88271594047547">
                <text:p>4.88271594047547</text:p>
              </table:table-cell>
              <table:table-cell office:value-type="float" office:value="1">
                <text:p>1</text:p>
              </table:table-cell>
              <table:table-cell office:value-type="float" office:value="0.537652850151062">
                <text:p>0.537652850151062</text:p>
              </table:table-cell>
              <table:table-cell office:value-type="float" office:value="2.40687787532806">
                <text:p>2.406877875328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96890568733215">
                <text:p>4.96890568733215</text:p>
              </table:table-cell>
              <table:table-cell office:value-type="float" office:value="1">
                <text:p>1</text:p>
              </table:table-cell>
              <table:table-cell office:value-type="float" office:value="0.623842597007751">
                <text:p>0.623842597007751</text:p>
              </table:table-cell>
              <table:table-cell office:value-type="float" office:value="2.68826425075531">
                <text:p>2.688264250755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04146575927734">
                <text:p>5.04146575927734</text:p>
              </table:table-cell>
              <table:table-cell office:value-type="float" office:value="1">
                <text:p>1</text:p>
              </table:table-cell>
              <table:table-cell office:value-type="float" office:value="0.696402668952942">
                <text:p>0.696402668952942</text:p>
              </table:table-cell>
              <table:table-cell office:value-type="float" office:value="3.11921298503876">
                <text:p>3.11921298503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09664416313172">
                <text:p>5.09664416313172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48201334476471">
                <text:p>3.482013344764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15872740745545">
                <text:p>5.15872740745545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21250343322754">
                <text:p>5.21250343322754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26982402801514">
                <text:p>5.26982402801514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3276104927063">
                <text:p>5.3276104927063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39071702957153">
                <text:p>5.39071702957153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44489622116089">
                <text:p>5.44489622116089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49503946304321">
                <text:p>5.49503946304321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5551974773407">
                <text:p>5.5551974773407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63272023200989">
                <text:p>5.63272023200989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69040775299072">
                <text:p>5.69040775299072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75016140937805">
                <text:p>5.75016140937805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0642175674439">
                <text:p>5.80642175674439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88159680366516">
                <text:p>5.88159680366516</text:p>
              </table:table-cell>
              <table:table-cell office:value-type="float" office:value="0">
                <text:p>0</text:p>
              </table:table-cell>
              <table:table-cell office:value-type="float" office:value="0.723991870880127">
                <text:p>0.723991870880127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935626745224">
                <text:p>5.935626745224</text:p>
              </table:table-cell>
              <table:table-cell office:value-type="float" office:value="-1">
                <text:p>-1</text:p>
              </table:table-cell>
              <table:table-cell office:value-type="float" office:value="0.696976900100708">
                <text:p>0.696976900100708</text:p>
              </table:table-cell>
              <table:table-cell office:value-type="float" office:value="3.61995935440063">
                <text:p>3.619959354400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98964715003967">
                <text:p>5.98964715003967</text:p>
              </table:table-cell>
              <table:table-cell office:value-type="float" office:value="-1">
                <text:p>-1</text:p>
              </table:table-cell>
              <table:table-cell office:value-type="float" office:value="0.642956495285034">
                <text:p>0.642956495285034</text:p>
              </table:table-cell>
              <table:table-cell office:value-type="float" office:value="3.48488450050354">
                <text:p>3.48488450050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04846692085266">
                <text:p>6.04846692085266</text:p>
              </table:table-cell>
              <table:table-cell office:value-type="float" office:value="-1">
                <text:p>-1</text:p>
              </table:table-cell>
              <table:table-cell office:value-type="float" office:value="0.584136724472046">
                <text:p>0.584136724472046</text:p>
              </table:table-cell>
              <table:table-cell office:value-type="float" office:value="3.21478247642517">
                <text:p>3.214782476425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10258007049561">
                <text:p>6.10258007049561</text:p>
              </table:table-cell>
              <table:table-cell office:value-type="float" office:value="-1">
                <text:p>-1</text:p>
              </table:table-cell>
              <table:table-cell office:value-type="float" office:value="0.530023574829102">
                <text:p>0.530023574829102</text:p>
              </table:table-cell>
              <table:table-cell office:value-type="float" office:value="2.92068362236023">
                <text:p>2.920683622360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16716647148132">
                <text:p>6.16716647148132</text:p>
              </table:table-cell>
              <table:table-cell office:value-type="float" office:value="-1">
                <text:p>-1</text:p>
              </table:table-cell>
              <table:table-cell office:value-type="float" office:value="0.465437173843384">
                <text:p>0.465437173843384</text:p>
              </table:table-cell>
              <table:table-cell office:value-type="float" office:value="2.65011787414551">
                <text:p>2.650117874145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23276042938233">
                <text:p>6.23276042938233</text:p>
              </table:table-cell>
              <table:table-cell office:value-type="float" office:value="-1">
                <text:p>-1</text:p>
              </table:table-cell>
              <table:table-cell office:value-type="float" office:value="0.399843215942383">
                <text:p>0.399843215942383</text:p>
              </table:table-cell>
              <table:table-cell office:value-type="float" office:value="2.32718586921692">
                <text:p>2.327185869216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32505488395691">
                <text:p>6.32505488395691</text:p>
              </table:table-cell>
              <table:table-cell office:value-type="float" office:value="-1">
                <text:p>-1</text:p>
              </table:table-cell>
              <table:table-cell office:value-type="float" office:value="0.307548761367798">
                <text:p>0.307548761367798</text:p>
              </table:table-cell>
              <table:table-cell office:value-type="float" office:value="1.99921607971191">
                <text:p>1.999216079711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36844611167908">
                <text:p>6.36844611167908</text:p>
              </table:table-cell>
              <table:table-cell office:value-type="float" office:value="-1">
                <text:p>-1</text:p>
              </table:table-cell>
              <table:table-cell office:value-type="float" office:value="0.26415753364563">
                <text:p>0.26415753364563</text:p>
              </table:table-cell>
              <table:table-cell office:value-type="float" office:value="1.53774380683899">
                <text:p>1.537743806838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41413927078247">
                <text:p>6.41413927078247</text:p>
              </table:table-cell>
              <table:table-cell office:value-type="float" office:value="-2">
                <text:p>-2</text:p>
              </table:table-cell>
              <table:table-cell office:value-type="float" office:value="0.19561779499054">
                <text:p>0.19561779499054</text:p>
              </table:table-cell>
              <table:table-cell office:value-type="float" office:value="1.32078766822815">
                <text:p>1.320787668228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45656228065491">
                <text:p>6.45656228065491</text:p>
              </table:table-cell>
              <table:table-cell office:value-type="float" office:value="-2">
                <text:p>-2</text:p>
              </table:table-cell>
              <table:table-cell office:value-type="float" office:value="0.110771775245667">
                <text:p>0.110771775245667</text:p>
              </table:table-cell>
              <table:table-cell office:value-type="float" office:value="0.978088974952698">
                <text:p>0.9780889749526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49361538887024">
                <text:p>6.49361538887024</text:p>
              </table:table-cell>
              <table:table-cell office:value-type="float" office:value="-2">
                <text:p>-2</text:p>
              </table:table-cell>
              <table:table-cell office:value-type="float" office:value="0.0366655588150024">
                <text:p>0.0366655588150024</text:p>
              </table:table-cell>
              <table:table-cell office:value-type="float" office:value="0.553858876228333">
                <text:p>0.553858876228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53464984893799">
                <text:p>6.53464984893799</text:p>
              </table:table-cell>
              <table:table-cell office:value-type="float" office:value="-2">
                <text:p>-2</text:p>
              </table:table-cell>
              <table:table-cell office:value-type="float" office:value="-0.0454033613204956">
                <text:p>-0.0454033613204956</text:p>
              </table:table-cell>
              <table:table-cell office:value-type="float" office:value="0.183327794075012">
                <text:p>0.1833277940750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5669846534729">
                <text:p>6.5669846534729</text:p>
              </table:table-cell>
              <table:table-cell office:value-type="float" office:value="-2">
                <text:p>-2</text:p>
              </table:table-cell>
              <table:table-cell office:value-type="float" office:value="-0.11007297039032">
                <text:p>-0.11007297039032</text:p>
              </table:table-cell>
              <table:table-cell office:value-type="float" office:value="-0.227016806602478">
                <text:p>-0.227016806602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60683178901672">
                <text:p>6.60683178901672</text:p>
              </table:table-cell>
              <table:table-cell office:value-type="float" office:value="-2">
                <text:p>-2</text:p>
              </table:table-cell>
              <table:table-cell office:value-type="float" office:value="-0.189767241477966">
                <text:p>-0.189767241477966</text:p>
              </table:table-cell>
              <table:table-cell office:value-type="float" office:value="-0.550364851951599">
                <text:p>-0.5503648519515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64568042755127">
                <text:p>6.64568042755127</text:p>
              </table:table-cell>
              <table:table-cell office:value-type="float" office:value="-2">
                <text:p>-2</text:p>
              </table:table-cell>
              <table:table-cell office:value-type="float" office:value="-0.267464518547058">
                <text:p>-0.267464518547058</text:p>
              </table:table-cell>
              <table:table-cell office:value-type="float" office:value="-0.948836207389832">
                <text:p>-0.9488362073898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8080544471741">
                <text:p>6.68080544471741</text:p>
              </table:table-cell>
              <table:table-cell office:value-type="float" office:value="-2">
                <text:p>-2</text:p>
              </table:table-cell>
              <table:table-cell office:value-type="float" office:value="-0.337714552879333">
                <text:p>-0.337714552879333</text:p>
              </table:table-cell>
              <table:table-cell office:value-type="float" office:value="-1.33732259273529">
                <text:p>-1.337322592735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7186484336853">
                <text:p>6.7186484336853</text:p>
              </table:table-cell>
              <table:table-cell office:value-type="float" office:value="-2">
                <text:p>-2</text:p>
              </table:table-cell>
              <table:table-cell office:value-type="float" office:value="-0.413400530815125">
                <text:p>-0.413400530815125</text:p>
              </table:table-cell>
              <table:table-cell office:value-type="float" office:value="-1.68857276439667">
                <text:p>-1.68857276439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77656579017639">
                <text:p>6.77656579017639</text:p>
              </table:table-cell>
              <table:table-cell office:value-type="float" office:value="-2">
                <text:p>-2</text:p>
              </table:table-cell>
              <table:table-cell office:value-type="float" office:value="-0.529235243797302">
                <text:p>-0.529235243797302</text:p>
              </table:table-cell>
              <table:table-cell office:value-type="float" office:value="-2.06700265407562">
                <text:p>-2.067002654075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83863377571106">
                <text:p>6.83863377571106</text:p>
              </table:table-cell>
              <table:table-cell office:value-type="float" office:value="-2">
                <text:p>-2</text:p>
              </table:table-cell>
              <table:table-cell office:value-type="float" office:value="-0.653371214866638">
                <text:p>-0.653371214866638</text:p>
              </table:table-cell>
              <table:table-cell office:value-type="float" office:value="-2.64617621898651">
                <text:p>-2.646176218986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896231174469">
                <text:p>6.896231174469</text:p>
              </table:table-cell>
              <table:table-cell office:value-type="float" office:value="-2">
                <text:p>-2</text:p>
              </table:table-cell>
              <table:table-cell office:value-type="float" office:value="-0.768566012382507">
                <text:p>-0.768566012382507</text:p>
              </table:table-cell>
              <table:table-cell office:value-type="float" office:value="-3.26685607433319">
                <text:p>-3.266856074333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94409775733948">
                <text:p>6.94409775733948</text:p>
              </table:table-cell>
              <table:table-cell office:value-type="float" office:value="-2">
                <text:p>-2</text:p>
              </table:table-cell>
              <table:table-cell office:value-type="float" office:value="-0.864299178123474">
                <text:p>-0.864299178123474</text:p>
              </table:table-cell>
              <table:table-cell office:value-type="float" office:value="-3.84283006191254">
                <text:p>-3.842830061912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98936605453491">
                <text:p>6.98936605453491</text:p>
              </table:table-cell>
              <table:table-cell office:value-type="float" office:value="-2">
                <text:p>-2</text:p>
              </table:table-cell>
              <table:table-cell office:value-type="float" office:value="-0.954835772514343">
                <text:p>-0.954835772514343</text:p>
              </table:table-cell>
              <table:table-cell office:value-type="float" office:value="-4.32149589061737">
                <text:p>-4.321495890617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04662823677063">
                <text:p>7.04662823677063</text:p>
              </table:table-cell>
              <table:table-cell office:value-type="float" office:value="-1">
                <text:p>-1</text:p>
              </table:table-cell>
              <table:table-cell office:value-type="float" office:value="-1.04072904586792">
                <text:p>-1.04072904586792</text:p>
              </table:table-cell>
              <table:table-cell office:value-type="float" office:value="-4.77417886257172">
                <text:p>-4.774178862571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08584594726563">
                <text:p>7.08584594726563</text:p>
              </table:table-cell>
              <table:table-cell office:value-type="float" office:value="-1">
                <text:p>-1</text:p>
              </table:table-cell>
              <table:table-cell office:value-type="float" office:value="-1.07994675636292">
                <text:p>-1.07994675636292</text:p>
              </table:table-cell>
              <table:table-cell office:value-type="float" office:value="-5.2036452293396">
                <text:p>-5.20364522933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13746333122254">
                <text:p>7.13746333122254</text:p>
              </table:table-cell>
              <table:table-cell office:value-type="float" office:value="-1">
                <text:p>-1</text:p>
              </table:table-cell>
              <table:table-cell office:value-type="float" office:value="-1.13156414031982">
                <text:p>-1.13156414031982</text:p>
              </table:table-cell>
              <table:table-cell office:value-type="float" office:value="-5.39973378181458">
                <text:p>-5.399733781814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19263744354248">
                <text:p>7.19263744354248</text:p>
              </table:table-cell>
              <table:table-cell office:value-type="float" office:value="-1">
                <text:p>-1</text:p>
              </table:table-cell>
              <table:table-cell office:value-type="float" office:value="-1.18673825263977">
                <text:p>-1.18673825263977</text:p>
              </table:table-cell>
              <table:table-cell office:value-type="float" office:value="-5.65782070159912">
                <text:p>-5.65782070159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24851965904236">
                <text:p>7.24851965904236</text:p>
              </table:table-cell>
              <table:table-cell office:value-type="float" office:value="-1">
                <text:p>-1</text:p>
              </table:table-cell>
              <table:table-cell office:value-type="float" office:value="-1.24262046813965">
                <text:p>-1.24262046813965</text:p>
              </table:table-cell>
              <table:table-cell office:value-type="float" office:value="-5.93369126319885">
                <text:p>-5.933691263198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0078101158142">
                <text:p>7.30078101158142</text:p>
              </table:table-cell>
              <table:table-cell office:value-type="float" office:value="-1">
                <text:p>-1</text:p>
              </table:table-cell>
              <table:table-cell office:value-type="float" office:value="-1.29488182067871">
                <text:p>-1.29488182067871</text:p>
              </table:table-cell>
              <table:table-cell office:value-type="float" office:value="-6.21310234069824">
                <text:p>-6.213102340698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543381690979">
                <text:p>7.3543381690979</text:p>
              </table:table-cell>
              <table:table-cell office:value-type="float" office:value="-1">
                <text:p>-1</text:p>
              </table:table-cell>
              <table:table-cell office:value-type="float" office:value="-1.34843897819519">
                <text:p>-1.34843897819519</text:p>
              </table:table-cell>
              <table:table-cell office:value-type="float" office:value="-6.47440910339356">
                <text:p>-6.474409103393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41012310981751">
                <text:p>7.41012310981751</text:p>
              </table:table-cell>
              <table:table-cell office:value-type="float" office:value="-1">
                <text:p>-1</text:p>
              </table:table-cell>
              <table:table-cell office:value-type="float" office:value="-1.4042239189148">
                <text:p>-1.4042239189148</text:p>
              </table:table-cell>
              <table:table-cell office:value-type="float" office:value="-6.74219489097595">
                <text:p>-6.742194890975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4666588306427">
                <text:p>7.4666588306427</text:p>
              </table:table-cell>
              <table:table-cell office:value-type="float" office:value="-1">
                <text:p>-1</text:p>
              </table:table-cell>
              <table:table-cell office:value-type="float" office:value="-1.46075963973999">
                <text:p>-1.46075963973999</text:p>
              </table:table-cell>
              <table:table-cell office:value-type="float" office:value="-7.02111959457397">
                <text:p>-7.021119594573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5022177696228">
                <text:p>7.5022177696228</text:p>
              </table:table-cell>
              <table:table-cell office:value-type="float" office:value="-1">
                <text:p>-1</text:p>
              </table:table-cell>
              <table:table-cell office:value-type="float" office:value="-1.49631857872009">
                <text:p>-1.49631857872009</text:p>
              </table:table-cell>
              <table:table-cell office:value-type="float" office:value="-7.30379819869995">
                <text:p>-7.303798198699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53229212760925">
                <text:p>7.53229212760925</text:p>
              </table:table-cell>
              <table:table-cell office:value-type="float" office:value="-1">
                <text:p>-1</text:p>
              </table:table-cell>
              <table:table-cell office:value-type="float" office:value="-1.52639293670654">
                <text:p>-1.52639293670654</text:p>
              </table:table-cell>
              <table:table-cell office:value-type="float" office:value="-7.48159289360046">
                <text:p>-7.481592893600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56359815597534">
                <text:p>7.56359815597534</text:p>
              </table:table-cell>
              <table:table-cell office:value-type="float" office:value="-1">
                <text:p>-1</text:p>
              </table:table-cell>
              <table:table-cell office:value-type="float" office:value="-1.55769896507263">
                <text:p>-1.55769896507263</text:p>
              </table:table-cell>
              <table:table-cell office:value-type="float" office:value="-7.63196468353272">
                <text:p>-7.631964683532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9869456291199">
                <text:p>7.59869456291199</text:p>
              </table:table-cell>
              <table:table-cell office:value-type="float" office:value="-1">
                <text:p>-1</text:p>
              </table:table-cell>
              <table:table-cell office:value-type="float" office:value="-1.59279537200928">
                <text:p>-1.59279537200928</text:p>
              </table:table-cell>
              <table:table-cell office:value-type="float" office:value="-7.78849482536316">
                <text:p>-7.788494825363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63572216033936">
                <text:p>7.63572216033936</text:p>
              </table:table-cell>
              <table:table-cell office:value-type="float" office:value="-1">
                <text:p>-1</text:p>
              </table:table-cell>
              <table:table-cell office:value-type="float" office:value="-1.62982296943665">
                <text:p>-1.62982296943665</text:p>
              </table:table-cell>
              <table:table-cell office:value-type="float" office:value="-7.96397686004639">
                <text:p>-7.963976860046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69050669670105">
                <text:p>7.69050669670105</text:p>
              </table:table-cell>
              <table:table-cell office:value-type="float" office:value="-1">
                <text:p>-1</text:p>
              </table:table-cell>
              <table:table-cell office:value-type="float" office:value="-1.68460750579834">
                <text:p>-1.68460750579834</text:p>
              </table:table-cell>
              <table:table-cell office:value-type="float" office:value="-8.14911484718323">
                <text:p>-8.149114847183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74826073646546">
                <text:p>7.74826073646546</text:p>
              </table:table-cell>
              <table:table-cell office:value-type="float" office:value="0">
                <text:p>0</text:p>
              </table:table-cell>
              <table:table-cell office:value-type="float" office:value="-1.71348452568054">
                <text:p>-1.71348452568054</text:p>
              </table:table-cell>
              <table:table-cell office:value-type="float" office:value="-8.4230375289917">
                <text:p>-8.42303752899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